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20000015F82365475875EF4B2.png" manifest:media-type="image/png"/>
  <manifest:file-entry manifest:full-path="Pictures/10000000000000120000015F7F8477838F622351.png" manifest:media-type="image/png"/>
  <manifest:file-entry manifest:full-path="Pictures/10000000000000120000015F587F1F9B1F9A79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01cm" fo:min-width="0.25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0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15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12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3cm" fo:min-width="0.0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94cm" fo:min-width="0.2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e0ecf8"/>
    </style:style>
    <style:style style:name="gr11" style:family="graphic" style:parent-style-name="standard">
      <style:graphic-properties draw:stroke="none" draw:fill="solid" draw:fill-color="#dfecf7"/>
    </style:style>
    <style:style style:name="gr12" style:family="graphic" style:parent-style-name="standard">
      <style:graphic-properties draw:stroke="none" draw:fill="solid" draw:fill-color="#ddeaf7"/>
    </style:style>
    <style:style style:name="gr13" style:family="graphic" style:parent-style-name="standard">
      <style:graphic-properties draw:stroke="none" draw:fill="solid" draw:fill-color="#dbe9f6"/>
    </style:style>
    <style:style style:name="gr14" style:family="graphic" style:parent-style-name="standard">
      <style:graphic-properties draw:stroke="none" draw:fill="solid" draw:fill-color="#d9e8f5"/>
    </style:style>
    <style:style style:name="gr15" style:family="graphic" style:parent-style-name="standard">
      <style:graphic-properties draw:stroke="none" draw:fill="solid" draw:fill-color="#dae8f6"/>
    </style:style>
    <style:style style:name="gr16" style:family="graphic" style:parent-style-name="standard">
      <style:graphic-properties draw:stroke="none" draw:fill="solid" draw:fill-color="#d9e7f5"/>
    </style:style>
    <style:style style:name="gr17" style:family="graphic" style:parent-style-name="standard">
      <style:graphic-properties draw:stroke="none" draw:fill="solid" draw:fill-color="#deebf7"/>
    </style:style>
    <style:style style:name="gr18" style:family="graphic" style:parent-style-name="standard">
      <style:graphic-properties draw:stroke="none" draw:fill="solid" draw:fill-color="#dfebf7"/>
    </style:style>
    <style:style style:name="gr19" style:family="graphic" style:parent-style-name="standard">
      <style:graphic-properties draw:stroke="none" draw:fill="solid" draw:fill-color="#dce9f6"/>
    </style:style>
    <style:style style:name="gr20" style:family="graphic" style:parent-style-name="standard">
      <style:graphic-properties draw:stroke="none" draw:fill="solid" draw:fill-color="#dceaf6"/>
    </style:style>
    <style:style style:name="gr21" style:family="graphic" style:parent-style-name="standard">
      <style:graphic-properties draw:stroke="none" draw:fill="solid" draw:fill-color="#e3eef8"/>
    </style:style>
    <style:style style:name="gr22" style:family="graphic" style:parent-style-name="standard">
      <style:graphic-properties draw:stroke="none" draw:fill="solid" draw:fill-color="#e5eff9"/>
    </style:style>
    <style:style style:name="gr23" style:family="graphic" style:parent-style-name="standard">
      <style:graphic-properties draw:stroke="none" draw:fill="solid" draw:fill-color="#e9f2fa"/>
    </style:style>
    <style:style style:name="gr24" style:family="graphic" style:parent-style-name="standard">
      <style:graphic-properties draw:stroke="none" draw:fill="solid" draw:fill-color="#eaf3fb"/>
    </style:style>
    <style:style style:name="gr25" style:family="graphic" style:parent-style-name="standard">
      <style:graphic-properties draw:stroke="none" draw:fill="solid" draw:fill-color="#ebf3fb"/>
    </style:style>
    <style:style style:name="gr26" style:family="graphic" style:parent-style-name="standard">
      <style:graphic-properties draw:stroke="none" draw:fill="solid" draw:fill-color="#d5e5f4"/>
    </style:style>
    <style:style style:name="gr27" style:family="graphic" style:parent-style-name="standard">
      <style:graphic-properties draw:stroke="none" draw:fill="solid" draw:fill-color="#d1e2f3"/>
    </style:style>
    <style:style style:name="gr28" style:family="graphic" style:parent-style-name="standard">
      <style:graphic-properties draw:stroke="none" draw:fill="solid" draw:fill-color="#c6dbef"/>
    </style:style>
    <style:style style:name="gr29" style:family="graphic" style:parent-style-name="standard">
      <style:graphic-properties draw:stroke="none" draw:fill="solid" draw:fill-color="#b7d4ea"/>
    </style:style>
    <style:style style:name="gr30" style:family="graphic" style:parent-style-name="standard">
      <style:graphic-properties draw:stroke="none" draw:fill="solid" draw:fill-color="#97c6df"/>
    </style:style>
    <style:style style:name="gr31" style:family="graphic" style:parent-style-name="standard">
      <style:graphic-properties draw:stroke="none" draw:fill="solid" draw:fill-color="#5ca4d0"/>
    </style:style>
    <style:style style:name="gr32" style:family="graphic" style:parent-style-name="standard">
      <style:graphic-properties draw:stroke="none" draw:fill="solid" draw:fill-color="#79b5d9"/>
    </style:style>
    <style:style style:name="gr33" style:family="graphic" style:parent-style-name="standard">
      <style:graphic-properties draw:stroke="none" draw:fill="solid" draw:fill-color="#69add5"/>
    </style:style>
    <style:style style:name="gr34" style:family="graphic" style:parent-style-name="standard">
      <style:graphic-properties draw:stroke="none" draw:fill="solid" draw:fill-color="#4997c9"/>
    </style:style>
    <style:style style:name="gr35" style:family="graphic" style:parent-style-name="standard">
      <style:graphic-properties draw:stroke="none" draw:fill="solid" draw:fill-color="#3181bd"/>
    </style:style>
    <style:style style:name="gr36" style:family="graphic" style:parent-style-name="standard">
      <style:graphic-properties draw:stroke="none" draw:fill="solid" draw:fill-color="#1663aa"/>
    </style:style>
    <style:style style:name="gr37" style:family="graphic" style:parent-style-name="standard">
      <style:graphic-properties draw:stroke="none" draw:fill="solid" draw:fill-color="#0a539e"/>
    </style:style>
    <style:style style:name="gr38" style:family="graphic" style:parent-style-name="standard">
      <style:graphic-properties draw:stroke="none" draw:fill="solid" draw:fill-color="#0e59a2"/>
    </style:style>
    <style:style style:name="gr39" style:family="graphic" style:parent-style-name="standard">
      <style:graphic-properties draw:stroke="none" draw:fill="solid" draw:fill-color="#1562a9"/>
    </style:style>
    <style:style style:name="gr40" style:family="graphic" style:parent-style-name="standard">
      <style:graphic-properties draw:stroke="none" draw:fill="solid" draw:fill-color="#084e98"/>
    </style:style>
    <style:style style:name="gr41" style:family="graphic" style:parent-style-name="standard">
      <style:graphic-properties draw:stroke="none" draw:fill="solid" draw:fill-color="#083b7c"/>
    </style:style>
    <style:style style:name="gr42" style:family="graphic" style:parent-style-name="standard">
      <style:graphic-properties draw:stroke="none" draw:fill="solid" draw:fill-color="#08306b"/>
    </style:style>
    <style:style style:name="gr43" style:family="graphic" style:parent-style-name="standard">
      <style:graphic-properties draw:stroke="none" draw:fill="solid" draw:fill-color="#083d7f"/>
    </style:style>
    <style:style style:name="gr44" style:family="graphic" style:parent-style-name="standard">
      <style:graphic-properties draw:stroke="none" draw:fill="solid" draw:fill-color="#084488"/>
    </style:style>
    <style:style style:name="gr45" style:family="graphic" style:parent-style-name="standard">
      <style:graphic-properties draw:stroke="none" draw:fill="solid" draw:fill-color="#08316d"/>
    </style:style>
    <style:style style:name="gr46" style:family="graphic" style:parent-style-name="standard">
      <style:graphic-properties draw:stroke="none" draw:fill="solid" draw:fill-color="#084c95"/>
    </style:style>
    <style:style style:name="gr47" style:family="graphic" style:parent-style-name="standard">
      <style:graphic-properties draw:stroke="none" draw:fill="solid" draw:fill-color="#3a8ac2"/>
    </style:style>
    <style:style style:name="gr48" style:family="graphic" style:parent-style-name="standard">
      <style:graphic-properties draw:stroke="none" draw:fill="solid" draw:fill-color="#a1cbe2"/>
    </style:style>
    <style:style style:name="gr49" style:family="graphic" style:parent-style-name="standard">
      <style:graphic-properties draw:stroke="none" draw:fill="solid" draw:fill-color="#c8dcf0"/>
    </style:style>
    <style:style style:name="gr50" style:family="graphic" style:parent-style-name="standard">
      <style:graphic-properties draw:stroke="none" draw:fill="solid" draw:fill-color="#bfd8ed"/>
    </style:style>
    <style:style style:name="gr51" style:family="graphic" style:parent-style-name="standard">
      <style:graphic-properties draw:stroke="none" draw:fill="solid" draw:fill-color="#c7dbef"/>
    </style:style>
    <style:style style:name="gr52" style:family="graphic" style:parent-style-name="standard">
      <style:graphic-properties draw:stroke="none" draw:fill="solid" draw:fill-color="#caddf0"/>
    </style:style>
    <style:style style:name="gr53" style:family="graphic" style:parent-style-name="standard">
      <style:graphic-properties draw:stroke="none" draw:fill="solid" draw:fill-color="#e7f1fa"/>
    </style:style>
    <style:style style:name="gr54" style:family="graphic" style:parent-style-name="standard">
      <style:graphic-properties draw:stroke="none" draw:fill="solid" draw:fill-color="#e8f1fa"/>
    </style:style>
    <style:style style:name="gr55" style:family="graphic" style:parent-style-name="standard">
      <style:graphic-properties draw:stroke="none" draw:fill="solid" draw:fill-color="#e7f0fa"/>
    </style:style>
    <style:style style:name="gr56" style:family="graphic" style:parent-style-name="standard">
      <style:graphic-properties draw:stroke="none" draw:fill="solid" draw:fill-color="#e4eff9"/>
    </style:style>
    <style:style style:name="gr57" style:family="graphic" style:parent-style-name="standard">
      <style:graphic-properties draw:stroke="none" draw:fill="solid" draw:fill-color="#e3eef9"/>
    </style:style>
    <style:style style:name="gr58" style:family="graphic" style:parent-style-name="standard">
      <style:graphic-properties draw:stroke="none" draw:fill="solid" draw:fill-color="#e6f0f9"/>
    </style:style>
    <style:style style:name="gr59" style:family="graphic" style:parent-style-name="standard">
      <style:graphic-properties draw:stroke="none" draw:fill="solid" draw:fill-color="#eaf2fb"/>
    </style:style>
    <style:style style:name="gr60" style:family="graphic" style:parent-style-name="standard">
      <style:graphic-properties draw:stroke="none" draw:fill="solid" draw:fill-color="#4d99ca"/>
    </style:style>
    <style:style style:name="gr61" style:family="graphic" style:parent-style-name="standard">
      <style:graphic-properties draw:stroke="none" draw:fill="solid" draw:fill-color="#5da5d1"/>
    </style:style>
    <style:style style:name="gr62" style:family="graphic" style:parent-style-name="standard">
      <style:graphic-properties draw:stroke="none" draw:fill="solid" draw:fill-color="#74b3d8"/>
    </style:style>
    <style:style style:name="gr63" style:family="graphic" style:parent-style-name="standard">
      <style:graphic-properties draw:stroke="none" draw:fill="solid" draw:fill-color="#94c4df"/>
    </style:style>
    <style:style style:name="gr64" style:family="graphic" style:parent-style-name="standard">
      <style:graphic-properties draw:stroke="none" draw:fill="solid" draw:fill-color="#b0d2e7"/>
    </style:style>
    <style:style style:name="gr65" style:family="graphic" style:parent-style-name="standard">
      <style:graphic-properties draw:stroke="none" draw:fill="solid" draw:fill-color="#cadef0"/>
    </style:style>
    <style:style style:name="gr66" style:family="graphic" style:parent-style-name="standard">
      <style:graphic-properties draw:stroke="none" draw:fill="solid" draw:fill-color="#d7e6f5"/>
    </style:style>
    <style:style style:name="gr67" style:family="graphic" style:parent-style-name="standard">
      <style:graphic-properties draw:stroke="none" draw:fill="solid" draw:fill-color="#e2edf8"/>
    </style:style>
    <style:style style:name="gr68" style:family="graphic" style:parent-style-name="standard">
      <style:graphic-properties draw:stroke="none" draw:fill="solid" draw:fill-color="#000000"/>
    </style:style>
    <style:style style:name="gr69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2" style:family="graphic" style:parent-style-name="standard">
      <style:graphic-properties draw:stroke="none" draw:fill="solid" draw:fill-color="#eef8ea"/>
    </style:style>
    <style:style style:name="gr73" style:family="graphic" style:parent-style-name="standard">
      <style:graphic-properties draw:stroke="none" draw:fill="solid" draw:fill-color="#edf8ea"/>
    </style:style>
    <style:style style:name="gr74" style:family="graphic" style:parent-style-name="standard">
      <style:graphic-properties draw:stroke="none" draw:fill="solid" draw:fill-color="#ecf8e8"/>
    </style:style>
    <style:style style:name="gr75" style:family="graphic" style:parent-style-name="standard">
      <style:graphic-properties draw:stroke="none" draw:fill="solid" draw:fill-color="#eff9eb"/>
    </style:style>
    <style:style style:name="gr76" style:family="graphic" style:parent-style-name="standard">
      <style:graphic-properties draw:stroke="none" draw:fill="solid" draw:fill-color="#ebf7e7"/>
    </style:style>
    <style:style style:name="gr77" style:family="graphic" style:parent-style-name="standard">
      <style:graphic-properties draw:stroke="none" draw:fill="solid" draw:fill-color="#edf8e9"/>
    </style:style>
    <style:style style:name="gr78" style:family="graphic" style:parent-style-name="standard">
      <style:graphic-properties draw:stroke="none" draw:fill="solid" draw:fill-color="#f0f9ec"/>
    </style:style>
    <style:style style:name="gr79" style:family="graphic" style:parent-style-name="standard">
      <style:graphic-properties draw:stroke="none" draw:fill="solid" draw:fill-color="#e9f7e5"/>
    </style:style>
    <style:style style:name="gr80" style:family="graphic" style:parent-style-name="standard">
      <style:graphic-properties draw:stroke="none" draw:fill="solid" draw:fill-color="#e7f6e3"/>
    </style:style>
    <style:style style:name="gr81" style:family="graphic" style:parent-style-name="standard">
      <style:graphic-properties draw:stroke="none" draw:fill="solid" draw:fill-color="#e7f6e2"/>
    </style:style>
    <style:style style:name="gr82" style:family="graphic" style:parent-style-name="standard">
      <style:graphic-properties draw:stroke="none" draw:fill="solid" draw:fill-color="#eaf7e6"/>
    </style:style>
    <style:style style:name="gr83" style:family="graphic" style:parent-style-name="standard">
      <style:graphic-properties draw:stroke="none" draw:fill="solid" draw:fill-color="#e8f6e3"/>
    </style:style>
    <style:style style:name="gr84" style:family="graphic" style:parent-style-name="standard">
      <style:graphic-properties draw:stroke="none" draw:fill="solid" draw:fill-color="#def2d9"/>
    </style:style>
    <style:style style:name="gr85" style:family="graphic" style:parent-style-name="standard">
      <style:graphic-properties draw:stroke="none" draw:fill="solid" draw:fill-color="#d4eece"/>
    </style:style>
    <style:style style:name="gr86" style:family="graphic" style:parent-style-name="standard">
      <style:graphic-properties draw:stroke="none" draw:fill="solid" draw:fill-color="#ceecc8"/>
    </style:style>
    <style:style style:name="gr87" style:family="graphic" style:parent-style-name="standard">
      <style:graphic-properties draw:stroke="none" draw:fill="solid" draw:fill-color="#cfecc9"/>
    </style:style>
    <style:style style:name="gr88" style:family="graphic" style:parent-style-name="standard">
      <style:graphic-properties draw:stroke="none" draw:fill="solid" draw:fill-color="#cdecc7"/>
    </style:style>
    <style:style style:name="gr89" style:family="graphic" style:parent-style-name="standard">
      <style:graphic-properties draw:stroke="none" draw:fill="solid" draw:fill-color="#d3eecd"/>
    </style:style>
    <style:style style:name="gr90" style:family="graphic" style:parent-style-name="standard">
      <style:graphic-properties draw:stroke="none" draw:fill="solid" draw:fill-color="#aedea7"/>
    </style:style>
    <style:style style:name="gr91" style:family="graphic" style:parent-style-name="standard">
      <style:graphic-properties draw:stroke="none" draw:fill="solid" draw:fill-color="#b6e2af"/>
    </style:style>
    <style:style style:name="gr92" style:family="graphic" style:parent-style-name="standard">
      <style:graphic-properties draw:stroke="none" draw:fill="solid" draw:fill-color="#c8e9c1"/>
    </style:style>
    <style:style style:name="gr93" style:family="graphic" style:parent-style-name="standard">
      <style:graphic-properties draw:stroke="none" draw:fill="solid" draw:fill-color="#dff3da"/>
    </style:style>
    <style:style style:name="gr94" style:family="graphic" style:parent-style-name="standard">
      <style:graphic-properties draw:stroke="none" draw:fill="solid" draw:fill-color="#e8f6e4"/>
    </style:style>
    <style:style style:name="gr95" style:family="graphic" style:parent-style-name="standard">
      <style:graphic-properties draw:stroke="none" draw:fill="solid" draw:fill-color="#eff9ec"/>
    </style:style>
    <style:style style:name="gr96" style:family="graphic" style:parent-style-name="standard">
      <style:graphic-properties draw:stroke="none" draw:fill="solid" draw:fill-color="#f0f9ed"/>
    </style:style>
    <style:style style:name="gr97" style:family="graphic" style:parent-style-name="standard">
      <style:graphic-properties draw:stroke="none" draw:fill="solid" draw:fill-color="#e6f5e1"/>
    </style:style>
    <style:style style:name="gr98" style:family="graphic" style:parent-style-name="standard">
      <style:graphic-properties draw:stroke="none" draw:fill="solid" draw:fill-color="#e5f5e1"/>
    </style:style>
    <style:style style:name="gr99" style:family="graphic" style:parent-style-name="standard">
      <style:graphic-properties draw:stroke="none" draw:fill="solid" draw:fill-color="#e4f5df"/>
    </style:style>
    <style:style style:name="gr100" style:family="graphic" style:parent-style-name="standard">
      <style:graphic-properties draw:stroke="none" draw:fill="solid" draw:fill-color="#e5f5e0"/>
    </style:style>
    <style:style style:name="gr101" style:family="graphic" style:parent-style-name="standard">
      <style:graphic-properties draw:stroke="none" draw:fill="solid" draw:fill-color="#f1faee"/>
    </style:style>
    <style:style style:name="gr102" style:family="graphic" style:parent-style-name="standard">
      <style:graphic-properties draw:stroke="none" draw:fill="solid" draw:fill-color="#f2faf0"/>
    </style:style>
    <style:style style:name="gr103" style:family="graphic" style:parent-style-name="standard">
      <style:graphic-properties draw:stroke="none" draw:fill="solid" draw:fill-color="#f3faf0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18cm" fo:min-width="0.352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solid" draw:fill-color="#fff5f0"/>
    </style:style>
    <style:style style:name="gr106" style:family="graphic" style:parent-style-name="standard">
      <style:graphic-properties draw:stroke="none" draw:fill="solid" draw:fill-color="#fff4ee"/>
    </style:style>
    <style:style style:name="gr107" style:family="graphic" style:parent-style-name="standard">
      <style:graphic-properties draw:stroke="none" draw:fill="solid" draw:fill-color="#fff3ed"/>
    </style:style>
    <style:style style:name="gr108" style:family="graphic" style:parent-style-name="standard">
      <style:graphic-properties draw:stroke="none" draw:fill="solid" draw:fill-color="#fff2eb"/>
    </style:style>
    <style:style style:name="gr109" style:family="graphic" style:parent-style-name="standard">
      <style:graphic-properties draw:stroke="none" draw:fill="solid" draw:fill-color="#fff2ec"/>
    </style:style>
    <style:style style:name="gr110" style:family="graphic" style:parent-style-name="standard">
      <style:graphic-properties draw:stroke="none" draw:fill="solid" draw:fill-color="#fff0e9"/>
    </style:style>
    <style:style style:name="gr111" style:family="graphic" style:parent-style-name="standard">
      <style:graphic-properties draw:stroke="none" draw:fill="solid" draw:fill-color="#fff1ea"/>
    </style:style>
    <style:style style:name="gr112" style:family="graphic" style:parent-style-name="standard">
      <style:graphic-properties draw:stroke="none" draw:fill="solid" draw:fill-color="#fff0e8"/>
    </style:style>
    <style:style style:name="gr113" style:family="graphic" style:parent-style-name="standard">
      <style:graphic-properties draw:stroke="none" draw:fill="solid" draw:fill-color="#ffefe8"/>
    </style:style>
    <style:style style:name="gr114" style:family="graphic" style:parent-style-name="standard">
      <style:graphic-properties draw:stroke="none" draw:fill="solid" draw:fill-color="#ffece4"/>
    </style:style>
    <style:style style:name="gr115" style:family="graphic" style:parent-style-name="standard">
      <style:graphic-properties draw:stroke="none" draw:fill="solid" draw:fill-color="#ffede5"/>
    </style:style>
    <style:style style:name="gr116" style:family="graphic" style:parent-style-name="standard">
      <style:graphic-properties draw:stroke="none" draw:fill="solid" draw:fill-color="#feeae0"/>
    </style:style>
    <style:style style:name="gr117" style:family="graphic" style:parent-style-name="standard">
      <style:graphic-properties draw:stroke="none" draw:fill="solid" draw:fill-color="#fee9df"/>
    </style:style>
    <style:style style:name="gr118" style:family="graphic" style:parent-style-name="standard">
      <style:graphic-properties draw:stroke="none" draw:fill="solid" draw:fill-color="#fee6da"/>
    </style:style>
    <style:style style:name="gr119" style:family="graphic" style:parent-style-name="standard">
      <style:graphic-properties draw:stroke="none" draw:fill="solid" draw:fill-color="#feeae1"/>
    </style:style>
    <style:style style:name="gr120" style:family="graphic" style:parent-style-name="standard">
      <style:graphic-properties draw:stroke="none" draw:fill="solid" draw:fill-color="#ffeee6"/>
    </style:style>
    <style:style style:name="gr121" style:family="graphic" style:parent-style-name="standard">
      <style:graphic-properties draw:stroke="none" draw:fill="solid" draw:fill-color="#fff4ef"/>
    </style:style>
    <style:style style:name="gr122" style:family="graphic" style:parent-style-name="standard">
      <style:graphic-properties draw:stroke="none" draw:fill="solid" draw:fill-color="#fedecf"/>
    </style:style>
    <style:style style:name="gr123" style:family="graphic" style:parent-style-name="standard">
      <style:graphic-properties draw:stroke="none" draw:fill="solid" draw:fill-color="#fc9e80"/>
    </style:style>
    <style:style style:name="gr124" style:family="graphic" style:parent-style-name="standard">
      <style:graphic-properties draw:stroke="none" draw:fill="solid" draw:fill-color="#fc8666"/>
    </style:style>
    <style:style style:name="gr125" style:family="graphic" style:parent-style-name="standard">
      <style:graphic-properties draw:stroke="none" draw:fill="solid" draw:fill-color="#67000d"/>
    </style:style>
    <style:style style:name="gr126" style:family="graphic" style:parent-style-name="standard">
      <style:graphic-properties draw:stroke="none" draw:fill="solid" draw:fill-color="#fc9070"/>
    </style:style>
    <style:style style:name="gr127" style:family="graphic" style:parent-style-name="standard">
      <style:graphic-properties draw:stroke="none" draw:fill="solid" draw:fill-color="#fcb499"/>
    </style:style>
    <style:style style:name="gr128" style:family="graphic" style:parent-style-name="standard">
      <style:graphic-properties draw:stroke="none" draw:fill="solid" draw:fill-color="#fdcbb6"/>
    </style:style>
    <style:style style:name="gr129" style:family="graphic" style:parent-style-name="standard">
      <style:graphic-properties draw:stroke="none" draw:fill="solid" draw:fill-color="#fee3d6"/>
    </style:style>
    <style:style style:name="gr130" style:family="graphic" style:parent-style-name="standard">
      <style:graphic-properties draw:stroke="none" draw:fill="solid" draw:fill-color="#ffece3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 style:writing-mode="lr-tb"/>
      <style:text-properties fo:font-size="13pt" fo:font-style="italic" style:font-style-asian="italic" style:font-style-complex="italic"/>
    </style:style>
    <style:style style:name="P5" style:family="paragraph">
      <loext:graphic-properties draw:fill="none"/>
      <style:paragraph-properties fo:text-align="start" style:writing-mode="lr-tb"/>
      <style:text-properties fo:font-size="13pt" fo:font-style="italic" style:font-size-asian="49.7999992370606pt" style:font-style-asian="italic" style:font-size-complex="49.7999992370606pt" style:font-style-complex="italic"/>
    </style:style>
    <style:style style:name="P6" style:family="paragraph">
      <style:paragraph-properties fo:text-align="start" style:writing-mode="lr-tb"/>
      <style:text-properties fo:font-size="7pt" fo:font-style="italic" style:font-size-asian="7pt" style:font-size-complex="7pt"/>
    </style:style>
    <style:style style:name="P7" style:family="paragraph">
      <loext:graphic-properties draw:fill="none"/>
      <style:paragraph-properties fo:text-align="start" style:writing-mode="lr-tb"/>
      <style:text-properties fo:font-size="7pt" fo:font-style="italic" style:font-size-asian="7pt" style:font-size-complex="7pt"/>
    </style:style>
    <style:style style:name="P8" style:family="paragraph">
      <style:paragraph-properties fo:text-align="start" style:writing-mode="lr-tb"/>
      <style:text-properties fo:font-size="7pt" style:font-size-asian="7pt" style:font-size-complex="7pt"/>
    </style:style>
    <style:style style:name="P9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0" style:family="paragraph">
      <style:paragraph-properties fo:text-align="start" style:writing-mode="lr-tb"/>
      <style:text-properties fo:font-size="7pt" fo:font-style="italic" style:font-style-asian="italic" style:font-style-complex="italic"/>
    </style:style>
    <style:style style:name="P11" style:family="paragraph">
      <loext:graphic-properties draw:fill="none"/>
      <style:paragraph-properties fo:text-align="start" style:writing-mode="lr-tb"/>
      <style:text-properties fo:font-size="7pt" fo:font-style="italic" style:font-size-asian="29.8999996185303pt" style:font-style-asian="italic" style:font-size-complex="29.8999996185303pt" style:font-style-complex="italic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e0ecf8"/>
    </style:style>
    <style:style style:name="P14" style:family="paragraph">
      <loext:graphic-properties draw:fill="solid" draw:fill-color="#dfecf7"/>
    </style:style>
    <style:style style:name="P15" style:family="paragraph">
      <loext:graphic-properties draw:fill="solid" draw:fill-color="#ddeaf7"/>
    </style:style>
    <style:style style:name="P16" style:family="paragraph">
      <loext:graphic-properties draw:fill="solid" draw:fill-color="#dbe9f6"/>
    </style:style>
    <style:style style:name="P17" style:family="paragraph">
      <loext:graphic-properties draw:fill="solid" draw:fill-color="#d9e8f5"/>
    </style:style>
    <style:style style:name="P18" style:family="paragraph">
      <loext:graphic-properties draw:fill="solid" draw:fill-color="#dae8f6"/>
    </style:style>
    <style:style style:name="P19" style:family="paragraph">
      <loext:graphic-properties draw:fill="solid" draw:fill-color="#d9e7f5"/>
    </style:style>
    <style:style style:name="P20" style:family="paragraph">
      <loext:graphic-properties draw:fill="solid" draw:fill-color="#deebf7"/>
    </style:style>
    <style:style style:name="P21" style:family="paragraph">
      <loext:graphic-properties draw:fill="solid" draw:fill-color="#dfebf7"/>
    </style:style>
    <style:style style:name="P22" style:family="paragraph">
      <loext:graphic-properties draw:fill="solid" draw:fill-color="#dce9f6"/>
    </style:style>
    <style:style style:name="P23" style:family="paragraph">
      <loext:graphic-properties draw:fill="solid" draw:fill-color="#dceaf6"/>
    </style:style>
    <style:style style:name="P24" style:family="paragraph">
      <loext:graphic-properties draw:fill="solid" draw:fill-color="#e3eef8"/>
    </style:style>
    <style:style style:name="P25" style:family="paragraph">
      <loext:graphic-properties draw:fill="solid" draw:fill-color="#e5eff9"/>
    </style:style>
    <style:style style:name="P26" style:family="paragraph">
      <loext:graphic-properties draw:fill="solid" draw:fill-color="#e9f2fa"/>
    </style:style>
    <style:style style:name="P27" style:family="paragraph">
      <loext:graphic-properties draw:fill="solid" draw:fill-color="#eaf3fb"/>
    </style:style>
    <style:style style:name="P28" style:family="paragraph">
      <loext:graphic-properties draw:fill="solid" draw:fill-color="#ebf3fb"/>
    </style:style>
    <style:style style:name="P29" style:family="paragraph">
      <loext:graphic-properties draw:fill="solid" draw:fill-color="#d5e5f4"/>
    </style:style>
    <style:style style:name="P30" style:family="paragraph">
      <loext:graphic-properties draw:fill="solid" draw:fill-color="#d1e2f3"/>
    </style:style>
    <style:style style:name="P31" style:family="paragraph">
      <loext:graphic-properties draw:fill="solid" draw:fill-color="#c6dbef"/>
    </style:style>
    <style:style style:name="P32" style:family="paragraph">
      <loext:graphic-properties draw:fill="solid" draw:fill-color="#b7d4ea"/>
    </style:style>
    <style:style style:name="P33" style:family="paragraph">
      <loext:graphic-properties draw:fill="solid" draw:fill-color="#97c6df"/>
    </style:style>
    <style:style style:name="P34" style:family="paragraph">
      <loext:graphic-properties draw:fill="solid" draw:fill-color="#5ca4d0"/>
    </style:style>
    <style:style style:name="P35" style:family="paragraph">
      <loext:graphic-properties draw:fill="solid" draw:fill-color="#79b5d9"/>
    </style:style>
    <style:style style:name="P36" style:family="paragraph">
      <loext:graphic-properties draw:fill="solid" draw:fill-color="#69add5"/>
    </style:style>
    <style:style style:name="P37" style:family="paragraph">
      <loext:graphic-properties draw:fill="solid" draw:fill-color="#4997c9"/>
    </style:style>
    <style:style style:name="P38" style:family="paragraph">
      <loext:graphic-properties draw:fill="solid" draw:fill-color="#3181bd"/>
    </style:style>
    <style:style style:name="P39" style:family="paragraph">
      <loext:graphic-properties draw:fill="solid" draw:fill-color="#1663aa"/>
    </style:style>
    <style:style style:name="P40" style:family="paragraph">
      <loext:graphic-properties draw:fill="solid" draw:fill-color="#0a539e"/>
    </style:style>
    <style:style style:name="P41" style:family="paragraph">
      <loext:graphic-properties draw:fill="solid" draw:fill-color="#0e59a2"/>
    </style:style>
    <style:style style:name="P42" style:family="paragraph">
      <loext:graphic-properties draw:fill="solid" draw:fill-color="#1562a9"/>
    </style:style>
    <style:style style:name="P43" style:family="paragraph">
      <loext:graphic-properties draw:fill="solid" draw:fill-color="#084e98"/>
    </style:style>
    <style:style style:name="P44" style:family="paragraph">
      <loext:graphic-properties draw:fill="solid" draw:fill-color="#083b7c"/>
    </style:style>
    <style:style style:name="P45" style:family="paragraph">
      <loext:graphic-properties draw:fill="solid" draw:fill-color="#08306b"/>
    </style:style>
    <style:style style:name="P46" style:family="paragraph">
      <loext:graphic-properties draw:fill="solid" draw:fill-color="#083d7f"/>
    </style:style>
    <style:style style:name="P47" style:family="paragraph">
      <loext:graphic-properties draw:fill="solid" draw:fill-color="#084488"/>
    </style:style>
    <style:style style:name="P48" style:family="paragraph">
      <loext:graphic-properties draw:fill="solid" draw:fill-color="#08316d"/>
    </style:style>
    <style:style style:name="P49" style:family="paragraph">
      <loext:graphic-properties draw:fill="solid" draw:fill-color="#084c95"/>
    </style:style>
    <style:style style:name="P50" style:family="paragraph">
      <loext:graphic-properties draw:fill="solid" draw:fill-color="#3a8ac2"/>
    </style:style>
    <style:style style:name="P51" style:family="paragraph">
      <loext:graphic-properties draw:fill="solid" draw:fill-color="#a1cbe2"/>
    </style:style>
    <style:style style:name="P52" style:family="paragraph">
      <loext:graphic-properties draw:fill="solid" draw:fill-color="#c8dcf0"/>
    </style:style>
    <style:style style:name="P53" style:family="paragraph">
      <loext:graphic-properties draw:fill="solid" draw:fill-color="#bfd8ed"/>
    </style:style>
    <style:style style:name="P54" style:family="paragraph">
      <loext:graphic-properties draw:fill="solid" draw:fill-color="#c7dbef"/>
    </style:style>
    <style:style style:name="P55" style:family="paragraph">
      <loext:graphic-properties draw:fill="solid" draw:fill-color="#caddf0"/>
    </style:style>
    <style:style style:name="P56" style:family="paragraph">
      <loext:graphic-properties draw:fill="solid" draw:fill-color="#e7f1fa"/>
    </style:style>
    <style:style style:name="P57" style:family="paragraph">
      <loext:graphic-properties draw:fill="solid" draw:fill-color="#e8f1fa"/>
    </style:style>
    <style:style style:name="P58" style:family="paragraph">
      <loext:graphic-properties draw:fill="solid" draw:fill-color="#e7f0fa"/>
    </style:style>
    <style:style style:name="P59" style:family="paragraph">
      <loext:graphic-properties draw:fill="solid" draw:fill-color="#e4eff9"/>
    </style:style>
    <style:style style:name="P60" style:family="paragraph">
      <loext:graphic-properties draw:fill="solid" draw:fill-color="#e3eef9"/>
    </style:style>
    <style:style style:name="P61" style:family="paragraph">
      <loext:graphic-properties draw:fill="solid" draw:fill-color="#e6f0f9"/>
    </style:style>
    <style:style style:name="P62" style:family="paragraph">
      <loext:graphic-properties draw:fill="solid" draw:fill-color="#eaf2fb"/>
    </style:style>
    <style:style style:name="P63" style:family="paragraph">
      <loext:graphic-properties draw:fill="solid" draw:fill-color="#4d99ca"/>
    </style:style>
    <style:style style:name="P64" style:family="paragraph">
      <loext:graphic-properties draw:fill="solid" draw:fill-color="#5da5d1"/>
    </style:style>
    <style:style style:name="P65" style:family="paragraph">
      <loext:graphic-properties draw:fill="solid" draw:fill-color="#74b3d8"/>
    </style:style>
    <style:style style:name="P66" style:family="paragraph">
      <loext:graphic-properties draw:fill="solid" draw:fill-color="#94c4df"/>
    </style:style>
    <style:style style:name="P67" style:family="paragraph">
      <loext:graphic-properties draw:fill="solid" draw:fill-color="#b0d2e7"/>
    </style:style>
    <style:style style:name="P68" style:family="paragraph">
      <loext:graphic-properties draw:fill="solid" draw:fill-color="#cadef0"/>
    </style:style>
    <style:style style:name="P69" style:family="paragraph">
      <loext:graphic-properties draw:fill="solid" draw:fill-color="#d7e6f5"/>
    </style:style>
    <style:style style:name="P70" style:family="paragraph">
      <loext:graphic-properties draw:fill="solid" draw:fill-color="#e2edf8"/>
    </style:style>
    <style:style style:name="P71" style:family="paragraph">
      <loext:graphic-properties draw:fill="solid" draw:fill-color="#000000"/>
    </style:style>
    <style:style style:name="P72" style:family="paragraph">
      <loext:graphic-properties draw:fill="none"/>
    </style:style>
    <style:style style:name="P73" style:family="paragraph">
      <loext:graphic-properties draw:fill="solid" draw:fill-color="#eef8ea"/>
    </style:style>
    <style:style style:name="P74" style:family="paragraph">
      <loext:graphic-properties draw:fill="solid" draw:fill-color="#edf8ea"/>
    </style:style>
    <style:style style:name="P75" style:family="paragraph">
      <loext:graphic-properties draw:fill="solid" draw:fill-color="#ecf8e8"/>
    </style:style>
    <style:style style:name="P76" style:family="paragraph">
      <loext:graphic-properties draw:fill="solid" draw:fill-color="#eff9eb"/>
    </style:style>
    <style:style style:name="P77" style:family="paragraph">
      <loext:graphic-properties draw:fill="solid" draw:fill-color="#ebf7e7"/>
    </style:style>
    <style:style style:name="P78" style:family="paragraph">
      <loext:graphic-properties draw:fill="solid" draw:fill-color="#edf8e9"/>
    </style:style>
    <style:style style:name="P79" style:family="paragraph">
      <loext:graphic-properties draw:fill="solid" draw:fill-color="#f0f9ec"/>
    </style:style>
    <style:style style:name="P80" style:family="paragraph">
      <loext:graphic-properties draw:fill="solid" draw:fill-color="#e9f7e5"/>
    </style:style>
    <style:style style:name="P81" style:family="paragraph">
      <loext:graphic-properties draw:fill="solid" draw:fill-color="#e7f6e3"/>
    </style:style>
    <style:style style:name="P82" style:family="paragraph">
      <loext:graphic-properties draw:fill="solid" draw:fill-color="#e7f6e2"/>
    </style:style>
    <style:style style:name="P83" style:family="paragraph">
      <loext:graphic-properties draw:fill="solid" draw:fill-color="#eaf7e6"/>
    </style:style>
    <style:style style:name="P84" style:family="paragraph">
      <loext:graphic-properties draw:fill="solid" draw:fill-color="#e8f6e3"/>
    </style:style>
    <style:style style:name="P85" style:family="paragraph">
      <loext:graphic-properties draw:fill="solid" draw:fill-color="#def2d9"/>
    </style:style>
    <style:style style:name="P86" style:family="paragraph">
      <loext:graphic-properties draw:fill="solid" draw:fill-color="#d4eece"/>
    </style:style>
    <style:style style:name="P87" style:family="paragraph">
      <loext:graphic-properties draw:fill="solid" draw:fill-color="#ceecc8"/>
    </style:style>
    <style:style style:name="P88" style:family="paragraph">
      <loext:graphic-properties draw:fill="solid" draw:fill-color="#cfecc9"/>
    </style:style>
    <style:style style:name="P89" style:family="paragraph">
      <loext:graphic-properties draw:fill="solid" draw:fill-color="#cdecc7"/>
    </style:style>
    <style:style style:name="P90" style:family="paragraph">
      <loext:graphic-properties draw:fill="solid" draw:fill-color="#d3eecd"/>
    </style:style>
    <style:style style:name="P91" style:family="paragraph">
      <loext:graphic-properties draw:fill="solid" draw:fill-color="#aedea7"/>
    </style:style>
    <style:style style:name="P92" style:family="paragraph">
      <loext:graphic-properties draw:fill="solid" draw:fill-color="#b6e2af"/>
    </style:style>
    <style:style style:name="P93" style:family="paragraph">
      <loext:graphic-properties draw:fill="solid" draw:fill-color="#c8e9c1"/>
    </style:style>
    <style:style style:name="P94" style:family="paragraph">
      <loext:graphic-properties draw:fill="solid" draw:fill-color="#dff3da"/>
    </style:style>
    <style:style style:name="P95" style:family="paragraph">
      <loext:graphic-properties draw:fill="solid" draw:fill-color="#e8f6e4"/>
    </style:style>
    <style:style style:name="P96" style:family="paragraph">
      <loext:graphic-properties draw:fill="solid" draw:fill-color="#eff9ec"/>
    </style:style>
    <style:style style:name="P97" style:family="paragraph">
      <loext:graphic-properties draw:fill="solid" draw:fill-color="#f0f9ed"/>
    </style:style>
    <style:style style:name="P98" style:family="paragraph">
      <loext:graphic-properties draw:fill="solid" draw:fill-color="#e6f5e1"/>
    </style:style>
    <style:style style:name="P99" style:family="paragraph">
      <loext:graphic-properties draw:fill="solid" draw:fill-color="#e5f5e1"/>
    </style:style>
    <style:style style:name="P100" style:family="paragraph">
      <loext:graphic-properties draw:fill="solid" draw:fill-color="#e4f5df"/>
    </style:style>
    <style:style style:name="P101" style:family="paragraph">
      <loext:graphic-properties draw:fill="solid" draw:fill-color="#e5f5e0"/>
    </style:style>
    <style:style style:name="P102" style:family="paragraph">
      <loext:graphic-properties draw:fill="solid" draw:fill-color="#f1faee"/>
    </style:style>
    <style:style style:name="P103" style:family="paragraph">
      <loext:graphic-properties draw:fill="solid" draw:fill-color="#f2faf0"/>
    </style:style>
    <style:style style:name="P104" style:family="paragraph">
      <loext:graphic-properties draw:fill="solid" draw:fill-color="#f3faf0"/>
    </style:style>
    <style:style style:name="P10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06" style:family="paragraph">
      <loext:graphic-properties draw:fill="solid" draw:fill-color="#fff5f0"/>
    </style:style>
    <style:style style:name="P107" style:family="paragraph">
      <loext:graphic-properties draw:fill="solid" draw:fill-color="#fff4ee"/>
    </style:style>
    <style:style style:name="P108" style:family="paragraph">
      <loext:graphic-properties draw:fill="solid" draw:fill-color="#fff3ed"/>
    </style:style>
    <style:style style:name="P109" style:family="paragraph">
      <loext:graphic-properties draw:fill="solid" draw:fill-color="#fff2eb"/>
    </style:style>
    <style:style style:name="P110" style:family="paragraph">
      <loext:graphic-properties draw:fill="solid" draw:fill-color="#fff2ec"/>
    </style:style>
    <style:style style:name="P111" style:family="paragraph">
      <loext:graphic-properties draw:fill="solid" draw:fill-color="#fff0e9"/>
    </style:style>
    <style:style style:name="P112" style:family="paragraph">
      <loext:graphic-properties draw:fill="solid" draw:fill-color="#fff1ea"/>
    </style:style>
    <style:style style:name="P113" style:family="paragraph">
      <loext:graphic-properties draw:fill="solid" draw:fill-color="#fff0e8"/>
    </style:style>
    <style:style style:name="P114" style:family="paragraph">
      <loext:graphic-properties draw:fill="solid" draw:fill-color="#ffefe8"/>
    </style:style>
    <style:style style:name="P115" style:family="paragraph">
      <loext:graphic-properties draw:fill="solid" draw:fill-color="#ffece4"/>
    </style:style>
    <style:style style:name="P116" style:family="paragraph">
      <loext:graphic-properties draw:fill="solid" draw:fill-color="#ffede5"/>
    </style:style>
    <style:style style:name="P117" style:family="paragraph">
      <loext:graphic-properties draw:fill="solid" draw:fill-color="#feeae0"/>
    </style:style>
    <style:style style:name="P118" style:family="paragraph">
      <loext:graphic-properties draw:fill="solid" draw:fill-color="#fee9df"/>
    </style:style>
    <style:style style:name="P119" style:family="paragraph">
      <loext:graphic-properties draw:fill="solid" draw:fill-color="#fee6da"/>
    </style:style>
    <style:style style:name="P120" style:family="paragraph">
      <loext:graphic-properties draw:fill="solid" draw:fill-color="#feeae1"/>
    </style:style>
    <style:style style:name="P121" style:family="paragraph">
      <loext:graphic-properties draw:fill="solid" draw:fill-color="#ffeee6"/>
    </style:style>
    <style:style style:name="P122" style:family="paragraph">
      <loext:graphic-properties draw:fill="solid" draw:fill-color="#fff4ef"/>
    </style:style>
    <style:style style:name="P123" style:family="paragraph">
      <loext:graphic-properties draw:fill="solid" draw:fill-color="#fedecf"/>
    </style:style>
    <style:style style:name="P124" style:family="paragraph">
      <loext:graphic-properties draw:fill="solid" draw:fill-color="#fc9e80"/>
    </style:style>
    <style:style style:name="P125" style:family="paragraph">
      <loext:graphic-properties draw:fill="solid" draw:fill-color="#fc8666"/>
    </style:style>
    <style:style style:name="P126" style:family="paragraph">
      <loext:graphic-properties draw:fill="solid" draw:fill-color="#67000d"/>
    </style:style>
    <style:style style:name="P127" style:family="paragraph">
      <loext:graphic-properties draw:fill="solid" draw:fill-color="#fc9070"/>
    </style:style>
    <style:style style:name="P128" style:family="paragraph">
      <loext:graphic-properties draw:fill="solid" draw:fill-color="#fcb499"/>
    </style:style>
    <style:style style:name="P129" style:family="paragraph">
      <loext:graphic-properties draw:fill="solid" draw:fill-color="#fdcbb6"/>
    </style:style>
    <style:style style:name="P130" style:family="paragraph">
      <loext:graphic-properties draw:fill="solid" draw:fill-color="#fee3d6"/>
    </style:style>
    <style:style style:name="P131" style:family="paragraph">
      <loext:graphic-properties draw:fill="solid" draw:fill-color="#ffece3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1" fo:font-size="12pt" style:font-size-asian="12pt" style:font-name-complex="TimesNewRoman1" style:font-size-complex="12pt"/>
    </style:style>
    <style:style style:name="T3" style:family="text">
      <style:text-properties fo:color="#000000" style:font-name="NimbusRoman" fo:font-style="italic" style:font-size-asian="49.7999992370606pt" style:font-style-asian="italic" style:font-name-complex="NimbusRoman" style:font-size-complex="49.7999992370606pt" style:font-style-complex="italic"/>
    </style:style>
    <style:style style:name="T4" style:family="text">
      <style:text-properties fo:color="#000000" style:font-name="NimbusRoman" fo:font-size="7pt" style:font-size-asian="7pt" style:font-name-complex="NimbusRoman" style:font-size-complex="7pt"/>
    </style:style>
    <style:style style:name="T5" style:family="text">
      <style:text-properties fo:color="#000000" style:font-name="OpenSymbol" fo:font-size="7pt" style:font-size-asian="7pt" style:font-name-complex="OpenSymbol" style:font-size-complex="7pt"/>
    </style:style>
    <style:style style:name="T6" style:family="text">
      <style:text-properties fo:color="#000000" style:font-name="NimbusRoman" fo:font-style="italic" style:font-size-asian="29.8999996185303pt" style:font-style-asian="italic" style:font-name-complex="NimbusRoman" style:font-size-complex="29.8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37cm" svg:height="0.39cm" svg:x="3.181cm" svg:y="7.657cm">
          <draw:text-box>
            <text:p text:style-name="P1"><text:span text:style-name="T1">c</text:span><text:span text:style-name="T1">e</text:span><text:span text:style-name="T1">n</text:span><text:span text:style-name="T1">t</text:span><text:span text:style-name="T1">e</text:span><text:span text:style-name="T1">r</text:span><text:span text:style-name="T1"> </text:span><text:span text:style-name="T1">o</text:span><text:span text:style-name="T1">f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v</text:span><text:span text:style-name="T1">a</text:span><text:span text:style-name="T1">l</text:span><text:span text:style-name="T1"> </text:span><text:span text:style-name="T1">o</text:span><text:span text:style-name="T1">f</text:span><text:span text:style-name="T1"> </text:span><text:span text:style-name="T1">1</text:span><text:span text:style-name="T1">0</text:span><text:span text:style-name="T1"> </text:span><text:span text:style-name="T1">p</text:span><text:span text:style-name="T1">a</text:span><text:span text:style-name="T1">t</text:span><text:span text:style-name="T1">c</text:span><text:span text:style-name="T1">h</text:span><text:span text:style-name="T1">e</text:span><text:span text:style-name="T1">d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draw:style-name="gr2" draw:text-style-name="P3" draw:layer="layout" svg:width="4.104cm" svg:height="0.471cm" svg:x="1.535cm" svg:y="1.88cm">
          <draw:text-box>
            <text:p text:style-name="P1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I</text:span><text:span text:style-name="T2">E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3" draw:text-style-name="P5" draw:layer="layout" svg:width="0.254cm" svg:height="0.458cm" svg:x="5.674cm" svg:y="1.961cm">
          <draw:text-box>
            <text:p text:style-name="P4"><text:span text:style-name="T3">o</text:span></text:p>
          </draw:text-box>
        </draw:frame>
        <draw:frame draw:style-name="gr4" draw:text-style-name="P7" draw:layer="layout" svg:width="0.088cm" svg:height="0.247cm" svg:x="5.902cm" svg:y="2.228cm">
          <draw:text-box>
            <text:p text:style-name="P6"><text:span text:style-name="T4">i</text:span></text:p>
          </draw:text-box>
        </draw:frame>
        <draw:frame draw:style-name="gr5" draw:text-style-name="P9" draw:layer="layout" svg:width="0.159cm" svg:height="0.225cm" svg:x="5.867cm" svg:y="1.851cm">
          <draw:text-box>
            <text:p text:style-name="P8"><text:span text:style-name="T5">(</text:span></text:p>
          </draw:text-box>
        </draw:frame>
        <draw:frame draw:style-name="gr6" draw:text-style-name="P11" draw:layer="layout" svg:width="0.129cm" svg:height="0.32cm" svg:x="5.976cm" svg:y="1.861cm">
          <draw:text-box>
            <text:p text:style-name="P10"><text:span text:style-name="T6">l</text:span></text:p>
          </draw:text-box>
        </draw:frame>
        <draw:frame draw:style-name="gr7" draw:text-style-name="P9" draw:layer="layout" svg:width="0.088cm" svg:height="0.225cm" svg:x="6.064cm" svg:y="1.851cm">
          <draw:text-box>
            <text:p text:style-name="P8"><text:span text:style-name="T5">)</text:span></text:p>
          </draw:text-box>
        </draw:frame>
        <draw:frame draw:style-name="gr2" draw:text-style-name="P3" draw:layer="layout" svg:width="2.987cm" svg:height="0.471cm" svg:x="6.235cm" svg:y="1.881cm">
          <draw:text-box>
            <text:p text:style-name="P1"><text:span text:style-name="T2">o</text:span><text:span text:style-name="T2">v</text:span><text:span text:style-name="T2">e</text:span><text:span text:style-name="T2">r </text:span><text:span text:style-name="T2">4</text:span><text:span text:style-name="T2">0</text:span><text:span text:style-name="T2">0 </text:span><text:span text:style-name="T2">p</text:span><text:span text:style-name="T2">r</text:span><text:span text:style-name="T2">o</text:span><text:span text:style-name="T2">m</text:span><text:span text:style-name="T2">p</text:span><text:span text:style-name="T2">ts</text:span></text:p>
          </draw:text-box>
        </draw:frame>
        <draw:frame draw:style-name="gr2" draw:text-style-name="P3" draw:layer="layout" svg:width="4.104cm" svg:height="0.471cm" svg:x="11.536cm" svg:y="1.874cm">
          <draw:text-box>
            <text:p text:style-name="P1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I</text:span><text:span text:style-name="T2">E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3" draw:text-style-name="P5" draw:layer="layout" svg:width="0.254cm" svg:height="0.458cm" svg:x="15.675cm" svg:y="1.955cm">
          <draw:text-box>
            <text:p text:style-name="P4"><text:span text:style-name="T3">g</text:span></text:p>
          </draw:text-box>
        </draw:frame>
        <draw:frame draw:style-name="gr4" draw:text-style-name="P7" draw:layer="layout" svg:width="0.088cm" svg:height="0.247cm" svg:x="15.875cm" svg:y="2.286cm">
          <draw:text-box>
            <text:p text:style-name="P6"><text:span text:style-name="T4">i</text:span></text:p>
          </draw:text-box>
        </draw:frame>
        <draw:frame draw:style-name="gr5" draw:text-style-name="P9" draw:layer="layout" svg:width="0.159cm" svg:height="0.225cm" svg:x="15.868cm" svg:y="1.845cm">
          <draw:text-box>
            <text:p text:style-name="P8"><text:span text:style-name="T5">(</text:span></text:p>
          </draw:text-box>
        </draw:frame>
        <draw:frame draw:style-name="gr6" draw:text-style-name="P11" draw:layer="layout" svg:width="0.129cm" svg:height="0.32cm" svg:x="15.977cm" svg:y="1.855cm">
          <draw:text-box>
            <text:p text:style-name="P10"><text:span text:style-name="T6">l</text:span></text:p>
          </draw:text-box>
        </draw:frame>
        <draw:frame draw:style-name="gr7" draw:text-style-name="P9" draw:layer="layout" svg:width="0.088cm" svg:height="0.225cm" svg:x="16.065cm" svg:y="1.845cm">
          <draw:text-box>
            <text:p text:style-name="P8"><text:span text:style-name="T5">)</text:span></text:p>
          </draw:text-box>
        </draw:frame>
        <draw:frame draw:style-name="gr2" draw:text-style-name="P3" draw:layer="layout" svg:width="4.104cm" svg:height="0.471cm" svg:x="19.194cm" svg:y="1.874cm">
          <draw:text-box>
            <text:p text:style-name="P1"><text:span text:style-name="T2">A</text:span><text:span text:style-name="T2">v</text:span><text:span text:style-name="T2">e</text:span><text:span text:style-name="T2">r</text:span><text:span text:style-name="T2">a</text:span><text:span text:style-name="T2">g</text:span><text:span text:style-name="T2">e</text:span><text:span text:style-name="T2"> </text:span><text:span text:style-name="T2">I</text:span><text:span text:style-name="T2">E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t</text:span><text:span text:style-name="T2">o</text:span><text:span text:style-name="T2">r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3" draw:text-style-name="P5" draw:layer="layout" svg:width="0.254cm" svg:height="0.458cm" svg:x="23.333cm" svg:y="1.955cm">
          <draw:text-box>
            <text:p text:style-name="P4"><text:span text:style-name="T3">s</text:span></text:p>
          </draw:text-box>
        </draw:frame>
        <draw:frame draw:style-name="gr8" draw:text-style-name="P7" draw:layer="layout" svg:width="0.208cm" svg:height="0.294cm" svg:x="23.495cm" svg:y="2.159cm">
          <draw:text-box>
            <text:p text:style-name="P6"><text:span text:style-name="T4">i</text:span></text:p>
          </draw:text-box>
        </draw:frame>
        <draw:frame draw:style-name="gr5" draw:text-style-name="P9" draw:layer="layout" svg:width="0.159cm" svg:height="0.225cm" svg:x="23.526cm" svg:y="1.845cm">
          <draw:text-box>
            <text:p text:style-name="P8"><text:span text:style-name="T5">(</text:span></text:p>
          </draw:text-box>
        </draw:frame>
        <draw:frame draw:style-name="gr6" draw:text-style-name="P11" draw:layer="layout" svg:width="0.129cm" svg:height="0.32cm" svg:x="23.635cm" svg:y="1.855cm">
          <draw:text-box>
            <text:p text:style-name="P10"><text:span text:style-name="T6">l</text:span></text:p>
          </draw:text-box>
        </draw:frame>
        <draw:frame draw:style-name="gr7" draw:text-style-name="P9" draw:layer="layout" svg:width="0.088cm" svg:height="0.225cm" svg:x="23.723cm" svg:y="1.845cm">
          <draw:text-box>
            <text:p text:style-name="P8"><text:span text:style-name="T5">)</text:span></text:p>
          </draw:text-box>
        </draw:frame>
        <draw:frame draw:style-name="gr2" draw:text-style-name="P3" draw:layer="layout" svg:width="0.468cm" svg:height="0.471cm" svg:x="0.94cm" svg:y="1.847cm">
          <draw:text-box>
            <text:p text:style-name="P1"><text:span text:style-name="T2">(</text:span><text:span text:style-name="T2">a</text:span><text:span text:style-name="T2">)</text:span></text:p>
          </draw:text-box>
        </draw:frame>
        <draw:frame draw:style-name="gr2" draw:text-style-name="P3" draw:layer="layout" svg:width="0.493cm" svg:height="0.471cm" svg:x="10.922cm" svg:y="1.831cm">
          <draw:text-box>
            <text:p text:style-name="P1"><text:span text:style-name="T2">(</text:span><text:span text:style-name="T2">b</text:span><text:span text:style-name="T2">)</text:span></text:p>
          </draw:text-box>
        </draw:frame>
        <draw:frame draw:style-name="gr2" draw:text-style-name="P3" draw:layer="layout" svg:width="0.468cm" svg:height="0.471cm" svg:x="18.542cm" svg:y="1.831cm">
          <draw:text-box>
            <text:p text:style-name="P1"><text:span text:style-name="T2">(</text:span><text:span text:style-name="T2">c</text:span><text:span text:style-name="T2">)</text:span></text:p>
          </draw:text-box>
        </draw:frame>
        <draw:polygon draw:style-name="gr9" draw:text-style-name="P12" draw:layer="layout" svg:width="5.512cm" svg:height="4.459cm" svg:x="3.048cm" svg:y="2.559cm" svg:viewBox="0 0 5513 4460" draw:points="0,4460 5513,4460 5513,0 0,0">
          <text:p/>
        </draw:polygon>
        <draw:polygon draw:style-name="gr10" draw:text-style-name="P13" draw:layer="layout" svg:width="0.086cm" svg:height="0.744cm" svg:x="3.048cm" svg:y="4.045cm" svg:viewBox="0 0 87 745" draw:points="0,0 0,745 87,745 87,0">
          <text:p/>
        </draw:polygon>
        <draw:polygon draw:style-name="gr11" draw:text-style-name="P14" draw:layer="layout" svg:width="0.086cm" svg:height="0.744cm" svg:x="3.134cm" svg:y="4.045cm" svg:viewBox="0 0 87 745" draw:points="0,0 0,745 87,745 87,0">
          <text:p/>
        </draw:polygon>
        <draw:polygon draw:style-name="gr12" draw:text-style-name="P15" draw:layer="layout" svg:width="0.087cm" svg:height="0.744cm" svg:x="3.22cm" svg:y="4.045cm" svg:viewBox="0 0 88 745" draw:points="0,0 0,745 88,745 88,0">
          <text:p/>
        </draw:polygon>
        <draw:polygon draw:style-name="gr13" draw:text-style-name="P16" draw:layer="layout" svg:width="0.086cm" svg:height="0.744cm" svg:x="3.307cm" svg:y="4.045cm" svg:viewBox="0 0 87 745" draw:points="0,0 0,745 87,745 87,0">
          <text:p/>
        </draw:polygon>
        <draw:polygon draw:style-name="gr14" draw:text-style-name="P17" draw:layer="layout" svg:width="0.086cm" svg:height="0.744cm" svg:x="3.393cm" svg:y="4.045cm" svg:viewBox="0 0 87 745" draw:points="0,0 0,745 87,745 87,0">
          <text:p/>
        </draw:polygon>
        <draw:polygon draw:style-name="gr15" draw:text-style-name="P18" draw:layer="layout" svg:width="0.086cm" svg:height="0.744cm" svg:x="3.479cm" svg:y="4.045cm" svg:viewBox="0 0 87 745" draw:points="0,0 0,745 87,745 87,0">
          <text:p/>
        </draw:polygon>
        <draw:polygon draw:style-name="gr16" draw:text-style-name="P19" draw:layer="layout" svg:width="0.086cm" svg:height="0.744cm" svg:x="3.565cm" svg:y="4.045cm" svg:viewBox="0 0 87 745" draw:points="0,0 0,745 87,745 87,0">
          <text:p/>
        </draw:polygon>
        <draw:polygon draw:style-name="gr17" draw:text-style-name="P20" draw:layer="layout" svg:width="0.086cm" svg:height="0.744cm" svg:x="3.651cm" svg:y="4.045cm" svg:viewBox="0 0 87 745" draw:points="0,0 0,745 87,745 87,0">
          <text:p/>
        </draw:polygon>
        <draw:polygon draw:style-name="gr18" draw:text-style-name="P21" draw:layer="layout" svg:width="0.086cm" svg:height="0.744cm" svg:x="3.737cm" svg:y="4.045cm" svg:viewBox="0 0 87 745" draw:points="0,0 0,745 87,745 87,0">
          <text:p/>
        </draw:polygon>
        <draw:polygon draw:style-name="gr11" draw:text-style-name="P14" draw:layer="layout" svg:width="0.086cm" svg:height="0.744cm" svg:x="3.823cm" svg:y="4.045cm" svg:viewBox="0 0 87 745" draw:points="0,0 0,745 87,745 87,0">
          <text:p/>
        </draw:polygon>
        <draw:polygon draw:style-name="gr13" draw:text-style-name="P16" draw:layer="layout" svg:width="0.087cm" svg:height="0.744cm" svg:x="3.909cm" svg:y="4.045cm" svg:viewBox="0 0 88 745" draw:points="0,0 0,745 88,745 88,0">
          <text:p/>
        </draw:polygon>
        <draw:polygon draw:style-name="gr19" draw:text-style-name="P22" draw:layer="layout" svg:width="0.086cm" svg:height="0.744cm" svg:x="3.996cm" svg:y="4.045cm" svg:viewBox="0 0 87 745" draw:points="0,0 0,745 87,745 87,0">
          <text:p/>
        </draw:polygon>
        <draw:polygon draw:style-name="gr20" draw:text-style-name="P23" draw:layer="layout" svg:width="0.086cm" svg:height="0.744cm" svg:x="4.082cm" svg:y="4.045cm" svg:viewBox="0 0 87 745" draw:points="0,0 0,745 87,745 87,0">
          <text:p/>
        </draw:polygon>
        <draw:polygon draw:style-name="gr17" draw:text-style-name="P20" draw:layer="layout" svg:width="0.086cm" svg:height="0.744cm" svg:x="4.168cm" svg:y="4.045cm" svg:viewBox="0 0 87 745" draw:points="0,0 0,745 87,745 87,0">
          <text:p/>
        </draw:polygon>
        <draw:polygon draw:style-name="gr11" draw:text-style-name="P14" draw:layer="layout" svg:width="0.086cm" svg:height="0.744cm" svg:x="4.254cm" svg:y="4.045cm" svg:viewBox="0 0 87 745" draw:points="0,0 0,745 87,745 87,0">
          <text:p/>
        </draw:polygon>
        <draw:polygon draw:style-name="gr10" draw:text-style-name="P13" draw:layer="layout" svg:width="0.086cm" svg:height="0.744cm" svg:x="4.34cm" svg:y="4.045cm" svg:viewBox="0 0 87 745" draw:points="0,0 0,745 87,745 87,0">
          <text:p/>
        </draw:polygon>
        <draw:polygon draw:style-name="gr10" draw:text-style-name="P13" draw:layer="layout" svg:width="0.086cm" svg:height="0.744cm" svg:x="4.426cm" svg:y="4.045cm" svg:viewBox="0 0 87 745" draw:points="0,0 0,745 87,745 87,0">
          <text:p/>
        </draw:polygon>
        <draw:polygon draw:style-name="gr21" draw:text-style-name="P24" draw:layer="layout" svg:width="0.086cm" svg:height="0.744cm" svg:x="4.512cm" svg:y="4.045cm" svg:viewBox="0 0 87 745" draw:points="0,0 0,745 87,745 87,0">
          <text:p/>
        </draw:polygon>
        <draw:polygon draw:style-name="gr22" draw:text-style-name="P25" draw:layer="layout" svg:width="0.086cm" svg:height="0.744cm" svg:x="4.598cm" svg:y="4.045cm" svg:viewBox="0 0 87 745" draw:points="0,0 0,745 87,745 87,0">
          <text:p/>
        </draw:polygon>
        <draw:polygon draw:style-name="gr22" draw:text-style-name="P25" draw:layer="layout" svg:width="0.087cm" svg:height="0.744cm" svg:x="4.684cm" svg:y="4.045cm" svg:viewBox="0 0 88 745" draw:points="0,0 0,745 88,745 88,0">
          <text:p/>
        </draw:polygon>
        <draw:polygon draw:style-name="gr23" draw:text-style-name="P26" draw:layer="layout" svg:width="0.086cm" svg:height="0.744cm" svg:x="4.771cm" svg:y="4.045cm" svg:viewBox="0 0 87 745" draw:points="0,0 0,745 87,745 87,0">
          <text:p/>
        </draw:polygon>
        <draw:polygon draw:style-name="gr24" draw:text-style-name="P27" draw:layer="layout" svg:width="0.086cm" svg:height="0.744cm" svg:x="4.857cm" svg:y="4.045cm" svg:viewBox="0 0 87 745" draw:points="0,0 0,745 87,745 87,0">
          <text:p/>
        </draw:polygon>
        <draw:polygon draw:style-name="gr24" draw:text-style-name="P27" draw:layer="layout" svg:width="0.086cm" svg:height="0.744cm" svg:x="4.943cm" svg:y="4.045cm" svg:viewBox="0 0 87 745" draw:points="0,0 0,745 87,745 87,0">
          <text:p/>
        </draw:polygon>
        <draw:polygon draw:style-name="gr24" draw:text-style-name="P27" draw:layer="layout" svg:width="0.086cm" svg:height="0.744cm" svg:x="5.029cm" svg:y="4.045cm" svg:viewBox="0 0 87 745" draw:points="0,0 0,745 87,745 87,0">
          <text:p/>
        </draw:polygon>
        <draw:polygon draw:style-name="gr24" draw:text-style-name="P27" draw:layer="layout" svg:width="0.086cm" svg:height="0.744cm" svg:x="5.115cm" svg:y="4.045cm" svg:viewBox="0 0 87 745" draw:points="0,0 0,745 87,745 87,0">
          <text:p/>
        </draw:polygon>
        <draw:polygon draw:style-name="gr24" draw:text-style-name="P27" draw:layer="layout" svg:width="0.086cm" svg:height="0.744cm" svg:x="5.201cm" svg:y="4.045cm" svg:viewBox="0 0 87 745" draw:points="0,0 0,745 87,745 87,0">
          <text:p/>
        </draw:polygon>
        <draw:polygon draw:style-name="gr24" draw:text-style-name="P27" draw:layer="layout" svg:width="0.086cm" svg:height="0.744cm" svg:x="5.287cm" svg:y="4.045cm" svg:viewBox="0 0 87 745" draw:points="0,0 0,745 87,745 87,0">
          <text:p/>
        </draw:polygon>
        <draw:polygon draw:style-name="gr25" draw:text-style-name="P28" draw:layer="layout" svg:width="0.087cm" svg:height="0.744cm" svg:x="5.373cm" svg:y="4.045cm" svg:viewBox="0 0 88 745" draw:points="0,0 0,745 88,745 88,0">
          <text:p/>
        </draw:polygon>
        <draw:polygon draw:style-name="gr25" draw:text-style-name="P28" draw:layer="layout" svg:width="0.086cm" svg:height="0.744cm" svg:x="5.46cm" svg:y="4.045cm" svg:viewBox="0 0 87 745" draw:points="0,0 0,745 87,745 87,0">
          <text:p/>
        </draw:polygon>
        <draw:polygon draw:style-name="gr25" draw:text-style-name="P28" draw:layer="layout" svg:width="0.086cm" svg:height="0.744cm" svg:x="5.546cm" svg:y="4.045cm" svg:viewBox="0 0 87 745" draw:points="0,0 0,745 87,745 87,0">
          <text:p/>
        </draw:polygon>
        <draw:polygon draw:style-name="gr25" draw:text-style-name="P28" draw:layer="layout" svg:width="0.086cm" svg:height="0.744cm" svg:x="5.632cm" svg:y="4.045cm" svg:viewBox="0 0 87 745" draw:points="0,0 0,745 87,745 87,0">
          <text:p/>
        </draw:polygon>
        <draw:polygon draw:style-name="gr25" draw:text-style-name="P28" draw:layer="layout" svg:width="0.086cm" svg:height="0.744cm" svg:x="5.718cm" svg:y="4.045cm" svg:viewBox="0 0 87 745" draw:points="0,0 0,745 87,745 87,0">
          <text:p/>
        </draw:polygon>
        <draw:polygon draw:style-name="gr25" draw:text-style-name="P28" draw:layer="layout" svg:width="0.086cm" svg:height="0.744cm" svg:x="5.804cm" svg:y="4.045cm" svg:viewBox="0 0 87 745" draw:points="0,0 0,745 87,745 87,0">
          <text:p/>
        </draw:polygon>
        <draw:polygon draw:style-name="gr25" draw:text-style-name="P28" draw:layer="layout" svg:width="0.086cm" svg:height="0.744cm" svg:x="5.89cm" svg:y="4.045cm" svg:viewBox="0 0 87 745" draw:points="0,0 0,745 87,745 87,0">
          <text:p/>
        </draw:polygon>
        <draw:polygon draw:style-name="gr25" draw:text-style-name="P28" draw:layer="layout" svg:width="0.086cm" svg:height="0.744cm" svg:x="5.976cm" svg:y="4.045cm" svg:viewBox="0 0 87 745" draw:points="0,0 0,745 87,745 87,0">
          <text:p/>
        </draw:polygon>
        <draw:polygon draw:style-name="gr25" draw:text-style-name="P28" draw:layer="layout" svg:width="0.088cm" svg:height="0.744cm" svg:x="6.062cm" svg:y="4.045cm" svg:viewBox="0 0 89 745" draw:points="0,0 0,745 89,745 89,0">
          <text:p/>
        </draw:polygon>
        <draw:polygon draw:style-name="gr25" draw:text-style-name="P28" draw:layer="layout" svg:width="0.086cm" svg:height="0.744cm" svg:x="6.149cm" svg:y="4.045cm" svg:viewBox="0 0 87 745" draw:points="0,0 0,745 87,745 87,0">
          <text:p/>
        </draw:polygon>
        <draw:polygon draw:style-name="gr25" draw:text-style-name="P28" draw:layer="layout" svg:width="0.086cm" svg:height="0.744cm" svg:x="6.235cm" svg:y="4.045cm" svg:viewBox="0 0 87 745" draw:points="0,0 0,745 87,745 87,0">
          <text:p/>
        </draw:polygon>
        <draw:polygon draw:style-name="gr25" draw:text-style-name="P28" draw:layer="layout" svg:width="0.086cm" svg:height="0.744cm" svg:x="6.321cm" svg:y="4.045cm" svg:viewBox="0 0 87 745" draw:points="0,0 0,745 87,745 87,0">
          <text:p/>
        </draw:polygon>
        <draw:polygon draw:style-name="gr25" draw:text-style-name="P28" draw:layer="layout" svg:width="0.086cm" svg:height="0.744cm" svg:x="6.407cm" svg:y="4.045cm" svg:viewBox="0 0 87 745" draw:points="0,0 0,745 87,745 87,0">
          <text:p/>
        </draw:polygon>
        <draw:polygon draw:style-name="gr25" draw:text-style-name="P28" draw:layer="layout" svg:width="0.086cm" svg:height="0.744cm" svg:x="6.493cm" svg:y="4.045cm" svg:viewBox="0 0 87 745" draw:points="0,0 0,745 87,745 87,0">
          <text:p/>
        </draw:polygon>
        <draw:polygon draw:style-name="gr25" draw:text-style-name="P28" draw:layer="layout" svg:width="0.086cm" svg:height="0.744cm" svg:x="6.579cm" svg:y="4.045cm" svg:viewBox="0 0 87 745" draw:points="0,0 0,745 87,745 87,0">
          <text:p/>
        </draw:polygon>
        <draw:polygon draw:style-name="gr25" draw:text-style-name="P28" draw:layer="layout" svg:width="0.086cm" svg:height="0.744cm" svg:x="6.665cm" svg:y="4.045cm" svg:viewBox="0 0 87 745" draw:points="0,0 0,745 87,745 87,0">
          <text:p/>
        </draw:polygon>
        <draw:polygon draw:style-name="gr25" draw:text-style-name="P28" draw:layer="layout" svg:width="0.087cm" svg:height="0.744cm" svg:x="6.751cm" svg:y="4.045cm" svg:viewBox="0 0 88 745" draw:points="0,0 0,745 88,745 88,0">
          <text:p/>
        </draw:polygon>
        <draw:polygon draw:style-name="gr25" draw:text-style-name="P28" draw:layer="layout" svg:width="0.086cm" svg:height="0.744cm" svg:x="6.838cm" svg:y="4.045cm" svg:viewBox="0 0 87 745" draw:points="0,0 0,745 87,745 87,0">
          <text:p/>
        </draw:polygon>
        <draw:polygon draw:style-name="gr25" draw:text-style-name="P28" draw:layer="layout" svg:width="0.086cm" svg:height="0.744cm" svg:x="6.924cm" svg:y="4.045cm" svg:viewBox="0 0 87 745" draw:points="0,0 0,745 87,745 87,0">
          <text:p/>
        </draw:polygon>
        <draw:polygon draw:style-name="gr25" draw:text-style-name="P28" draw:layer="layout" svg:width="0.086cm" svg:height="0.744cm" svg:x="7.01cm" svg:y="4.045cm" svg:viewBox="0 0 87 745" draw:points="0,0 0,745 87,745 87,0">
          <text:p/>
        </draw:polygon>
        <draw:polygon draw:style-name="gr25" draw:text-style-name="P28" draw:layer="layout" svg:width="0.086cm" svg:height="0.744cm" svg:x="7.096cm" svg:y="4.045cm" svg:viewBox="0 0 87 745" draw:points="0,0 0,745 87,745 87,0">
          <text:p/>
        </draw:polygon>
        <draw:polygon draw:style-name="gr25" draw:text-style-name="P28" draw:layer="layout" svg:width="0.086cm" svg:height="0.744cm" svg:x="7.182cm" svg:y="4.045cm" svg:viewBox="0 0 87 745" draw:points="0,0 0,745 87,745 87,0">
          <text:p/>
        </draw:polygon>
        <draw:polygon draw:style-name="gr25" draw:text-style-name="P28" draw:layer="layout" svg:width="0.086cm" svg:height="0.744cm" svg:x="7.268cm" svg:y="4.045cm" svg:viewBox="0 0 87 745" draw:points="0,0 0,745 87,745 87,0">
          <text:p/>
        </draw:polygon>
        <draw:polygon draw:style-name="gr25" draw:text-style-name="P28" draw:layer="layout" svg:width="0.086cm" svg:height="0.744cm" svg:x="7.354cm" svg:y="4.045cm" svg:viewBox="0 0 87 745" draw:points="0,0 0,745 87,745 87,0">
          <text:p/>
        </draw:polygon>
        <draw:polygon draw:style-name="gr25" draw:text-style-name="P28" draw:layer="layout" svg:width="0.086cm" svg:height="0.744cm" svg:x="7.44cm" svg:y="4.045cm" svg:viewBox="0 0 87 745" draw:points="0,0 0,745 87,745 87,0">
          <text:p/>
        </draw:polygon>
        <draw:polygon draw:style-name="gr25" draw:text-style-name="P28" draw:layer="layout" svg:width="0.087cm" svg:height="0.744cm" svg:x="7.526cm" svg:y="4.045cm" svg:viewBox="0 0 88 745" draw:points="0,0 0,745 88,745 88,0">
          <text:p/>
        </draw:polygon>
        <draw:polygon draw:style-name="gr25" draw:text-style-name="P28" draw:layer="layout" svg:width="0.086cm" svg:height="0.744cm" svg:x="7.613cm" svg:y="4.045cm" svg:viewBox="0 0 87 745" draw:points="0,0 0,745 87,745 87,0">
          <text:p/>
        </draw:polygon>
        <draw:polygon draw:style-name="gr25" draw:text-style-name="P28" draw:layer="layout" svg:width="0.086cm" svg:height="0.744cm" svg:x="7.699cm" svg:y="4.045cm" svg:viewBox="0 0 87 745" draw:points="0,0 0,745 87,745 87,0">
          <text:p/>
        </draw:polygon>
        <draw:polygon draw:style-name="gr25" draw:text-style-name="P28" draw:layer="layout" svg:width="0.086cm" svg:height="0.744cm" svg:x="7.785cm" svg:y="4.045cm" svg:viewBox="0 0 87 745" draw:points="0,0 0,745 87,745 87,0">
          <text:p/>
        </draw:polygon>
        <draw:polygon draw:style-name="gr25" draw:text-style-name="P28" draw:layer="layout" svg:width="0.086cm" svg:height="0.744cm" svg:x="7.871cm" svg:y="4.045cm" svg:viewBox="0 0 87 745" draw:points="0,0 0,745 87,745 87,0">
          <text:p/>
        </draw:polygon>
        <draw:polygon draw:style-name="gr25" draw:text-style-name="P28" draw:layer="layout" svg:width="0.086cm" svg:height="0.744cm" svg:x="7.957cm" svg:y="4.045cm" svg:viewBox="0 0 87 745" draw:points="0,0 0,745 87,745 87,0">
          <text:p/>
        </draw:polygon>
        <draw:polygon draw:style-name="gr25" draw:text-style-name="P28" draw:layer="layout" svg:width="0.086cm" svg:height="0.744cm" svg:x="8.043cm" svg:y="4.045cm" svg:viewBox="0 0 87 745" draw:points="0,0 0,745 87,745 87,0">
          <text:p/>
        </draw:polygon>
        <draw:polygon draw:style-name="gr25" draw:text-style-name="P28" draw:layer="layout" svg:width="0.086cm" svg:height="0.744cm" svg:x="8.129cm" svg:y="4.045cm" svg:viewBox="0 0 87 745" draw:points="0,0 0,745 87,745 87,0">
          <text:p/>
        </draw:polygon>
        <draw:polygon draw:style-name="gr25" draw:text-style-name="P28" draw:layer="layout" svg:width="0.087cm" svg:height="0.744cm" svg:x="8.215cm" svg:y="4.045cm" svg:viewBox="0 0 88 745" draw:points="0,0 0,745 88,745 88,0">
          <text:p/>
        </draw:polygon>
        <draw:polygon draw:style-name="gr25" draw:text-style-name="P28" draw:layer="layout" svg:width="0.086cm" svg:height="0.744cm" svg:x="8.302cm" svg:y="4.045cm" svg:viewBox="0 0 87 745" draw:points="0,0 0,745 87,745 87,0">
          <text:p/>
        </draw:polygon>
        <draw:polygon draw:style-name="gr25" draw:text-style-name="P28" draw:layer="layout" svg:width="0.086cm" svg:height="0.744cm" svg:x="8.388cm" svg:y="4.045cm" svg:viewBox="0 0 87 745" draw:points="0,0 0,745 87,745 87,0">
          <text:p/>
        </draw:polygon>
        <draw:polygon draw:style-name="gr25" draw:text-style-name="P28" draw:layer="layout" svg:width="0.086cm" svg:height="0.744cm" svg:x="8.474cm" svg:y="4.045cm" svg:viewBox="0 0 87 745" draw:points="0,0 0,745 87,745 87,0">
          <text:p/>
        </draw:polygon>
        <draw:polygon draw:style-name="gr14" draw:text-style-name="P17" draw:layer="layout" svg:width="0.086cm" svg:height="0.743cm" svg:x="3.048cm" svg:y="4.789cm" svg:viewBox="0 0 87 744" draw:points="0,0 0,744 87,744 87,0">
          <text:p/>
        </draw:polygon>
        <draw:polygon draw:style-name="gr26" draw:text-style-name="P29" draw:layer="layout" svg:width="0.086cm" svg:height="0.743cm" svg:x="3.134cm" svg:y="4.789cm" svg:viewBox="0 0 87 744" draw:points="0,0 0,744 87,744 87,0">
          <text:p/>
        </draw:polygon>
        <draw:polygon draw:style-name="gr27" draw:text-style-name="P30" draw:layer="layout" svg:width="0.087cm" svg:height="0.743cm" svg:x="3.22cm" svg:y="4.789cm" svg:viewBox="0 0 88 744" draw:points="0,0 0,744 88,744 88,0">
          <text:p/>
        </draw:polygon>
        <draw:polygon draw:style-name="gr28" draw:text-style-name="P31" draw:layer="layout" svg:width="0.086cm" svg:height="0.743cm" svg:x="3.307cm" svg:y="4.789cm" svg:viewBox="0 0 87 744" draw:points="0,0 0,744 87,744 87,0">
          <text:p/>
        </draw:polygon>
        <draw:polygon draw:style-name="gr29" draw:text-style-name="P32" draw:layer="layout" svg:width="0.086cm" svg:height="0.743cm" svg:x="3.393cm" svg:y="4.789cm" svg:viewBox="0 0 87 744" draw:points="0,0 0,744 87,744 87,0">
          <text:p/>
        </draw:polygon>
        <draw:polygon draw:style-name="gr30" draw:text-style-name="P33" draw:layer="layout" svg:width="0.086cm" svg:height="0.743cm" svg:x="3.479cm" svg:y="4.789cm" svg:viewBox="0 0 87 744" draw:points="0,0 0,744 87,744 87,0">
          <text:p/>
        </draw:polygon>
        <draw:polygon draw:style-name="gr31" draw:text-style-name="P34" draw:layer="layout" svg:width="0.086cm" svg:height="0.743cm" svg:x="3.565cm" svg:y="4.789cm" svg:viewBox="0 0 87 744" draw:points="0,0 0,744 87,744 87,0">
          <text:p/>
        </draw:polygon>
        <draw:polygon draw:style-name="gr32" draw:text-style-name="P35" draw:layer="layout" svg:width="0.086cm" svg:height="0.743cm" svg:x="3.651cm" svg:y="4.789cm" svg:viewBox="0 0 87 744" draw:points="0,0 0,744 87,744 87,0">
          <text:p/>
        </draw:polygon>
        <draw:polygon draw:style-name="gr33" draw:text-style-name="P36" draw:layer="layout" svg:width="0.086cm" svg:height="0.743cm" svg:x="3.737cm" svg:y="4.789cm" svg:viewBox="0 0 87 744" draw:points="0,0 0,744 87,744 87,0">
          <text:p/>
        </draw:polygon>
        <draw:polygon draw:style-name="gr34" draw:text-style-name="P37" draw:layer="layout" svg:width="0.086cm" svg:height="0.743cm" svg:x="3.823cm" svg:y="4.789cm" svg:viewBox="0 0 87 744" draw:points="0,0 0,744 87,744 87,0">
          <text:p/>
        </draw:polygon>
        <draw:polygon draw:style-name="gr35" draw:text-style-name="P38" draw:layer="layout" svg:width="0.087cm" svg:height="0.743cm" svg:x="3.909cm" svg:y="4.789cm" svg:viewBox="0 0 88 744" draw:points="0,0 0,744 88,744 88,0">
          <text:p/>
        </draw:polygon>
        <draw:polygon draw:style-name="gr36" draw:text-style-name="P39" draw:layer="layout" svg:width="0.086cm" svg:height="0.743cm" svg:x="3.996cm" svg:y="4.789cm" svg:viewBox="0 0 87 744" draw:points="0,0 0,744 87,744 87,0">
          <text:p/>
        </draw:polygon>
        <draw:polygon draw:style-name="gr37" draw:text-style-name="P40" draw:layer="layout" svg:width="0.086cm" svg:height="0.743cm" svg:x="4.082cm" svg:y="4.789cm" svg:viewBox="0 0 87 744" draw:points="0,0 0,744 87,744 87,0">
          <text:p/>
        </draw:polygon>
        <draw:polygon draw:style-name="gr38" draw:text-style-name="P41" draw:layer="layout" svg:width="0.086cm" svg:height="0.743cm" svg:x="4.168cm" svg:y="4.789cm" svg:viewBox="0 0 87 744" draw:points="0,0 0,744 87,744 87,0">
          <text:p/>
        </draw:polygon>
        <draw:polygon draw:style-name="gr39" draw:text-style-name="P42" draw:layer="layout" svg:width="0.086cm" svg:height="0.743cm" svg:x="4.254cm" svg:y="4.789cm" svg:viewBox="0 0 87 744" draw:points="0,0 0,744 87,744 87,0">
          <text:p/>
        </draw:polygon>
        <draw:polygon draw:style-name="gr40" draw:text-style-name="P43" draw:layer="layout" svg:width="0.086cm" svg:height="0.743cm" svg:x="4.34cm" svg:y="4.789cm" svg:viewBox="0 0 87 744" draw:points="0,0 0,744 87,744 87,0">
          <text:p/>
        </draw:polygon>
        <draw:polygon draw:style-name="gr41" draw:text-style-name="P44" draw:layer="layout" svg:width="0.086cm" svg:height="0.743cm" svg:x="4.426cm" svg:y="4.789cm" svg:viewBox="0 0 87 744" draw:points="0,0 0,744 87,744 87,0">
          <text:p/>
        </draw:polygon>
        <draw:polygon draw:style-name="gr42" draw:text-style-name="P45" draw:layer="layout" svg:width="0.086cm" svg:height="0.743cm" svg:x="4.512cm" svg:y="4.789cm" svg:viewBox="0 0 87 744" draw:points="0,0 0,744 87,744 87,0">
          <text:p/>
        </draw:polygon>
        <draw:polygon draw:style-name="gr42" draw:text-style-name="P45" draw:layer="layout" svg:width="0.086cm" svg:height="0.743cm" svg:x="4.598cm" svg:y="4.789cm" svg:viewBox="0 0 87 744" draw:points="0,0 0,744 87,744 87,0">
          <text:p/>
        </draw:polygon>
        <draw:polygon draw:style-name="gr42" draw:text-style-name="P45" draw:layer="layout" svg:width="0.087cm" svg:height="0.743cm" svg:x="4.684cm" svg:y="4.789cm" svg:viewBox="0 0 88 744" draw:points="0,0 0,744 88,744 88,0">
          <text:p/>
        </draw:polygon>
        <draw:polygon draw:style-name="gr43" draw:text-style-name="P46" draw:layer="layout" svg:width="0.086cm" svg:height="0.743cm" svg:x="4.771cm" svg:y="4.789cm" svg:viewBox="0 0 87 744" draw:points="0,0 0,744 87,744 87,0">
          <text:p/>
        </draw:polygon>
        <draw:polygon draw:style-name="gr43" draw:text-style-name="P46" draw:layer="layout" svg:width="0.086cm" svg:height="0.743cm" svg:x="4.857cm" svg:y="4.789cm" svg:viewBox="0 0 87 744" draw:points="0,0 0,744 87,744 87,0">
          <text:p/>
        </draw:polygon>
        <draw:polygon draw:style-name="gr44" draw:text-style-name="P47" draw:layer="layout" svg:width="0.086cm" svg:height="0.743cm" svg:x="4.943cm" svg:y="4.789cm" svg:viewBox="0 0 87 744" draw:points="0,0 0,744 87,744 87,0">
          <text:p/>
        </draw:polygon>
        <draw:polygon draw:style-name="gr45" draw:text-style-name="P48" draw:layer="layout" svg:width="0.086cm" svg:height="0.743cm" svg:x="5.029cm" svg:y="4.789cm" svg:viewBox="0 0 87 744" draw:points="0,0 0,744 87,744 87,0">
          <text:p/>
        </draw:polygon>
        <draw:polygon draw:style-name="gr46" draw:text-style-name="P49" draw:layer="layout" svg:width="0.086cm" svg:height="0.743cm" svg:x="5.115cm" svg:y="4.789cm" svg:viewBox="0 0 87 744" draw:points="0,0 0,744 87,744 87,0">
          <text:p/>
        </draw:polygon>
        <draw:polygon draw:style-name="gr47" draw:text-style-name="P50" draw:layer="layout" svg:width="0.086cm" svg:height="0.743cm" svg:x="5.201cm" svg:y="4.789cm" svg:viewBox="0 0 87 744" draw:points="0,0 0,744 87,744 87,0">
          <text:p/>
        </draw:polygon>
        <draw:polygon draw:style-name="gr48" draw:text-style-name="P51" draw:layer="layout" svg:width="0.086cm" svg:height="0.743cm" svg:x="5.287cm" svg:y="4.789cm" svg:viewBox="0 0 87 744" draw:points="0,0 0,744 87,744 87,0">
          <text:p/>
        </draw:polygon>
        <draw:polygon draw:style-name="gr49" draw:text-style-name="P52" draw:layer="layout" svg:width="0.087cm" svg:height="0.743cm" svg:x="5.373cm" svg:y="4.789cm" svg:viewBox="0 0 88 744" draw:points="0,0 0,744 88,744 88,0">
          <text:p/>
        </draw:polygon>
        <draw:polygon draw:style-name="gr50" draw:text-style-name="P53" draw:layer="layout" svg:width="0.086cm" svg:height="0.743cm" svg:x="5.46cm" svg:y="4.789cm" svg:viewBox="0 0 87 744" draw:points="0,0 0,744 87,744 87,0">
          <text:p/>
        </draw:polygon>
        <draw:polygon draw:style-name="gr51" draw:text-style-name="P54" draw:layer="layout" svg:width="0.086cm" svg:height="0.743cm" svg:x="5.546cm" svg:y="4.789cm" svg:viewBox="0 0 87 744" draw:points="0,0 0,744 87,744 87,0">
          <text:p/>
        </draw:polygon>
        <draw:polygon draw:style-name="gr52" draw:text-style-name="P55" draw:layer="layout" svg:width="0.086cm" svg:height="0.743cm" svg:x="5.632cm" svg:y="4.789cm" svg:viewBox="0 0 87 744" draw:points="0,0 0,744 87,744 87,0">
          <text:p/>
        </draw:polygon>
        <draw:polygon draw:style-name="gr13" draw:text-style-name="P16" draw:layer="layout" svg:width="0.086cm" svg:height="0.743cm" svg:x="5.718cm" svg:y="4.789cm" svg:viewBox="0 0 87 744" draw:points="0,0 0,744 87,744 87,0">
          <text:p/>
        </draw:polygon>
        <draw:polygon draw:style-name="gr17" draw:text-style-name="P20" draw:layer="layout" svg:width="0.086cm" svg:height="0.743cm" svg:x="5.804cm" svg:y="4.789cm" svg:viewBox="0 0 87 744" draw:points="0,0 0,744 87,744 87,0">
          <text:p/>
        </draw:polygon>
        <draw:polygon draw:style-name="gr53" draw:text-style-name="P56" draw:layer="layout" svg:width="0.086cm" svg:height="0.743cm" svg:x="5.89cm" svg:y="4.789cm" svg:viewBox="0 0 87 744" draw:points="0,0 0,744 87,744 87,0">
          <text:p/>
        </draw:polygon>
        <draw:polygon draw:style-name="gr53" draw:text-style-name="P56" draw:layer="layout" svg:width="0.086cm" svg:height="0.743cm" svg:x="5.976cm" svg:y="4.789cm" svg:viewBox="0 0 87 744" draw:points="0,0 0,744 87,744 87,0">
          <text:p/>
        </draw:polygon>
        <draw:polygon draw:style-name="gr54" draw:text-style-name="P57" draw:layer="layout" svg:width="0.088cm" svg:height="0.743cm" svg:x="6.062cm" svg:y="4.789cm" svg:viewBox="0 0 89 744" draw:points="0,0 0,744 89,744 89,0">
          <text:p/>
        </draw:polygon>
        <draw:polygon draw:style-name="gr53" draw:text-style-name="P56" draw:layer="layout" svg:width="0.086cm" svg:height="0.743cm" svg:x="6.149cm" svg:y="4.789cm" svg:viewBox="0 0 87 744" draw:points="0,0 0,744 87,744 87,0">
          <text:p/>
        </draw:polygon>
        <draw:polygon draw:style-name="gr54" draw:text-style-name="P57" draw:layer="layout" svg:width="0.086cm" svg:height="0.743cm" svg:x="6.235cm" svg:y="4.789cm" svg:viewBox="0 0 87 744" draw:points="0,0 0,744 87,744 87,0">
          <text:p/>
        </draw:polygon>
        <draw:polygon draw:style-name="gr54" draw:text-style-name="P57" draw:layer="layout" svg:width="0.086cm" svg:height="0.743cm" svg:x="6.321cm" svg:y="4.789cm" svg:viewBox="0 0 87 744" draw:points="0,0 0,744 87,744 87,0">
          <text:p/>
        </draw:polygon>
        <draw:polygon draw:style-name="gr53" draw:text-style-name="P56" draw:layer="layout" svg:width="0.086cm" svg:height="0.743cm" svg:x="6.407cm" svg:y="4.789cm" svg:viewBox="0 0 87 744" draw:points="0,0 0,744 87,744 87,0">
          <text:p/>
        </draw:polygon>
        <draw:polygon draw:style-name="gr55" draw:text-style-name="P58" draw:layer="layout" svg:width="0.086cm" svg:height="0.743cm" svg:x="6.493cm" svg:y="4.789cm" svg:viewBox="0 0 87 744" draw:points="0,0 0,744 87,744 87,0">
          <text:p/>
        </draw:polygon>
        <draw:polygon draw:style-name="gr56" draw:text-style-name="P59" draw:layer="layout" svg:width="0.086cm" svg:height="0.743cm" svg:x="6.579cm" svg:y="4.789cm" svg:viewBox="0 0 87 744" draw:points="0,0 0,744 87,744 87,0">
          <text:p/>
        </draw:polygon>
        <draw:polygon draw:style-name="gr21" draw:text-style-name="P24" draw:layer="layout" svg:width="0.086cm" svg:height="0.743cm" svg:x="6.665cm" svg:y="4.789cm" svg:viewBox="0 0 87 744" draw:points="0,0 0,744 87,744 87,0">
          <text:p/>
        </draw:polygon>
        <draw:polygon draw:style-name="gr57" draw:text-style-name="P60" draw:layer="layout" svg:width="0.087cm" svg:height="0.743cm" svg:x="6.751cm" svg:y="4.789cm" svg:viewBox="0 0 88 744" draw:points="0,0 0,744 88,744 88,0">
          <text:p/>
        </draw:polygon>
        <draw:polygon draw:style-name="gr57" draw:text-style-name="P60" draw:layer="layout" svg:width="0.086cm" svg:height="0.743cm" svg:x="6.838cm" svg:y="4.789cm" svg:viewBox="0 0 87 744" draw:points="0,0 0,744 87,744 87,0">
          <text:p/>
        </draw:polygon>
        <draw:polygon draw:style-name="gr57" draw:text-style-name="P60" draw:layer="layout" svg:width="0.086cm" svg:height="0.743cm" svg:x="6.924cm" svg:y="4.789cm" svg:viewBox="0 0 87 744" draw:points="0,0 0,744 87,744 87,0">
          <text:p/>
        </draw:polygon>
        <draw:polygon draw:style-name="gr56" draw:text-style-name="P59" draw:layer="layout" svg:width="0.086cm" svg:height="0.743cm" svg:x="7.01cm" svg:y="4.789cm" svg:viewBox="0 0 87 744" draw:points="0,0 0,744 87,744 87,0">
          <text:p/>
        </draw:polygon>
        <draw:polygon draw:style-name="gr56" draw:text-style-name="P59" draw:layer="layout" svg:width="0.086cm" svg:height="0.743cm" svg:x="7.096cm" svg:y="4.789cm" svg:viewBox="0 0 87 744" draw:points="0,0 0,744 87,744 87,0">
          <text:p/>
        </draw:polygon>
        <draw:polygon draw:style-name="gr58" draw:text-style-name="P61" draw:layer="layout" svg:width="0.086cm" svg:height="0.743cm" svg:x="7.182cm" svg:y="4.789cm" svg:viewBox="0 0 87 744" draw:points="0,0 0,744 87,744 87,0">
          <text:p/>
        </draw:polygon>
        <draw:polygon draw:style-name="gr58" draw:text-style-name="P61" draw:layer="layout" svg:width="0.086cm" svg:height="0.743cm" svg:x="7.268cm" svg:y="4.789cm" svg:viewBox="0 0 87 744" draw:points="0,0 0,744 87,744 87,0">
          <text:p/>
        </draw:polygon>
        <draw:polygon draw:style-name="gr53" draw:text-style-name="P56" draw:layer="layout" svg:width="0.086cm" svg:height="0.743cm" svg:x="7.354cm" svg:y="4.789cm" svg:viewBox="0 0 87 744" draw:points="0,0 0,744 87,744 87,0">
          <text:p/>
        </draw:polygon>
        <draw:polygon draw:style-name="gr59" draw:text-style-name="P62" draw:layer="layout" svg:width="0.086cm" svg:height="0.743cm" svg:x="7.44cm" svg:y="4.789cm" svg:viewBox="0 0 87 744" draw:points="0,0 0,744 87,744 87,0">
          <text:p/>
        </draw:polygon>
        <draw:polygon draw:style-name="gr25" draw:text-style-name="P28" draw:layer="layout" svg:width="0.087cm" svg:height="0.743cm" svg:x="7.526cm" svg:y="4.789cm" svg:viewBox="0 0 88 744" draw:points="0,0 0,744 88,744 88,0">
          <text:p/>
        </draw:polygon>
        <draw:polygon draw:style-name="gr25" draw:text-style-name="P28" draw:layer="layout" svg:width="0.086cm" svg:height="0.743cm" svg:x="7.613cm" svg:y="4.789cm" svg:viewBox="0 0 87 744" draw:points="0,0 0,744 87,744 87,0">
          <text:p/>
        </draw:polygon>
        <draw:polygon draw:style-name="gr25" draw:text-style-name="P28" draw:layer="layout" svg:width="0.086cm" svg:height="0.743cm" svg:x="7.699cm" svg:y="4.789cm" svg:viewBox="0 0 87 744" draw:points="0,0 0,744 87,744 87,0">
          <text:p/>
        </draw:polygon>
        <draw:polygon draw:style-name="gr25" draw:text-style-name="P28" draw:layer="layout" svg:width="0.086cm" svg:height="0.743cm" svg:x="7.785cm" svg:y="4.789cm" svg:viewBox="0 0 87 744" draw:points="0,0 0,744 87,744 87,0">
          <text:p/>
        </draw:polygon>
        <draw:polygon draw:style-name="gr25" draw:text-style-name="P28" draw:layer="layout" svg:width="0.086cm" svg:height="0.743cm" svg:x="7.871cm" svg:y="4.789cm" svg:viewBox="0 0 87 744" draw:points="0,0 0,744 87,744 87,0">
          <text:p/>
        </draw:polygon>
        <draw:polygon draw:style-name="gr25" draw:text-style-name="P28" draw:layer="layout" svg:width="0.086cm" svg:height="0.743cm" svg:x="7.957cm" svg:y="4.789cm" svg:viewBox="0 0 87 744" draw:points="0,0 0,744 87,744 87,0">
          <text:p/>
        </draw:polygon>
        <draw:polygon draw:style-name="gr25" draw:text-style-name="P28" draw:layer="layout" svg:width="0.086cm" svg:height="0.743cm" svg:x="8.043cm" svg:y="4.789cm" svg:viewBox="0 0 87 744" draw:points="0,0 0,744 87,744 87,0">
          <text:p/>
        </draw:polygon>
        <draw:polygon draw:style-name="gr25" draw:text-style-name="P28" draw:layer="layout" svg:width="0.086cm" svg:height="0.743cm" svg:x="8.129cm" svg:y="4.789cm" svg:viewBox="0 0 87 744" draw:points="0,0 0,744 87,744 87,0">
          <text:p/>
        </draw:polygon>
        <draw:polygon draw:style-name="gr25" draw:text-style-name="P28" draw:layer="layout" svg:width="0.087cm" svg:height="0.743cm" svg:x="8.215cm" svg:y="4.789cm" svg:viewBox="0 0 88 744" draw:points="0,0 0,744 88,744 88,0">
          <text:p/>
        </draw:polygon>
        <draw:polygon draw:style-name="gr25" draw:text-style-name="P28" draw:layer="layout" svg:width="0.086cm" svg:height="0.743cm" svg:x="8.302cm" svg:y="4.789cm" svg:viewBox="0 0 87 744" draw:points="0,0 0,744 87,744 87,0">
          <text:p/>
        </draw:polygon>
        <draw:polygon draw:style-name="gr25" draw:text-style-name="P28" draw:layer="layout" svg:width="0.086cm" svg:height="0.743cm" svg:x="8.388cm" svg:y="4.789cm" svg:viewBox="0 0 87 744" draw:points="0,0 0,744 87,744 87,0">
          <text:p/>
        </draw:polygon>
        <draw:polygon draw:style-name="gr25" draw:text-style-name="P28" draw:layer="layout" svg:width="0.086cm" svg:height="0.743cm" svg:x="8.474cm" svg:y="4.789cm" svg:viewBox="0 0 87 744" draw:points="0,0 0,744 87,744 87,0">
          <text:p/>
        </draw:polygon>
        <draw:polygon draw:style-name="gr24" draw:text-style-name="P27" draw:layer="layout" svg:width="0.086cm" svg:height="0.743cm" svg:x="3.048cm" svg:y="5.532cm" svg:viewBox="0 0 87 744" draw:points="0,0 0,744 87,744 87,0">
          <text:p/>
        </draw:polygon>
        <draw:polygon draw:style-name="gr24" draw:text-style-name="P27" draw:layer="layout" svg:width="0.086cm" svg:height="0.743cm" svg:x="3.134cm" svg:y="5.532cm" svg:viewBox="0 0 87 744" draw:points="0,0 0,744 87,744 87,0">
          <text:p/>
        </draw:polygon>
        <draw:polygon draw:style-name="gr24" draw:text-style-name="P27" draw:layer="layout" svg:width="0.087cm" svg:height="0.743cm" svg:x="3.22cm" svg:y="5.532cm" svg:viewBox="0 0 88 744" draw:points="0,0 0,744 88,744 88,0">
          <text:p/>
        </draw:polygon>
        <draw:polygon draw:style-name="gr24" draw:text-style-name="P27" draw:layer="layout" svg:width="0.086cm" svg:height="0.743cm" svg:x="3.307cm" svg:y="5.532cm" svg:viewBox="0 0 87 744" draw:points="0,0 0,744 87,744 87,0">
          <text:p/>
        </draw:polygon>
        <draw:polygon draw:style-name="gr24" draw:text-style-name="P27" draw:layer="layout" svg:width="0.086cm" svg:height="0.743cm" svg:x="3.393cm" svg:y="5.532cm" svg:viewBox="0 0 87 744" draw:points="0,0 0,744 87,744 87,0">
          <text:p/>
        </draw:polygon>
        <draw:polygon draw:style-name="gr24" draw:text-style-name="P27" draw:layer="layout" svg:width="0.086cm" svg:height="0.743cm" svg:x="3.479cm" svg:y="5.532cm" svg:viewBox="0 0 87 744" draw:points="0,0 0,744 87,744 87,0">
          <text:p/>
        </draw:polygon>
        <draw:polygon draw:style-name="gr24" draw:text-style-name="P27" draw:layer="layout" svg:width="0.086cm" svg:height="0.743cm" svg:x="3.565cm" svg:y="5.532cm" svg:viewBox="0 0 87 744" draw:points="0,0 0,744 87,744 87,0">
          <text:p/>
        </draw:polygon>
        <draw:polygon draw:style-name="gr24" draw:text-style-name="P27" draw:layer="layout" svg:width="0.086cm" svg:height="0.743cm" svg:x="3.651cm" svg:y="5.532cm" svg:viewBox="0 0 87 744" draw:points="0,0 0,744 87,744 87,0">
          <text:p/>
        </draw:polygon>
        <draw:polygon draw:style-name="gr24" draw:text-style-name="P27" draw:layer="layout" svg:width="0.086cm" svg:height="0.743cm" svg:x="3.737cm" svg:y="5.532cm" svg:viewBox="0 0 87 744" draw:points="0,0 0,744 87,744 87,0">
          <text:p/>
        </draw:polygon>
        <draw:polygon draw:style-name="gr24" draw:text-style-name="P27" draw:layer="layout" svg:width="0.086cm" svg:height="0.743cm" svg:x="3.823cm" svg:y="5.532cm" svg:viewBox="0 0 87 744" draw:points="0,0 0,744 87,744 87,0">
          <text:p/>
        </draw:polygon>
        <draw:polygon draw:style-name="gr24" draw:text-style-name="P27" draw:layer="layout" svg:width="0.087cm" svg:height="0.743cm" svg:x="3.909cm" svg:y="5.532cm" svg:viewBox="0 0 88 744" draw:points="0,0 0,744 88,744 88,0">
          <text:p/>
        </draw:polygon>
        <draw:polygon draw:style-name="gr24" draw:text-style-name="P27" draw:layer="layout" svg:width="0.086cm" svg:height="0.743cm" svg:x="3.996cm" svg:y="5.532cm" svg:viewBox="0 0 87 744" draw:points="0,0 0,744 87,744 87,0">
          <text:p/>
        </draw:polygon>
        <draw:polygon draw:style-name="gr24" draw:text-style-name="P27" draw:layer="layout" svg:width="0.086cm" svg:height="0.743cm" svg:x="4.082cm" svg:y="5.532cm" svg:viewBox="0 0 87 744" draw:points="0,0 0,744 87,744 87,0">
          <text:p/>
        </draw:polygon>
        <draw:polygon draw:style-name="gr24" draw:text-style-name="P27" draw:layer="layout" svg:width="0.086cm" svg:height="0.743cm" svg:x="4.168cm" svg:y="5.532cm" svg:viewBox="0 0 87 744" draw:points="0,0 0,744 87,744 87,0">
          <text:p/>
        </draw:polygon>
        <draw:polygon draw:style-name="gr24" draw:text-style-name="P27" draw:layer="layout" svg:width="0.086cm" svg:height="0.743cm" svg:x="4.254cm" svg:y="5.532cm" svg:viewBox="0 0 87 744" draw:points="0,0 0,744 87,744 87,0">
          <text:p/>
        </draw:polygon>
        <draw:polygon draw:style-name="gr24" draw:text-style-name="P27" draw:layer="layout" svg:width="0.086cm" svg:height="0.743cm" svg:x="4.34cm" svg:y="5.532cm" svg:viewBox="0 0 87 744" draw:points="0,0 0,744 87,744 87,0">
          <text:p/>
        </draw:polygon>
        <draw:polygon draw:style-name="gr24" draw:text-style-name="P27" draw:layer="layout" svg:width="0.086cm" svg:height="0.743cm" svg:x="4.426cm" svg:y="5.532cm" svg:viewBox="0 0 87 744" draw:points="0,0 0,744 87,744 87,0">
          <text:p/>
        </draw:polygon>
        <draw:polygon draw:style-name="gr24" draw:text-style-name="P27" draw:layer="layout" svg:width="0.086cm" svg:height="0.743cm" svg:x="4.512cm" svg:y="5.532cm" svg:viewBox="0 0 87 744" draw:points="0,0 0,744 87,744 87,0">
          <text:p/>
        </draw:polygon>
        <draw:polygon draw:style-name="gr24" draw:text-style-name="P27" draw:layer="layout" svg:width="0.086cm" svg:height="0.743cm" svg:x="4.598cm" svg:y="5.532cm" svg:viewBox="0 0 87 744" draw:points="0,0 0,744 87,744 87,0">
          <text:p/>
        </draw:polygon>
        <draw:polygon draw:style-name="gr25" draw:text-style-name="P28" draw:layer="layout" svg:width="0.087cm" svg:height="0.743cm" svg:x="4.684cm" svg:y="5.532cm" svg:viewBox="0 0 88 744" draw:points="0,0 0,744 88,744 88,0">
          <text:p/>
        </draw:polygon>
        <draw:polygon draw:style-name="gr25" draw:text-style-name="P28" draw:layer="layout" svg:width="0.086cm" svg:height="0.743cm" svg:x="4.771cm" svg:y="5.532cm" svg:viewBox="0 0 87 744" draw:points="0,0 0,744 87,744 87,0">
          <text:p/>
        </draw:polygon>
        <draw:polygon draw:style-name="gr25" draw:text-style-name="P28" draw:layer="layout" svg:width="0.086cm" svg:height="0.743cm" svg:x="4.857cm" svg:y="5.532cm" svg:viewBox="0 0 87 744" draw:points="0,0 0,744 87,744 87,0">
          <text:p/>
        </draw:polygon>
        <draw:polygon draw:style-name="gr25" draw:text-style-name="P28" draw:layer="layout" svg:width="0.086cm" svg:height="0.743cm" svg:x="4.943cm" svg:y="5.532cm" svg:viewBox="0 0 87 744" draw:points="0,0 0,744 87,744 87,0">
          <text:p/>
        </draw:polygon>
        <draw:polygon draw:style-name="gr25" draw:text-style-name="P28" draw:layer="layout" svg:width="0.086cm" svg:height="0.743cm" svg:x="5.029cm" svg:y="5.532cm" svg:viewBox="0 0 87 744" draw:points="0,0 0,744 87,744 87,0">
          <text:p/>
        </draw:polygon>
        <draw:polygon draw:style-name="gr25" draw:text-style-name="P28" draw:layer="layout" svg:width="0.086cm" svg:height="0.743cm" svg:x="5.115cm" svg:y="5.532cm" svg:viewBox="0 0 87 744" draw:points="0,0 0,744 87,744 87,0">
          <text:p/>
        </draw:polygon>
        <draw:polygon draw:style-name="gr25" draw:text-style-name="P28" draw:layer="layout" svg:width="0.086cm" svg:height="0.743cm" svg:x="5.201cm" svg:y="5.532cm" svg:viewBox="0 0 87 744" draw:points="0,0 0,744 87,744 87,0">
          <text:p/>
        </draw:polygon>
        <draw:polygon draw:style-name="gr25" draw:text-style-name="P28" draw:layer="layout" svg:width="0.086cm" svg:height="0.743cm" svg:x="5.287cm" svg:y="5.532cm" svg:viewBox="0 0 87 744" draw:points="0,0 0,744 87,744 87,0">
          <text:p/>
        </draw:polygon>
        <draw:polygon draw:style-name="gr25" draw:text-style-name="P28" draw:layer="layout" svg:width="0.087cm" svg:height="0.743cm" svg:x="5.373cm" svg:y="5.532cm" svg:viewBox="0 0 88 744" draw:points="0,0 0,744 88,744 88,0">
          <text:p/>
        </draw:polygon>
        <draw:polygon draw:style-name="gr24" draw:text-style-name="P27" draw:layer="layout" svg:width="0.086cm" svg:height="0.743cm" svg:x="5.46cm" svg:y="5.532cm" svg:viewBox="0 0 87 744" draw:points="0,0 0,744 87,744 87,0">
          <text:p/>
        </draw:polygon>
        <draw:polygon draw:style-name="gr24" draw:text-style-name="P27" draw:layer="layout" svg:width="0.086cm" svg:height="0.743cm" svg:x="5.546cm" svg:y="5.532cm" svg:viewBox="0 0 87 744" draw:points="0,0 0,744 87,744 87,0">
          <text:p/>
        </draw:polygon>
        <draw:polygon draw:style-name="gr25" draw:text-style-name="P28" draw:layer="layout" svg:width="0.086cm" svg:height="0.743cm" svg:x="5.632cm" svg:y="5.532cm" svg:viewBox="0 0 87 744" draw:points="0,0 0,744 87,744 87,0">
          <text:p/>
        </draw:polygon>
        <draw:polygon draw:style-name="gr25" draw:text-style-name="P28" draw:layer="layout" svg:width="0.086cm" svg:height="0.743cm" svg:x="5.718cm" svg:y="5.532cm" svg:viewBox="0 0 87 744" draw:points="0,0 0,744 87,744 87,0">
          <text:p/>
        </draw:polygon>
        <draw:polygon draw:style-name="gr24" draw:text-style-name="P27" draw:layer="layout" svg:width="0.086cm" svg:height="0.743cm" svg:x="5.804cm" svg:y="5.532cm" svg:viewBox="0 0 87 744" draw:points="0,0 0,744 87,744 87,0">
          <text:p/>
        </draw:polygon>
        <draw:polygon draw:style-name="gr24" draw:text-style-name="P27" draw:layer="layout" svg:width="0.086cm" svg:height="0.743cm" svg:x="5.89cm" svg:y="5.532cm" svg:viewBox="0 0 87 744" draw:points="0,0 0,744 87,744 87,0">
          <text:p/>
        </draw:polygon>
        <draw:polygon draw:style-name="gr24" draw:text-style-name="P27" draw:layer="layout" svg:width="0.086cm" svg:height="0.743cm" svg:x="5.976cm" svg:y="5.532cm" svg:viewBox="0 0 87 744" draw:points="0,0 0,744 87,744 87,0">
          <text:p/>
        </draw:polygon>
        <draw:polygon draw:style-name="gr24" draw:text-style-name="P27" draw:layer="layout" svg:width="0.088cm" svg:height="0.743cm" svg:x="6.062cm" svg:y="5.532cm" svg:viewBox="0 0 89 744" draw:points="0,0 0,744 89,744 89,0">
          <text:p/>
        </draw:polygon>
        <draw:polygon draw:style-name="gr24" draw:text-style-name="P27" draw:layer="layout" svg:width="0.086cm" svg:height="0.743cm" svg:x="6.149cm" svg:y="5.532cm" svg:viewBox="0 0 87 744" draw:points="0,0 0,744 87,744 87,0">
          <text:p/>
        </draw:polygon>
        <draw:polygon draw:style-name="gr24" draw:text-style-name="P27" draw:layer="layout" svg:width="0.086cm" svg:height="0.743cm" svg:x="6.235cm" svg:y="5.532cm" svg:viewBox="0 0 87 744" draw:points="0,0 0,744 87,744 87,0">
          <text:p/>
        </draw:polygon>
        <draw:polygon draw:style-name="gr24" draw:text-style-name="P27" draw:layer="layout" svg:width="0.086cm" svg:height="0.743cm" svg:x="6.321cm" svg:y="5.532cm" svg:viewBox="0 0 87 744" draw:points="0,0 0,744 87,744 87,0">
          <text:p/>
        </draw:polygon>
        <draw:polygon draw:style-name="gr59" draw:text-style-name="P62" draw:layer="layout" svg:width="0.086cm" svg:height="0.743cm" svg:x="6.407cm" svg:y="5.532cm" svg:viewBox="0 0 87 744" draw:points="0,0 0,744 87,744 87,0">
          <text:p/>
        </draw:polygon>
        <draw:polygon draw:style-name="gr59" draw:text-style-name="P62" draw:layer="layout" svg:width="0.086cm" svg:height="0.743cm" svg:x="6.493cm" svg:y="5.532cm" svg:viewBox="0 0 87 744" draw:points="0,0 0,744 87,744 87,0">
          <text:p/>
        </draw:polygon>
        <draw:polygon draw:style-name="gr59" draw:text-style-name="P62" draw:layer="layout" svg:width="0.086cm" svg:height="0.743cm" svg:x="6.579cm" svg:y="5.532cm" svg:viewBox="0 0 87 744" draw:points="0,0 0,744 87,744 87,0">
          <text:p/>
        </draw:polygon>
        <draw:polygon draw:style-name="gr59" draw:text-style-name="P62" draw:layer="layout" svg:width="0.086cm" svg:height="0.743cm" svg:x="6.665cm" svg:y="5.532cm" svg:viewBox="0 0 87 744" draw:points="0,0 0,744 87,744 87,0">
          <text:p/>
        </draw:polygon>
        <draw:polygon draw:style-name="gr23" draw:text-style-name="P26" draw:layer="layout" svg:width="0.087cm" svg:height="0.743cm" svg:x="6.751cm" svg:y="5.532cm" svg:viewBox="0 0 88 744" draw:points="0,0 0,744 88,744 88,0">
          <text:p/>
        </draw:polygon>
        <draw:polygon draw:style-name="gr23" draw:text-style-name="P26" draw:layer="layout" svg:width="0.086cm" svg:height="0.743cm" svg:x="6.838cm" svg:y="5.532cm" svg:viewBox="0 0 87 744" draw:points="0,0 0,744 87,744 87,0">
          <text:p/>
        </draw:polygon>
        <draw:polygon draw:style-name="gr23" draw:text-style-name="P26" draw:layer="layout" svg:width="0.086cm" svg:height="0.743cm" svg:x="6.924cm" svg:y="5.532cm" svg:viewBox="0 0 87 744" draw:points="0,0 0,744 87,744 87,0">
          <text:p/>
        </draw:polygon>
        <draw:polygon draw:style-name="gr23" draw:text-style-name="P26" draw:layer="layout" svg:width="0.086cm" svg:height="0.743cm" svg:x="7.01cm" svg:y="5.532cm" svg:viewBox="0 0 87 744" draw:points="0,0 0,744 87,744 87,0">
          <text:p/>
        </draw:polygon>
        <draw:polygon draw:style-name="gr23" draw:text-style-name="P26" draw:layer="layout" svg:width="0.086cm" svg:height="0.743cm" svg:x="7.096cm" svg:y="5.532cm" svg:viewBox="0 0 87 744" draw:points="0,0 0,744 87,744 87,0">
          <text:p/>
        </draw:polygon>
        <draw:polygon draw:style-name="gr23" draw:text-style-name="P26" draw:layer="layout" svg:width="0.086cm" svg:height="0.743cm" svg:x="7.182cm" svg:y="5.532cm" svg:viewBox="0 0 87 744" draw:points="0,0 0,744 87,744 87,0">
          <text:p/>
        </draw:polygon>
        <draw:polygon draw:style-name="gr59" draw:text-style-name="P62" draw:layer="layout" svg:width="0.086cm" svg:height="0.743cm" svg:x="7.268cm" svg:y="5.532cm" svg:viewBox="0 0 87 744" draw:points="0,0 0,744 87,744 87,0">
          <text:p/>
        </draw:polygon>
        <draw:polygon draw:style-name="gr59" draw:text-style-name="P62" draw:layer="layout" svg:width="0.086cm" svg:height="0.743cm" svg:x="7.354cm" svg:y="5.532cm" svg:viewBox="0 0 87 744" draw:points="0,0 0,744 87,744 87,0">
          <text:p/>
        </draw:polygon>
        <draw:polygon draw:style-name="gr59" draw:text-style-name="P62" draw:layer="layout" svg:width="0.086cm" svg:height="0.743cm" svg:x="7.44cm" svg:y="5.532cm" svg:viewBox="0 0 87 744" draw:points="0,0 0,744 87,744 87,0">
          <text:p/>
        </draw:polygon>
        <draw:polygon draw:style-name="gr59" draw:text-style-name="P62" draw:layer="layout" svg:width="0.087cm" svg:height="0.743cm" svg:x="7.526cm" svg:y="5.532cm" svg:viewBox="0 0 88 744" draw:points="0,0 0,744 88,744 88,0">
          <text:p/>
        </draw:polygon>
        <draw:polygon draw:style-name="gr24" draw:text-style-name="P27" draw:layer="layout" svg:width="0.086cm" svg:height="0.743cm" svg:x="7.613cm" svg:y="5.532cm" svg:viewBox="0 0 87 744" draw:points="0,0 0,744 87,744 87,0">
          <text:p/>
        </draw:polygon>
        <draw:polygon draw:style-name="gr24" draw:text-style-name="P27" draw:layer="layout" svg:width="0.086cm" svg:height="0.743cm" svg:x="7.699cm" svg:y="5.532cm" svg:viewBox="0 0 87 744" draw:points="0,0 0,744 87,744 87,0">
          <text:p/>
        </draw:polygon>
        <draw:polygon draw:style-name="gr24" draw:text-style-name="P27" draw:layer="layout" svg:width="0.086cm" svg:height="0.743cm" svg:x="7.785cm" svg:y="5.532cm" svg:viewBox="0 0 87 744" draw:points="0,0 0,744 87,744 87,0">
          <text:p/>
        </draw:polygon>
        <draw:polygon draw:style-name="gr24" draw:text-style-name="P27" draw:layer="layout" svg:width="0.086cm" svg:height="0.743cm" svg:x="7.871cm" svg:y="5.532cm" svg:viewBox="0 0 87 744" draw:points="0,0 0,744 87,744 87,0">
          <text:p/>
        </draw:polygon>
        <draw:polygon draw:style-name="gr25" draw:text-style-name="P28" draw:layer="layout" svg:width="0.086cm" svg:height="0.743cm" svg:x="7.957cm" svg:y="5.532cm" svg:viewBox="0 0 87 744" draw:points="0,0 0,744 87,744 87,0">
          <text:p/>
        </draw:polygon>
        <draw:polygon draw:style-name="gr25" draw:text-style-name="P28" draw:layer="layout" svg:width="0.086cm" svg:height="0.743cm" svg:x="8.043cm" svg:y="5.532cm" svg:viewBox="0 0 87 744" draw:points="0,0 0,744 87,744 87,0">
          <text:p/>
        </draw:polygon>
        <draw:polygon draw:style-name="gr25" draw:text-style-name="P28" draw:layer="layout" svg:width="0.086cm" svg:height="0.743cm" svg:x="8.129cm" svg:y="5.532cm" svg:viewBox="0 0 87 744" draw:points="0,0 0,744 87,744 87,0">
          <text:p/>
        </draw:polygon>
        <draw:polygon draw:style-name="gr25" draw:text-style-name="P28" draw:layer="layout" svg:width="0.087cm" svg:height="0.743cm" svg:x="8.215cm" svg:y="5.532cm" svg:viewBox="0 0 88 744" draw:points="0,0 0,744 88,744 88,0">
          <text:p/>
        </draw:polygon>
        <draw:polygon draw:style-name="gr25" draw:text-style-name="P28" draw:layer="layout" svg:width="0.086cm" svg:height="0.743cm" svg:x="8.302cm" svg:y="5.532cm" svg:viewBox="0 0 87 744" draw:points="0,0 0,744 87,744 87,0">
          <text:p/>
        </draw:polygon>
        <draw:polygon draw:style-name="gr25" draw:text-style-name="P28" draw:layer="layout" svg:width="0.086cm" svg:height="0.743cm" svg:x="8.388cm" svg:y="5.532cm" svg:viewBox="0 0 87 744" draw:points="0,0 0,744 87,744 87,0">
          <text:p/>
        </draw:polygon>
        <draw:polygon draw:style-name="gr25" draw:text-style-name="P28" draw:layer="layout" svg:width="0.086cm" svg:height="0.743cm" svg:x="8.474cm" svg:y="5.532cm" svg:viewBox="0 0 87 744" draw:points="0,0 0,744 87,744 87,0">
          <text:p/>
        </draw:polygon>
        <draw:polygon draw:style-name="gr25" draw:text-style-name="P28" draw:layer="layout" svg:width="0.086cm" svg:height="0.743cm" svg:x="3.048cm" svg:y="6.275cm" svg:viewBox="0 0 87 744" draw:points="0,0 0,744 87,744 87,0">
          <text:p/>
        </draw:polygon>
        <draw:polygon draw:style-name="gr25" draw:text-style-name="P28" draw:layer="layout" svg:width="0.086cm" svg:height="0.743cm" svg:x="3.134cm" svg:y="6.275cm" svg:viewBox="0 0 87 744" draw:points="0,0 0,744 87,744 87,0">
          <text:p/>
        </draw:polygon>
        <draw:polygon draw:style-name="gr25" draw:text-style-name="P28" draw:layer="layout" svg:width="0.087cm" svg:height="0.743cm" svg:x="3.22cm" svg:y="6.275cm" svg:viewBox="0 0 88 744" draw:points="0,0 0,744 88,744 88,0">
          <text:p/>
        </draw:polygon>
        <draw:polygon draw:style-name="gr25" draw:text-style-name="P28" draw:layer="layout" svg:width="0.086cm" svg:height="0.743cm" svg:x="3.307cm" svg:y="6.275cm" svg:viewBox="0 0 87 744" draw:points="0,0 0,744 87,744 87,0">
          <text:p/>
        </draw:polygon>
        <draw:polygon draw:style-name="gr25" draw:text-style-name="P28" draw:layer="layout" svg:width="0.086cm" svg:height="0.743cm" svg:x="3.393cm" svg:y="6.275cm" svg:viewBox="0 0 87 744" draw:points="0,0 0,744 87,744 87,0">
          <text:p/>
        </draw:polygon>
        <draw:polygon draw:style-name="gr25" draw:text-style-name="P28" draw:layer="layout" svg:width="0.086cm" svg:height="0.743cm" svg:x="3.479cm" svg:y="6.275cm" svg:viewBox="0 0 87 744" draw:points="0,0 0,744 87,744 87,0">
          <text:p/>
        </draw:polygon>
        <draw:polygon draw:style-name="gr25" draw:text-style-name="P28" draw:layer="layout" svg:width="0.086cm" svg:height="0.743cm" svg:x="3.565cm" svg:y="6.275cm" svg:viewBox="0 0 87 744" draw:points="0,0 0,744 87,744 87,0">
          <text:p/>
        </draw:polygon>
        <draw:polygon draw:style-name="gr24" draw:text-style-name="P27" draw:layer="layout" svg:width="0.086cm" svg:height="0.743cm" svg:x="3.651cm" svg:y="6.275cm" svg:viewBox="0 0 87 744" draw:points="0,0 0,744 87,744 87,0">
          <text:p/>
        </draw:polygon>
        <draw:polygon draw:style-name="gr25" draw:text-style-name="P28" draw:layer="layout" svg:width="0.086cm" svg:height="0.743cm" svg:x="3.737cm" svg:y="6.275cm" svg:viewBox="0 0 87 744" draw:points="0,0 0,744 87,744 87,0">
          <text:p/>
        </draw:polygon>
        <draw:polygon draw:style-name="gr25" draw:text-style-name="P28" draw:layer="layout" svg:width="0.086cm" svg:height="0.743cm" svg:x="3.823cm" svg:y="6.275cm" svg:viewBox="0 0 87 744" draw:points="0,0 0,744 87,744 87,0">
          <text:p/>
        </draw:polygon>
        <draw:polygon draw:style-name="gr24" draw:text-style-name="P27" draw:layer="layout" svg:width="0.087cm" svg:height="0.743cm" svg:x="3.909cm" svg:y="6.275cm" svg:viewBox="0 0 88 744" draw:points="0,0 0,744 88,744 88,0">
          <text:p/>
        </draw:polygon>
        <draw:polygon draw:style-name="gr24" draw:text-style-name="P27" draw:layer="layout" svg:width="0.086cm" svg:height="0.743cm" svg:x="3.996cm" svg:y="6.275cm" svg:viewBox="0 0 87 744" draw:points="0,0 0,744 87,744 87,0">
          <text:p/>
        </draw:polygon>
        <draw:polygon draw:style-name="gr24" draw:text-style-name="P27" draw:layer="layout" svg:width="0.086cm" svg:height="0.743cm" svg:x="4.082cm" svg:y="6.275cm" svg:viewBox="0 0 87 744" draw:points="0,0 0,744 87,744 87,0">
          <text:p/>
        </draw:polygon>
        <draw:polygon draw:style-name="gr24" draw:text-style-name="P27" draw:layer="layout" svg:width="0.086cm" svg:height="0.743cm" svg:x="4.168cm" svg:y="6.275cm" svg:viewBox="0 0 87 744" draw:points="0,0 0,744 87,744 87,0">
          <text:p/>
        </draw:polygon>
        <draw:polygon draw:style-name="gr24" draw:text-style-name="P27" draw:layer="layout" svg:width="0.086cm" svg:height="0.743cm" svg:x="4.254cm" svg:y="6.275cm" svg:viewBox="0 0 87 744" draw:points="0,0 0,744 87,744 87,0">
          <text:p/>
        </draw:polygon>
        <draw:polygon draw:style-name="gr24" draw:text-style-name="P27" draw:layer="layout" svg:width="0.086cm" svg:height="0.743cm" svg:x="4.34cm" svg:y="6.275cm" svg:viewBox="0 0 87 744" draw:points="0,0 0,744 87,744 87,0">
          <text:p/>
        </draw:polygon>
        <draw:polygon draw:style-name="gr59" draw:text-style-name="P62" draw:layer="layout" svg:width="0.086cm" svg:height="0.743cm" svg:x="4.426cm" svg:y="6.275cm" svg:viewBox="0 0 87 744" draw:points="0,0 0,744 87,744 87,0">
          <text:p/>
        </draw:polygon>
        <draw:polygon draw:style-name="gr59" draw:text-style-name="P62" draw:layer="layout" svg:width="0.086cm" svg:height="0.743cm" svg:x="4.512cm" svg:y="6.275cm" svg:viewBox="0 0 87 744" draw:points="0,0 0,744 87,744 87,0">
          <text:p/>
        </draw:polygon>
        <draw:polygon draw:style-name="gr59" draw:text-style-name="P62" draw:layer="layout" svg:width="0.086cm" svg:height="0.743cm" svg:x="4.598cm" svg:y="6.275cm" svg:viewBox="0 0 87 744" draw:points="0,0 0,744 87,744 87,0">
          <text:p/>
        </draw:polygon>
        <draw:polygon draw:style-name="gr23" draw:text-style-name="P26" draw:layer="layout" svg:width="0.087cm" svg:height="0.743cm" svg:x="4.684cm" svg:y="6.275cm" svg:viewBox="0 0 88 744" draw:points="0,0 0,744 88,744 88,0">
          <text:p/>
        </draw:polygon>
        <draw:polygon draw:style-name="gr23" draw:text-style-name="P26" draw:layer="layout" svg:width="0.086cm" svg:height="0.743cm" svg:x="4.771cm" svg:y="6.275cm" svg:viewBox="0 0 87 744" draw:points="0,0 0,744 87,744 87,0">
          <text:p/>
        </draw:polygon>
        <draw:polygon draw:style-name="gr23" draw:text-style-name="P26" draw:layer="layout" svg:width="0.086cm" svg:height="0.743cm" svg:x="4.857cm" svg:y="6.275cm" svg:viewBox="0 0 87 744" draw:points="0,0 0,744 87,744 87,0">
          <text:p/>
        </draw:polygon>
        <draw:polygon draw:style-name="gr54" draw:text-style-name="P57" draw:layer="layout" svg:width="0.086cm" svg:height="0.743cm" svg:x="4.943cm" svg:y="6.275cm" svg:viewBox="0 0 87 744" draw:points="0,0 0,744 87,744 87,0">
          <text:p/>
        </draw:polygon>
        <draw:polygon draw:style-name="gr54" draw:text-style-name="P57" draw:layer="layout" svg:width="0.086cm" svg:height="0.743cm" svg:x="5.029cm" svg:y="6.275cm" svg:viewBox="0 0 87 744" draw:points="0,0 0,744 87,744 87,0">
          <text:p/>
        </draw:polygon>
        <draw:polygon draw:style-name="gr23" draw:text-style-name="P26" draw:layer="layout" svg:width="0.086cm" svg:height="0.743cm" svg:x="5.115cm" svg:y="6.275cm" svg:viewBox="0 0 87 744" draw:points="0,0 0,744 87,744 87,0">
          <text:p/>
        </draw:polygon>
        <draw:polygon draw:style-name="gr23" draw:text-style-name="P26" draw:layer="layout" svg:width="0.086cm" svg:height="0.743cm" svg:x="5.201cm" svg:y="6.275cm" svg:viewBox="0 0 87 744" draw:points="0,0 0,744 87,744 87,0">
          <text:p/>
        </draw:polygon>
        <draw:polygon draw:style-name="gr23" draw:text-style-name="P26" draw:layer="layout" svg:width="0.086cm" svg:height="0.743cm" svg:x="5.287cm" svg:y="6.275cm" svg:viewBox="0 0 87 744" draw:points="0,0 0,744 87,744 87,0">
          <text:p/>
        </draw:polygon>
        <draw:polygon draw:style-name="gr23" draw:text-style-name="P26" draw:layer="layout" svg:width="0.087cm" svg:height="0.743cm" svg:x="5.373cm" svg:y="6.275cm" svg:viewBox="0 0 88 744" draw:points="0,0 0,744 88,744 88,0">
          <text:p/>
        </draw:polygon>
        <draw:polygon draw:style-name="gr23" draw:text-style-name="P26" draw:layer="layout" svg:width="0.086cm" svg:height="0.743cm" svg:x="5.46cm" svg:y="6.275cm" svg:viewBox="0 0 87 744" draw:points="0,0 0,744 87,744 87,0">
          <text:p/>
        </draw:polygon>
        <draw:polygon draw:style-name="gr23" draw:text-style-name="P26" draw:layer="layout" svg:width="0.086cm" svg:height="0.743cm" svg:x="5.546cm" svg:y="6.275cm" svg:viewBox="0 0 87 744" draw:points="0,0 0,744 87,744 87,0">
          <text:p/>
        </draw:polygon>
        <draw:polygon draw:style-name="gr54" draw:text-style-name="P57" draw:layer="layout" svg:width="0.086cm" svg:height="0.743cm" svg:x="5.632cm" svg:y="6.275cm" svg:viewBox="0 0 87 744" draw:points="0,0 0,744 87,744 87,0">
          <text:p/>
        </draw:polygon>
        <draw:polygon draw:style-name="gr54" draw:text-style-name="P57" draw:layer="layout" svg:width="0.086cm" svg:height="0.743cm" svg:x="5.718cm" svg:y="6.275cm" svg:viewBox="0 0 87 744" draw:points="0,0 0,744 87,744 87,0">
          <text:p/>
        </draw:polygon>
        <draw:polygon draw:style-name="gr53" draw:text-style-name="P56" draw:layer="layout" svg:width="0.086cm" svg:height="0.743cm" svg:x="5.804cm" svg:y="6.275cm" svg:viewBox="0 0 87 744" draw:points="0,0 0,744 87,744 87,0">
          <text:p/>
        </draw:polygon>
        <draw:polygon draw:style-name="gr55" draw:text-style-name="P58" draw:layer="layout" svg:width="0.086cm" svg:height="0.743cm" svg:x="5.89cm" svg:y="6.275cm" svg:viewBox="0 0 87 744" draw:points="0,0 0,744 87,744 87,0">
          <text:p/>
        </draw:polygon>
        <draw:polygon draw:style-name="gr58" draw:text-style-name="P61" draw:layer="layout" svg:width="0.086cm" svg:height="0.743cm" svg:x="5.976cm" svg:y="6.275cm" svg:viewBox="0 0 87 744" draw:points="0,0 0,744 87,744 87,0">
          <text:p/>
        </draw:polygon>
        <draw:polygon draw:style-name="gr58" draw:text-style-name="P61" draw:layer="layout" svg:width="0.088cm" svg:height="0.743cm" svg:x="6.062cm" svg:y="6.275cm" svg:viewBox="0 0 89 744" draw:points="0,0 0,744 89,744 89,0">
          <text:p/>
        </draw:polygon>
        <draw:polygon draw:style-name="gr22" draw:text-style-name="P25" draw:layer="layout" svg:width="0.086cm" svg:height="0.743cm" svg:x="6.149cm" svg:y="6.275cm" svg:viewBox="0 0 87 744" draw:points="0,0 0,744 87,744 87,0">
          <text:p/>
        </draw:polygon>
        <draw:polygon draw:style-name="gr22" draw:text-style-name="P25" draw:layer="layout" svg:width="0.086cm" svg:height="0.743cm" svg:x="6.235cm" svg:y="6.275cm" svg:viewBox="0 0 87 744" draw:points="0,0 0,744 87,744 87,0">
          <text:p/>
        </draw:polygon>
        <draw:polygon draw:style-name="gr22" draw:text-style-name="P25" draw:layer="layout" svg:width="0.086cm" svg:height="0.743cm" svg:x="6.321cm" svg:y="6.275cm" svg:viewBox="0 0 87 744" draw:points="0,0 0,744 87,744 87,0">
          <text:p/>
        </draw:polygon>
        <draw:polygon draw:style-name="gr14" draw:text-style-name="P17" draw:layer="layout" svg:width="0.086cm" svg:height="0.743cm" svg:x="6.407cm" svg:y="6.275cm" svg:viewBox="0 0 87 744" draw:points="0,0 0,744 87,744 87,0">
          <text:p/>
        </draw:polygon>
        <draw:polygon draw:style-name="gr28" draw:text-style-name="P31" draw:layer="layout" svg:width="0.086cm" svg:height="0.743cm" svg:x="6.493cm" svg:y="6.275cm" svg:viewBox="0 0 87 744" draw:points="0,0 0,744 87,744 87,0">
          <text:p/>
        </draw:polygon>
        <draw:polygon draw:style-name="gr31" draw:text-style-name="P34" draw:layer="layout" svg:width="0.086cm" svg:height="0.743cm" svg:x="6.579cm" svg:y="6.275cm" svg:viewBox="0 0 87 744" draw:points="0,0 0,744 87,744 87,0">
          <text:p/>
        </draw:polygon>
        <draw:polygon draw:style-name="gr35" draw:text-style-name="P38" draw:layer="layout" svg:width="0.086cm" svg:height="0.743cm" svg:x="6.665cm" svg:y="6.275cm" svg:viewBox="0 0 87 744" draw:points="0,0 0,744 87,744 87,0">
          <text:p/>
        </draw:polygon>
        <draw:polygon draw:style-name="gr42" draw:text-style-name="P45" draw:layer="layout" svg:width="0.087cm" svg:height="0.743cm" svg:x="6.751cm" svg:y="6.275cm" svg:viewBox="0 0 88 744" draw:points="0,0 0,744 88,744 88,0">
          <text:p/>
        </draw:polygon>
        <draw:polygon draw:style-name="gr42" draw:text-style-name="P45" draw:layer="layout" svg:width="0.086cm" svg:height="0.743cm" svg:x="6.838cm" svg:y="6.275cm" svg:viewBox="0 0 87 744" draw:points="0,0 0,744 87,744 87,0">
          <text:p/>
        </draw:polygon>
        <draw:polygon draw:style-name="gr42" draw:text-style-name="P45" draw:layer="layout" svg:width="0.086cm" svg:height="0.743cm" svg:x="6.924cm" svg:y="6.275cm" svg:viewBox="0 0 87 744" draw:points="0,0 0,744 87,744 87,0">
          <text:p/>
        </draw:polygon>
        <draw:polygon draw:style-name="gr42" draw:text-style-name="P45" draw:layer="layout" svg:width="0.086cm" svg:height="0.743cm" svg:x="7.01cm" svg:y="6.275cm" svg:viewBox="0 0 87 744" draw:points="0,0 0,744 87,744 87,0">
          <text:p/>
        </draw:polygon>
        <draw:polygon draw:style-name="gr42" draw:text-style-name="P45" draw:layer="layout" svg:width="0.086cm" svg:height="0.743cm" svg:x="7.096cm" svg:y="6.275cm" svg:viewBox="0 0 87 744" draw:points="0,0 0,744 87,744 87,0">
          <text:p/>
        </draw:polygon>
        <draw:polygon draw:style-name="gr42" draw:text-style-name="P45" draw:layer="layout" svg:width="0.086cm" svg:height="0.743cm" svg:x="7.182cm" svg:y="6.275cm" svg:viewBox="0 0 87 744" draw:points="0,0 0,744 87,744 87,0">
          <text:p/>
        </draw:polygon>
        <draw:polygon draw:style-name="gr42" draw:text-style-name="P45" draw:layer="layout" svg:width="0.086cm" svg:height="0.743cm" svg:x="7.268cm" svg:y="6.275cm" svg:viewBox="0 0 87 744" draw:points="0,0 0,744 87,744 87,0">
          <text:p/>
        </draw:polygon>
        <draw:polygon draw:style-name="gr42" draw:text-style-name="P45" draw:layer="layout" svg:width="0.086cm" svg:height="0.743cm" svg:x="7.354cm" svg:y="6.275cm" svg:viewBox="0 0 87 744" draw:points="0,0 0,744 87,744 87,0">
          <text:p/>
        </draw:polygon>
        <draw:polygon draw:style-name="gr42" draw:text-style-name="P45" draw:layer="layout" svg:width="0.086cm" svg:height="0.743cm" svg:x="7.44cm" svg:y="6.275cm" svg:viewBox="0 0 87 744" draw:points="0,0 0,744 87,744 87,0">
          <text:p/>
        </draw:polygon>
        <draw:polygon draw:style-name="gr42" draw:text-style-name="P45" draw:layer="layout" svg:width="0.087cm" svg:height="0.743cm" svg:x="7.526cm" svg:y="6.275cm" svg:viewBox="0 0 88 744" draw:points="0,0 0,744 88,744 88,0">
          <text:p/>
        </draw:polygon>
        <draw:polygon draw:style-name="gr60" draw:text-style-name="P63" draw:layer="layout" svg:width="0.086cm" svg:height="0.743cm" svg:x="7.613cm" svg:y="6.275cm" svg:viewBox="0 0 87 744" draw:points="0,0 0,744 87,744 87,0">
          <text:p/>
        </draw:polygon>
        <draw:polygon draw:style-name="gr61" draw:text-style-name="P64" draw:layer="layout" svg:width="0.086cm" svg:height="0.743cm" svg:x="7.699cm" svg:y="6.275cm" svg:viewBox="0 0 87 744" draw:points="0,0 0,744 87,744 87,0">
          <text:p/>
        </draw:polygon>
        <draw:polygon draw:style-name="gr62" draw:text-style-name="P65" draw:layer="layout" svg:width="0.086cm" svg:height="0.743cm" svg:x="7.785cm" svg:y="6.275cm" svg:viewBox="0 0 87 744" draw:points="0,0 0,744 87,744 87,0">
          <text:p/>
        </draw:polygon>
        <draw:polygon draw:style-name="gr63" draw:text-style-name="P66" draw:layer="layout" svg:width="0.086cm" svg:height="0.743cm" svg:x="7.871cm" svg:y="6.275cm" svg:viewBox="0 0 87 744" draw:points="0,0 0,744 87,744 87,0">
          <text:p/>
        </draw:polygon>
        <draw:polygon draw:style-name="gr64" draw:text-style-name="P67" draw:layer="layout" svg:width="0.086cm" svg:height="0.743cm" svg:x="7.957cm" svg:y="6.275cm" svg:viewBox="0 0 87 744" draw:points="0,0 0,744 87,744 87,0">
          <text:p/>
        </draw:polygon>
        <draw:polygon draw:style-name="gr49" draw:text-style-name="P52" draw:layer="layout" svg:width="0.086cm" svg:height="0.743cm" svg:x="8.043cm" svg:y="6.275cm" svg:viewBox="0 0 87 744" draw:points="0,0 0,744 87,744 87,0">
          <text:p/>
        </draw:polygon>
        <draw:polygon draw:style-name="gr65" draw:text-style-name="P68" draw:layer="layout" svg:width="0.086cm" svg:height="0.743cm" svg:x="8.129cm" svg:y="6.275cm" svg:viewBox="0 0 87 744" draw:points="0,0 0,744 87,744 87,0">
          <text:p/>
        </draw:polygon>
        <draw:polygon draw:style-name="gr66" draw:text-style-name="P69" draw:layer="layout" svg:width="0.087cm" svg:height="0.743cm" svg:x="8.215cm" svg:y="6.275cm" svg:viewBox="0 0 88 744" draw:points="0,0 0,744 88,744 88,0">
          <text:p/>
        </draw:polygon>
        <draw:polygon draw:style-name="gr20" draw:text-style-name="P23" draw:layer="layout" svg:width="0.086cm" svg:height="0.743cm" svg:x="8.302cm" svg:y="6.275cm" svg:viewBox="0 0 87 744" draw:points="0,0 0,744 87,744 87,0">
          <text:p/>
        </draw:polygon>
        <draw:polygon draw:style-name="gr10" draw:text-style-name="P13" draw:layer="layout" svg:width="0.086cm" svg:height="0.743cm" svg:x="8.388cm" svg:y="6.275cm" svg:viewBox="0 0 87 744" draw:points="0,0 0,744 87,744 87,0">
          <text:p/>
        </draw:polygon>
        <draw:polygon draw:style-name="gr67" draw:text-style-name="P70" draw:layer="layout" svg:width="0.086cm" svg:height="0.743cm" svg:x="8.474cm" svg:y="6.275cm" svg:viewBox="0 0 87 744" draw:points="0,0 0,744 87,744 87,0">
          <text:p/>
        </draw:polygon>
        <draw:polygon draw:style-name="gr68" draw:text-style-name="P71" draw:layer="layout" svg:width="0cm" svg:height="0.123cm" svg:x="3.091cm" svg:y="7.018cm" svg:viewBox="0 0 0 124" draw:points="0,0 0,124">
          <text:p/>
        </draw:polygon>
        <draw:line draw:style-name="gr69" draw:text-style-name="P72" draw:layer="layout" svg:x1="3.091cm" svg:y1="7.018cm" svg:x2="3.091cm" svg:y2="7.142cm">
          <text:p/>
        </draw:line>
        <draw:polygon draw:style-name="gr68" draw:text-style-name="P71" draw:layer="layout" svg:width="0cm" svg:height="0.123cm" svg:x="3.522cm" svg:y="7.018cm" svg:viewBox="0 0 0 124" draw:points="0,0 0,124">
          <text:p/>
        </draw:polygon>
        <draw:line draw:style-name="gr69" draw:text-style-name="P72" draw:layer="layout" svg:x1="3.522cm" svg:y1="7.018cm" svg:x2="3.522cm" svg:y2="7.142cm">
          <text:p/>
        </draw:line>
        <draw:frame draw:style-name="gr1" draw:text-style-name="P2" draw:layer="layout" svg:width="0.352cm" svg:height="0.39cm" svg:x="3.004cm" svg:y="7.196cm">
          <draw:text-box>
            <text:p text:style-name="P1"><text:span text:style-name="T1">0</text:span></text:p>
          </draw:text-box>
        </draw:frame>
        <draw:polygon draw:style-name="gr68" draw:text-style-name="P71" draw:layer="layout" svg:width="0cm" svg:height="0.123cm" svg:x="3.952cm" svg:y="7.018cm" svg:viewBox="0 0 0 124" draw:points="0,0 0,124">
          <text:p/>
        </draw:polygon>
        <draw:line draw:style-name="gr69" draw:text-style-name="P72" draw:layer="layout" svg:x1="3.952cm" svg:y1="7.018cm" svg:x2="3.952cm" svg:y2="7.142cm">
          <text:p/>
        </draw:line>
        <draw:polygon draw:style-name="gr68" draw:text-style-name="P71" draw:layer="layout" svg:width="0cm" svg:height="0.123cm" svg:x="4.383cm" svg:y="7.018cm" svg:viewBox="0 0 0 124" draw:points="0,0 0,124">
          <text:p/>
        </draw:polygon>
        <draw:line draw:style-name="gr69" draw:text-style-name="P72" draw:layer="layout" svg:x1="4.383cm" svg:y1="7.018cm" svg:x2="4.383cm" svg:y2="7.142cm">
          <text:p/>
        </draw:line>
        <draw:polygon draw:style-name="gr68" draw:text-style-name="P71" draw:layer="layout" svg:width="0cm" svg:height="0.123cm" svg:x="4.814cm" svg:y="7.018cm" svg:viewBox="0 0 0 124" draw:points="0,0 0,124">
          <text:p/>
        </draw:polygon>
        <draw:line draw:style-name="gr69" draw:text-style-name="P72" draw:layer="layout" svg:x1="4.814cm" svg:y1="7.018cm" svg:x2="4.814cm" svg:y2="7.142cm">
          <text:p/>
        </draw:line>
        <draw:polygon draw:style-name="gr68" draw:text-style-name="P71" draw:layer="layout" svg:width="0cm" svg:height="0.123cm" svg:x="5.244cm" svg:y="7.018cm" svg:viewBox="0 0 0 124" draw:points="0,0 0,124">
          <text:p/>
        </draw:polygon>
        <draw:line draw:style-name="gr69" draw:text-style-name="P72" draw:layer="layout" svg:x1="5.244cm" svg:y1="7.018cm" svg:x2="5.244cm" svg:y2="7.142cm">
          <text:p/>
        </draw:line>
        <draw:polygon draw:style-name="gr68" draw:text-style-name="P71" draw:layer="layout" svg:width="0cm" svg:height="0.123cm" svg:x="5.675cm" svg:y="7.018cm" svg:viewBox="0 0 0 124" draw:points="0,0 0,124">
          <text:p/>
        </draw:polygon>
        <draw:line draw:style-name="gr69" draw:text-style-name="P72" draw:layer="layout" svg:x1="5.675cm" svg:y1="7.018cm" svg:x2="5.675cm" svg:y2="7.142cm">
          <text:p/>
        </draw:line>
        <draw:polygon draw:style-name="gr68" draw:text-style-name="P71" draw:layer="layout" svg:width="0cm" svg:height="0.123cm" svg:x="6.105cm" svg:y="7.018cm" svg:viewBox="0 0 0 124" draw:points="0,0 0,124">
          <text:p/>
        </draw:polygon>
        <draw:line draw:style-name="gr69" draw:text-style-name="P72" draw:layer="layout" svg:x1="6.105cm" svg:y1="7.018cm" svg:x2="6.105cm" svg:y2="7.142cm">
          <text:p/>
        </draw:line>
        <draw:polygon draw:style-name="gr68" draw:text-style-name="P71" draw:layer="layout" svg:width="0cm" svg:height="0.123cm" svg:x="6.536cm" svg:y="7.018cm" svg:viewBox="0 0 0 124" draw:points="0,0 0,124">
          <text:p/>
        </draw:polygon>
        <draw:line draw:style-name="gr69" draw:text-style-name="P72" draw:layer="layout" svg:x1="6.536cm" svg:y1="7.018cm" svg:x2="6.536cm" svg:y2="7.142cm">
          <text:p/>
        </draw:line>
        <draw:polygon draw:style-name="gr68" draw:text-style-name="P71" draw:layer="layout" svg:width="0cm" svg:height="0.123cm" svg:x="6.967cm" svg:y="7.018cm" svg:viewBox="0 0 0 124" draw:points="0,0 0,124">
          <text:p/>
        </draw:polygon>
        <draw:line draw:style-name="gr69" draw:text-style-name="P72" draw:layer="layout" svg:x1="6.967cm" svg:y1="7.018cm" svg:x2="6.967cm" svg:y2="7.142cm">
          <text:p/>
        </draw:line>
        <draw:polygon draw:style-name="gr68" draw:text-style-name="P71" draw:layer="layout" svg:width="0cm" svg:height="0.123cm" svg:x="7.397cm" svg:y="7.018cm" svg:viewBox="0 0 0 124" draw:points="0,0 0,124">
          <text:p/>
        </draw:polygon>
        <draw:line draw:style-name="gr69" draw:text-style-name="P72" draw:layer="layout" svg:x1="7.397cm" svg:y1="7.018cm" svg:x2="7.397cm" svg:y2="7.142cm">
          <text:p/>
        </draw:line>
        <draw:polygon draw:style-name="gr68" draw:text-style-name="P71" draw:layer="layout" svg:width="0cm" svg:height="0.123cm" svg:x="7.828cm" svg:y="7.018cm" svg:viewBox="0 0 0 124" draw:points="0,0 0,124">
          <text:p/>
        </draw:polygon>
        <draw:line draw:style-name="gr69" draw:text-style-name="P72" draw:layer="layout" svg:x1="7.828cm" svg:y1="7.018cm" svg:x2="7.828cm" svg:y2="7.142cm">
          <text:p/>
        </draw:line>
        <draw:frame draw:style-name="gr1" draw:text-style-name="P2" draw:layer="layout" svg:width="4.625cm" svg:height="0.39cm" svg:x="3.434cm" svg:y="7.196cm">
          <draw:text-box>
            <text:p text:style-name="P1"><text:span text:style-name="T1">5</text:span><text:span text:style-name="T1"> </text:span><text:span text:style-name="T1">1</text:span><text:span text:style-name="T1">0</text:span><text:span text:style-name="T1"> </text:span><text:span text:style-name="T1">1</text:span><text:span text:style-name="T1">5</text:span><text:span text:style-name="T1"> </text:span><text:span text:style-name="T1">2</text:span><text:span text:style-name="T1">0</text:span><text:span text:style-name="T1"> </text:span><text:span text:style-name="T1">2</text:span><text:span text:style-name="T1">5</text:span><text:span text:style-name="T1"> </text:span><text:span text:style-name="T1">3</text:span><text:span text:style-name="T1">0</text:span><text:span text:style-name="T1"> </text:span><text:span text:style-name="T1">3</text:span><text:span text:style-name="T1">5</text:span><text:span text:style-name="T1"> </text:span><text:span text:style-name="T1">4</text:span><text:span text:style-name="T1">0</text:span><text:span text:style-name="T1"> </text:span><text:span text:style-name="T1">4</text:span><text:span text:style-name="T1">5</text:span><text:span text:style-name="T1"> </text:span><text:span text:style-name="T1">5</text:span><text:span text:style-name="T1">0</text:span><text:span text:style-name="T1"> </text:span><text:span text:style-name="T1">5</text:span><text:span text:style-name="T1">5</text:span></text:p>
          </draw:text-box>
        </draw:frame>
        <draw:polygon draw:style-name="gr68" draw:text-style-name="P71" draw:layer="layout" svg:width="0.122cm" svg:height="0cm" svg:x="2.925cm" svg:y="2.931cm" svg:viewBox="0 0 123 0" draw:points="123,0 0,0">
          <text:p/>
        </draw:polygon>
        <draw:line draw:style-name="gr69" draw:text-style-name="P72" draw:layer="layout" svg:x1="3.048cm" svg:y1="2.931cm" svg:x2="2.925cm" svg:y2="2.931cm">
          <text:p/>
        </draw:line>
        <draw:polygon draw:style-name="gr68" draw:text-style-name="P71" draw:layer="layout" svg:width="0.122cm" svg:height="0cm" svg:x="2.925cm" svg:y="3.674cm" svg:viewBox="0 0 123 0" draw:points="123,0 0,0">
          <text:p/>
        </draw:polygon>
        <draw:line draw:style-name="gr69" draw:text-style-name="P72" draw:layer="layout" svg:x1="3.048cm" svg:y1="3.674cm" svg:x2="2.925cm" svg:y2="3.674cm">
          <text:p/>
        </draw:line>
        <draw:frame draw:style-name="gr1" draw:text-style-name="P2" draw:layer="layout" svg:width="0.849cm" svg:height="0.39cm" svg:x="1.959cm" svg:y="2.739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i</text:span><text:span text:style-name="T1">x</text:span></text:p>
          </draw:text-box>
        </draw:frame>
        <draw:polygon draw:style-name="gr68" draw:text-style-name="P71" draw:layer="layout" svg:width="0.122cm" svg:height="0cm" svg:x="2.925cm" svg:y="4.417cm" svg:viewBox="0 0 123 0" draw:points="123,0 0,0">
          <text:p/>
        </draw:polygon>
        <draw:line draw:style-name="gr69" draw:text-style-name="P72" draw:layer="layout" svg:x1="3.048cm" svg:y1="4.417cm" svg:x2="2.925cm" svg:y2="4.417cm">
          <text:p/>
        </draw:line>
        <draw:frame draw:style-name="gr1" draw:text-style-name="P2" draw:layer="layout" svg:width="1.987cm" svg:height="0.39cm" svg:x="0.823cm" svg:y="3.483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[</text:span><text:span text:style-name="T1">:</text:span><text:span text:style-name="T1">-</text:span><text:span text:style-name="T1">2</text:span><text:span text:style-name="T1">]</text:span><text:span text:style-name="T1">*</text:span></text:p>
          </draw:text-box>
        </draw:frame>
        <draw:polygon draw:style-name="gr68" draw:text-style-name="P71" draw:layer="layout" svg:width="0.122cm" svg:height="0cm" svg:x="2.925cm" svg:y="5.16cm" svg:viewBox="0 0 123 0" draw:points="123,0 0,0">
          <text:p/>
        </draw:polygon>
        <draw:line draw:style-name="gr69" draw:text-style-name="P72" draw:layer="layout" svg:x1="3.048cm" svg:y1="5.16cm" svg:x2="2.925cm" svg:y2="5.16cm">
          <text:p/>
        </draw:line>
        <draw:frame draw:style-name="gr1" draw:text-style-name="P2" draw:layer="layout" svg:width="2.555cm" svg:height="0.39cm" svg:x="0.254cm" svg:y="4.226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2</text:span><text:span text:style-name="T1">n</text:span><text:span text:style-name="T1">d</text:span><text:span text:style-name="T1">_</text:span><text:span text:style-name="T1">l</text:span><text:span text:style-name="T1">a</text:span><text:span text:style-name="T1">s</text:span><text:span text:style-name="T1">t</text:span><text:span text:style-name="T1">*</text:span></text:p>
          </draw:text-box>
        </draw:frame>
        <draw:polygon draw:style-name="gr68" draw:text-style-name="P71" draw:layer="layout" svg:width="0.122cm" svg:height="0cm" svg:x="2.925cm" svg:y="5.903cm" svg:viewBox="0 0 123 0" draw:points="123,0 0,0">
          <text:p/>
        </draw:polygon>
        <draw:line draw:style-name="gr69" draw:text-style-name="P72" draw:layer="layout" svg:x1="3.048cm" svg:y1="5.903cm" svg:x2="2.925cm" svg:y2="5.903cm">
          <text:p/>
        </draw:line>
        <draw:frame draw:style-name="gr1" draw:text-style-name="P2" draw:layer="layout" svg:width="1.844cm" svg:height="0.39cm" svg:x="0.96cm" svg:y="4.969cm">
          <draw:text-box>
            <text:p text:style-name="P1"><text:span text:style-name="T1">s</text:span><text:span text:style-name="T1">u</text:span><text:span text:style-name="T1">b</text:span><text:span text:style-name="T1">j</text:span><text:span text:style-name="T1">e</text:span><text:span text:style-name="T1">c</text:span><text:span text:style-name="T1">t</text:span><text:span text:style-name="T1">_</text:span><text:span text:style-name="T1">l</text:span><text:span text:style-name="T1">a</text:span><text:span text:style-name="T1">s</text:span><text:span text:style-name="T1">t</text:span><text:span text:style-name="T1">*</text:span></text:p>
          </draw:text-box>
        </draw:frame>
        <draw:polygon draw:style-name="gr68" draw:text-style-name="P71" draw:layer="layout" svg:width="0.122cm" svg:height="0cm" svg:x="2.925cm" svg:y="6.647cm" svg:viewBox="0 0 123 0" draw:points="123,0 0,0">
          <text:p/>
        </draw:polygon>
        <draw:line draw:style-name="gr69" draw:text-style-name="P72" draw:layer="layout" svg:x1="3.048cm" svg:y1="6.647cm" svg:x2="2.925cm" svg:y2="6.647cm">
          <text:p/>
        </draw:line>
        <draw:frame draw:style-name="gr1" draw:text-style-name="P2" draw:layer="layout" svg:width="1.979cm" svg:height="0.39cm" svg:x="0.833cm" svg:y="5.712cm">
          <draw:text-box>
            <text:p text:style-name="P1"><text:span text:style-name="T1">f</text:span><text:span text:style-name="T1">u</text:span><text:span text:style-name="T1">r</text:span><text:span text:style-name="T1">t</text:span><text:span text:style-name="T1">h</text:span><text:span text:style-name="T1">e</text:span><text:span text:style-name="T1">r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text:span text:style-name="T1">s</text:span></text:p>
          </draw:text-box>
        </draw:frame>
        <draw:line draw:style-name="gr70" draw:text-style-name="P72" draw:layer="layout" svg:x1="3.048cm" svg:y1="7.018cm" svg:x2="3.048cm" svg:y2="2.559cm">
          <text:p/>
        </draw:line>
        <draw:line draw:style-name="gr70" draw:text-style-name="P72" draw:layer="layout" svg:x1="8.56cm" svg:y1="7.018cm" svg:x2="8.56cm" svg:y2="2.559cm">
          <text:p/>
        </draw:line>
        <draw:line draw:style-name="gr70" draw:text-style-name="P72" draw:layer="layout" svg:x1="3.048cm" svg:y1="7.018cm" svg:x2="8.56cm" svg:y2="7.018cm">
          <text:p/>
        </draw:line>
        <draw:line draw:style-name="gr70" draw:text-style-name="P72" draw:layer="layout" svg:x1="3.048cm" svg:y1="2.559cm" svg:x2="8.56cm" svg:y2="2.559cm">
          <text:p/>
        </draw:line>
        <draw:frame draw:style-name="gr1" draw:text-style-name="P2" draw:layer="layout" svg:width="1.365cm" svg:height="0.39cm" svg:x="1.44cm" svg:y="6.455cm">
          <draw:text-box>
            <text:p text:style-name="P1"><text:span text:style-name="T1">l</text:span><text:span text:style-name="T1">a</text:span><text:span text:style-name="T1">s</text:span><text:span text:style-name="T1">t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/text:p>
          </draw:text-box>
        </draw:frame>
        <draw:polygon draw:style-name="gr9" draw:text-style-name="P12" draw:layer="layout" svg:width="0.223cm" svg:height="4.459cm" svg:x="8.904cm" svg:y="2.559cm" svg:viewBox="0 0 224 4460" draw:points="0,4460 224,4460 224,0 0,0">
          <text:p/>
        </draw:polygon>
        <draw:frame draw:style-name="gr71" draw:text-style-name="P72" draw:layer="layout" svg:width="0.228cm" svg:height="4.457cm" svg:x="8.903cm" svg:y="2.549cm">
          <draw:image xlink:href="Pictures/10000000000000120000015F587F1F9B1F9A7913.png" xlink:type="simple" xlink:show="embed" xlink:actuate="onLoad" loext:mime-type="image/png">
            <text:p/>
          </draw:image>
        </draw:frame>
        <draw:polygon draw:style-name="gr68" draw:text-style-name="P71" draw:layer="layout" svg:width="0.123cm" svg:height="0cm" svg:x="9.127cm" svg:y="7.018cm" svg:viewBox="0 0 124 0" draw:points="0,0 124,0">
          <text:p/>
        </draw:polygon>
        <draw:line draw:style-name="gr69" draw:text-style-name="P72" draw:layer="layout" svg:x1="9.127cm" svg:y1="7.018cm" svg:x2="9.251cm" svg:y2="7.018cm">
          <text:p/>
        </draw:line>
        <draw:polygon draw:style-name="gr68" draw:text-style-name="P71" draw:layer="layout" svg:width="0.123cm" svg:height="0cm" svg:x="9.127cm" svg:y="6.126cm" svg:viewBox="0 0 124 0" draw:points="0,0 124,0">
          <text:p/>
        </draw:polygon>
        <draw:line draw:style-name="gr69" draw:text-style-name="P72" draw:layer="layout" svg:x1="9.127cm" svg:y1="6.126cm" svg:x2="9.251cm" svg:y2="6.126cm">
          <text:p/>
        </draw:line>
        <draw:frame draw:style-name="gr1" draw:text-style-name="P2" draw:layer="layout" svg:width="0.447cm" svg:height="0.39cm" svg:x="9.375cm" svg:y="6.827cm">
          <draw:text-box>
            <text:p text:style-name="P1"><text:span text:style-name="T1">0</text:span><text:span text:style-name="T1">.</text:span><text:span text:style-name="T1">0</text:span></text:p>
          </draw:text-box>
        </draw:frame>
        <draw:polygon draw:style-name="gr68" draw:text-style-name="P71" draw:layer="layout" svg:width="0.123cm" svg:height="0cm" svg:x="9.127cm" svg:y="5.234cm" svg:viewBox="0 0 124 0" draw:points="0,0 124,0">
          <text:p/>
        </draw:polygon>
        <draw:line draw:style-name="gr69" draw:text-style-name="P72" draw:layer="layout" svg:x1="9.127cm" svg:y1="5.234cm" svg:x2="9.251cm" svg:y2="5.234cm">
          <text:p/>
        </draw:line>
        <draw:frame draw:style-name="gr1" draw:text-style-name="P2" draw:layer="layout" svg:width="0.447cm" svg:height="0.39cm" svg:x="9.375cm" svg:y="5.935cm">
          <draw:text-box>
            <text:p text:style-name="P1"><text:span text:style-name="T1">0</text:span><text:span text:style-name="T1">.</text:span><text:span text:style-name="T1">1</text:span></text:p>
          </draw:text-box>
        </draw:frame>
        <draw:polygon draw:style-name="gr68" draw:text-style-name="P71" draw:layer="layout" svg:width="0.123cm" svg:height="0cm" svg:x="9.127cm" svg:y="4.343cm" svg:viewBox="0 0 124 0" draw:points="0,0 124,0">
          <text:p/>
        </draw:polygon>
        <draw:line draw:style-name="gr69" draw:text-style-name="P72" draw:layer="layout" svg:x1="9.127cm" svg:y1="4.343cm" svg:x2="9.251cm" svg:y2="4.343cm">
          <text:p/>
        </draw:line>
        <draw:frame draw:style-name="gr1" draw:text-style-name="P2" draw:layer="layout" svg:width="0.447cm" svg:height="0.39cm" svg:x="9.375cm" svg:y="5.043cm">
          <draw:text-box>
            <text:p text:style-name="P1"><text:span text:style-name="T1">0</text:span><text:span text:style-name="T1">.</text:span><text:span text:style-name="T1">2</text:span></text:p>
          </draw:text-box>
        </draw:frame>
        <draw:polygon draw:style-name="gr68" draw:text-style-name="P71" draw:layer="layout" svg:width="0.123cm" svg:height="0cm" svg:x="9.127cm" svg:y="3.451cm" svg:viewBox="0 0 124 0" draw:points="0,0 124,0">
          <text:p/>
        </draw:polygon>
        <draw:line draw:style-name="gr69" draw:text-style-name="P72" draw:layer="layout" svg:x1="9.127cm" svg:y1="3.451cm" svg:x2="9.251cm" svg:y2="3.451cm">
          <text:p/>
        </draw:line>
        <draw:frame draw:style-name="gr1" draw:text-style-name="P2" draw:layer="layout" svg:width="0.447cm" svg:height="0.39cm" svg:x="9.375cm" svg:y="4.151cm">
          <draw:text-box>
            <text:p text:style-name="P1"><text:span text:style-name="T1">0</text:span><text:span text:style-name="T1">.</text:span><text:span text:style-name="T1">3</text:span></text:p>
          </draw:text-box>
        </draw:frame>
        <draw:polygon draw:style-name="gr68" draw:text-style-name="P71" draw:layer="layout" svg:width="0.123cm" svg:height="0cm" svg:x="9.127cm" svg:y="2.559cm" svg:viewBox="0 0 124 0" draw:points="0,0 124,0">
          <text:p/>
        </draw:polygon>
        <draw:line draw:style-name="gr69" draw:text-style-name="P72" draw:layer="layout" svg:x1="9.127cm" svg:y1="2.559cm" svg:x2="9.251cm" svg:y2="2.559cm">
          <text:p/>
        </draw:line>
        <draw:frame draw:style-name="gr1" draw:text-style-name="P2" draw:layer="layout" svg:width="0.447cm" svg:height="0.39cm" svg:x="9.375cm" svg:y="3.259cm">
          <draw:text-box>
            <text:p text:style-name="P1"><text:span text:style-name="T1">0</text:span><text:span text:style-name="T1">.</text:span><text:span text:style-name="T1">4</text:span></text:p>
          </draw:text-box>
        </draw:frame>
        <draw:polygon draw:style-name="gr70" draw:text-style-name="P72" draw:layer="layout" svg:width="0.223cm" svg:height="4.459cm" svg:x="8.904cm" svg:y="2.559cm" svg:viewBox="0 0 224 4460" draw:points="0,4460 113,4460 224,4460 224,0 113,0 0,0">
          <text:p/>
        </draw:polygon>
        <draw:frame draw:style-name="gr1" draw:text-style-name="P2" draw:layer="layout" svg:width="0.447cm" svg:height="0.39cm" svg:x="9.375cm" svg:y="2.368cm">
          <draw:text-box>
            <text:p text:style-name="P1"><text:span text:style-name="T1">0</text:span><text:span text:style-name="T1">.</text:span><text:span text:style-name="T1">5</text:span></text:p>
          </draw:text-box>
        </draw:frame>
        <draw:frame draw:style-name="gr1" draw:text-style-name="P2" draw:layer="layout" svg:width="0.352cm" svg:height="0.39cm" svg:x="8.89cm" svg:y="7.134cm">
          <draw:text-box>
            <text:p text:style-name="P1"><text:span text:style-name="T1">I</text:span><text:span text:style-name="T1">E</text:span></text:p>
          </draw:text-box>
        </draw:frame>
        <draw:polygon draw:style-name="gr9" draw:text-style-name="P12" draw:layer="layout" svg:width="5.512cm" svg:height="4.459cm" svg:x="10.542cm" svg:y="2.559cm" svg:viewBox="0 0 5513 4460" draw:points="0,4460 5513,4460 5513,0 0,0">
          <text:p/>
        </draw:polygon>
        <draw:polygon draw:style-name="gr72" draw:text-style-name="P73" draw:layer="layout" svg:width="0.086cm" svg:height="0.744cm" svg:x="10.542cm" svg:y="4.045cm" svg:viewBox="0 0 87 745" draw:points="0,0 0,745 87,745 87,0">
          <text:p/>
        </draw:polygon>
        <draw:polygon draw:style-name="gr72" draw:text-style-name="P73" draw:layer="layout" svg:width="0.086cm" svg:height="0.744cm" svg:x="10.628cm" svg:y="4.045cm" svg:viewBox="0 0 87 745" draw:points="0,0 0,745 87,745 87,0">
          <text:p/>
        </draw:polygon>
        <draw:polygon draw:style-name="gr73" draw:text-style-name="P74" draw:layer="layout" svg:width="0.087cm" svg:height="0.744cm" svg:x="10.714cm" svg:y="4.045cm" svg:viewBox="0 0 88 745" draw:points="0,0 0,745 88,745 88,0">
          <text:p/>
        </draw:polygon>
        <draw:polygon draw:style-name="gr73" draw:text-style-name="P74" draw:layer="layout" svg:width="0.086cm" svg:height="0.744cm" svg:x="10.801cm" svg:y="4.045cm" svg:viewBox="0 0 87 745" draw:points="0,0 0,745 87,745 87,0">
          <text:p/>
        </draw:polygon>
        <draw:polygon draw:style-name="gr73" draw:text-style-name="P74" draw:layer="layout" svg:width="0.086cm" svg:height="0.744cm" svg:x="10.887cm" svg:y="4.045cm" svg:viewBox="0 0 87 745" draw:points="0,0 0,745 87,745 87,0">
          <text:p/>
        </draw:polygon>
        <draw:polygon draw:style-name="gr73" draw:text-style-name="P74" draw:layer="layout" svg:width="0.086cm" svg:height="0.744cm" svg:x="10.973cm" svg:y="4.045cm" svg:viewBox="0 0 87 745" draw:points="0,0 0,745 87,745 87,0">
          <text:p/>
        </draw:polygon>
        <draw:polygon draw:style-name="gr74" draw:text-style-name="P75" draw:layer="layout" svg:width="0.086cm" svg:height="0.744cm" svg:x="11.059cm" svg:y="4.045cm" svg:viewBox="0 0 87 745" draw:points="0,0 0,745 87,745 87,0">
          <text:p/>
        </draw:polygon>
        <draw:polygon draw:style-name="gr72" draw:text-style-name="P73" draw:layer="layout" svg:width="0.086cm" svg:height="0.744cm" svg:x="11.145cm" svg:y="4.045cm" svg:viewBox="0 0 87 745" draw:points="0,0 0,745 87,745 87,0">
          <text:p/>
        </draw:polygon>
        <draw:polygon draw:style-name="gr75" draw:text-style-name="P76" draw:layer="layout" svg:width="0.086cm" svg:height="0.744cm" svg:x="11.231cm" svg:y="4.045cm" svg:viewBox="0 0 87 745" draw:points="0,0 0,745 87,745 87,0">
          <text:p/>
        </draw:polygon>
        <draw:polygon draw:style-name="gr72" draw:text-style-name="P73" draw:layer="layout" svg:width="0.086cm" svg:height="0.744cm" svg:x="11.317cm" svg:y="4.045cm" svg:viewBox="0 0 87 745" draw:points="0,0 0,745 87,745 87,0">
          <text:p/>
        </draw:polygon>
        <draw:polygon draw:style-name="gr76" draw:text-style-name="P77" draw:layer="layout" svg:width="0.087cm" svg:height="0.744cm" svg:x="11.403cm" svg:y="4.045cm" svg:viewBox="0 0 88 745" draw:points="0,0 0,745 88,745 88,0">
          <text:p/>
        </draw:polygon>
        <draw:polygon draw:style-name="gr76" draw:text-style-name="P77" draw:layer="layout" svg:width="0.086cm" svg:height="0.744cm" svg:x="11.49cm" svg:y="4.045cm" svg:viewBox="0 0 87 745" draw:points="0,0 0,745 87,745 87,0">
          <text:p/>
        </draw:polygon>
        <draw:polygon draw:style-name="gr74" draw:text-style-name="P75" draw:layer="layout" svg:width="0.086cm" svg:height="0.744cm" svg:x="11.576cm" svg:y="4.045cm" svg:viewBox="0 0 87 745" draw:points="0,0 0,745 87,745 87,0">
          <text:p/>
        </draw:polygon>
        <draw:polygon draw:style-name="gr74" draw:text-style-name="P75" draw:layer="layout" svg:width="0.086cm" svg:height="0.744cm" svg:x="11.662cm" svg:y="4.045cm" svg:viewBox="0 0 87 745" draw:points="0,0 0,745 87,745 87,0">
          <text:p/>
        </draw:polygon>
        <draw:polygon draw:style-name="gr77" draw:text-style-name="P78" draw:layer="layout" svg:width="0.086cm" svg:height="0.744cm" svg:x="11.748cm" svg:y="4.045cm" svg:viewBox="0 0 87 745" draw:points="0,0 0,745 87,745 87,0">
          <text:p/>
        </draw:polygon>
        <draw:polygon draw:style-name="gr72" draw:text-style-name="P73" draw:layer="layout" svg:width="0.086cm" svg:height="0.744cm" svg:x="11.834cm" svg:y="4.045cm" svg:viewBox="0 0 87 745" draw:points="0,0 0,745 87,745 87,0">
          <text:p/>
        </draw:polygon>
        <draw:polygon draw:style-name="gr72" draw:text-style-name="P73" draw:layer="layout" svg:width="0.086cm" svg:height="0.744cm" svg:x="11.92cm" svg:y="4.045cm" svg:viewBox="0 0 87 745" draw:points="0,0 0,745 87,745 87,0">
          <text:p/>
        </draw:polygon>
        <draw:polygon draw:style-name="gr73" draw:text-style-name="P74" draw:layer="layout" svg:width="0.086cm" svg:height="0.744cm" svg:x="12.006cm" svg:y="4.045cm" svg:viewBox="0 0 87 745" draw:points="0,0 0,745 87,745 87,0">
          <text:p/>
        </draw:polygon>
        <draw:polygon draw:style-name="gr77" draw:text-style-name="P78" draw:layer="layout" svg:width="0.086cm" svg:height="0.744cm" svg:x="12.092cm" svg:y="4.045cm" svg:viewBox="0 0 87 745" draw:points="0,0 0,745 87,745 87,0">
          <text:p/>
        </draw:polygon>
        <draw:polygon draw:style-name="gr73" draw:text-style-name="P74" draw:layer="layout" svg:width="0.087cm" svg:height="0.744cm" svg:x="12.178cm" svg:y="4.045cm" svg:viewBox="0 0 88 745" draw:points="0,0 0,745 88,745 88,0">
          <text:p/>
        </draw:polygon>
        <draw:polygon draw:style-name="gr75" draw:text-style-name="P76" draw:layer="layout" svg:width="0.086cm" svg:height="0.744cm" svg:x="12.265cm" svg:y="4.045cm" svg:viewBox="0 0 87 745" draw:points="0,0 0,745 87,745 87,0">
          <text:p/>
        </draw:polygon>
        <draw:polygon draw:style-name="gr72" draw:text-style-name="P73" draw:layer="layout" svg:width="0.086cm" svg:height="0.744cm" svg:x="12.351cm" svg:y="4.045cm" svg:viewBox="0 0 87 745" draw:points="0,0 0,745 87,745 87,0">
          <text:p/>
        </draw:polygon>
        <draw:polygon draw:style-name="gr75" draw:text-style-name="P76" draw:layer="layout" svg:width="0.086cm" svg:height="0.744cm" svg:x="12.437cm" svg:y="4.045cm" svg:viewBox="0 0 87 745" draw:points="0,0 0,745 87,745 87,0">
          <text:p/>
        </draw:polygon>
        <draw:polygon draw:style-name="gr73" draw:text-style-name="P74" draw:layer="layout" svg:width="0.086cm" svg:height="0.744cm" svg:x="12.523cm" svg:y="4.045cm" svg:viewBox="0 0 87 745" draw:points="0,0 0,745 87,745 87,0">
          <text:p/>
        </draw:polygon>
        <draw:polygon draw:style-name="gr72" draw:text-style-name="P73" draw:layer="layout" svg:width="0.086cm" svg:height="0.744cm" svg:x="12.609cm" svg:y="4.045cm" svg:viewBox="0 0 87 745" draw:points="0,0 0,745 87,745 87,0">
          <text:p/>
        </draw:polygon>
        <draw:polygon draw:style-name="gr75" draw:text-style-name="P76" draw:layer="layout" svg:width="0.086cm" svg:height="0.744cm" svg:x="12.695cm" svg:y="4.045cm" svg:viewBox="0 0 87 745" draw:points="0,0 0,745 87,745 87,0">
          <text:p/>
        </draw:polygon>
        <draw:polygon draw:style-name="gr75" draw:text-style-name="P76" draw:layer="layout" svg:width="0.086cm" svg:height="0.744cm" svg:x="12.781cm" svg:y="4.045cm" svg:viewBox="0 0 87 745" draw:points="0,0 0,745 87,745 87,0">
          <text:p/>
        </draw:polygon>
        <draw:polygon draw:style-name="gr78" draw:text-style-name="P79" draw:layer="layout" svg:width="0.087cm" svg:height="0.744cm" svg:x="12.867cm" svg:y="4.045cm" svg:viewBox="0 0 88 745" draw:points="0,0 0,745 88,745 88,0">
          <text:p/>
        </draw:polygon>
        <draw:polygon draw:style-name="gr78" draw:text-style-name="P79" draw:layer="layout" svg:width="0.086cm" svg:height="0.744cm" svg:x="12.954cm" svg:y="4.045cm" svg:viewBox="0 0 87 745" draw:points="0,0 0,745 87,745 87,0">
          <text:p/>
        </draw:polygon>
        <draw:polygon draw:style-name="gr78" draw:text-style-name="P79" draw:layer="layout" svg:width="0.086cm" svg:height="0.744cm" svg:x="13.04cm" svg:y="4.045cm" svg:viewBox="0 0 87 745" draw:points="0,0 0,745 87,745 87,0">
          <text:p/>
        </draw:polygon>
        <draw:polygon draw:style-name="gr78" draw:text-style-name="P79" draw:layer="layout" svg:width="0.086cm" svg:height="0.744cm" svg:x="13.126cm" svg:y="4.045cm" svg:viewBox="0 0 87 745" draw:points="0,0 0,745 87,745 87,0">
          <text:p/>
        </draw:polygon>
        <draw:polygon draw:style-name="gr78" draw:text-style-name="P79" draw:layer="layout" svg:width="0.086cm" svg:height="0.744cm" svg:x="13.212cm" svg:y="4.045cm" svg:viewBox="0 0 87 745" draw:points="0,0 0,745 87,745 87,0">
          <text:p/>
        </draw:polygon>
        <draw:polygon draw:style-name="gr78" draw:text-style-name="P79" draw:layer="layout" svg:width="0.086cm" svg:height="0.744cm" svg:x="13.298cm" svg:y="4.045cm" svg:viewBox="0 0 87 745" draw:points="0,0 0,745 87,745 87,0">
          <text:p/>
        </draw:polygon>
        <draw:polygon draw:style-name="gr78" draw:text-style-name="P79" draw:layer="layout" svg:width="0.086cm" svg:height="0.744cm" svg:x="13.384cm" svg:y="4.045cm" svg:viewBox="0 0 87 745" draw:points="0,0 0,745 87,745 87,0">
          <text:p/>
        </draw:polygon>
        <draw:polygon draw:style-name="gr78" draw:text-style-name="P79" draw:layer="layout" svg:width="0.086cm" svg:height="0.744cm" svg:x="13.47cm" svg:y="4.045cm" svg:viewBox="0 0 87 745" draw:points="0,0 0,745 87,745 87,0">
          <text:p/>
        </draw:polygon>
        <draw:polygon draw:style-name="gr78" draw:text-style-name="P79" draw:layer="layout" svg:width="0.088cm" svg:height="0.744cm" svg:x="13.556cm" svg:y="4.045cm" svg:viewBox="0 0 89 745" draw:points="0,0 0,745 89,745 89,0">
          <text:p/>
        </draw:polygon>
        <draw:polygon draw:style-name="gr78" draw:text-style-name="P79" draw:layer="layout" svg:width="0.086cm" svg:height="0.744cm" svg:x="13.643cm" svg:y="4.045cm" svg:viewBox="0 0 87 745" draw:points="0,0 0,745 87,745 87,0">
          <text:p/>
        </draw:polygon>
        <draw:polygon draw:style-name="gr78" draw:text-style-name="P79" draw:layer="layout" svg:width="0.086cm" svg:height="0.744cm" svg:x="13.729cm" svg:y="4.045cm" svg:viewBox="0 0 87 745" draw:points="0,0 0,745 87,745 87,0">
          <text:p/>
        </draw:polygon>
        <draw:polygon draw:style-name="gr78" draw:text-style-name="P79" draw:layer="layout" svg:width="0.086cm" svg:height="0.744cm" svg:x="13.815cm" svg:y="4.045cm" svg:viewBox="0 0 87 745" draw:points="0,0 0,745 87,745 87,0">
          <text:p/>
        </draw:polygon>
        <draw:polygon draw:style-name="gr78" draw:text-style-name="P79" draw:layer="layout" svg:width="0.086cm" svg:height="0.744cm" svg:x="13.901cm" svg:y="4.045cm" svg:viewBox="0 0 87 745" draw:points="0,0 0,745 87,745 87,0">
          <text:p/>
        </draw:polygon>
        <draw:polygon draw:style-name="gr78" draw:text-style-name="P79" draw:layer="layout" svg:width="0.086cm" svg:height="0.744cm" svg:x="13.987cm" svg:y="4.045cm" svg:viewBox="0 0 87 745" draw:points="0,0 0,745 87,745 87,0">
          <text:p/>
        </draw:polygon>
        <draw:polygon draw:style-name="gr78" draw:text-style-name="P79" draw:layer="layout" svg:width="0.086cm" svg:height="0.744cm" svg:x="14.073cm" svg:y="4.045cm" svg:viewBox="0 0 87 745" draw:points="0,0 0,745 87,745 87,0">
          <text:p/>
        </draw:polygon>
        <draw:polygon draw:style-name="gr78" draw:text-style-name="P79" draw:layer="layout" svg:width="0.086cm" svg:height="0.744cm" svg:x="14.159cm" svg:y="4.045cm" svg:viewBox="0 0 87 745" draw:points="0,0 0,745 87,745 87,0">
          <text:p/>
        </draw:polygon>
        <draw:polygon draw:style-name="gr78" draw:text-style-name="P79" draw:layer="layout" svg:width="0.087cm" svg:height="0.744cm" svg:x="14.245cm" svg:y="4.045cm" svg:viewBox="0 0 88 745" draw:points="0,0 0,745 88,745 88,0">
          <text:p/>
        </draw:polygon>
        <draw:polygon draw:style-name="gr78" draw:text-style-name="P79" draw:layer="layout" svg:width="0.086cm" svg:height="0.744cm" svg:x="14.332cm" svg:y="4.045cm" svg:viewBox="0 0 87 745" draw:points="0,0 0,745 87,745 87,0">
          <text:p/>
        </draw:polygon>
        <draw:polygon draw:style-name="gr78" draw:text-style-name="P79" draw:layer="layout" svg:width="0.086cm" svg:height="0.744cm" svg:x="14.418cm" svg:y="4.045cm" svg:viewBox="0 0 87 745" draw:points="0,0 0,745 87,745 87,0">
          <text:p/>
        </draw:polygon>
        <draw:polygon draw:style-name="gr78" draw:text-style-name="P79" draw:layer="layout" svg:width="0.086cm" svg:height="0.744cm" svg:x="14.504cm" svg:y="4.045cm" svg:viewBox="0 0 87 745" draw:points="0,0 0,745 87,745 87,0">
          <text:p/>
        </draw:polygon>
        <draw:polygon draw:style-name="gr78" draw:text-style-name="P79" draw:layer="layout" svg:width="0.086cm" svg:height="0.744cm" svg:x="14.59cm" svg:y="4.045cm" svg:viewBox="0 0 87 745" draw:points="0,0 0,745 87,745 87,0">
          <text:p/>
        </draw:polygon>
        <draw:polygon draw:style-name="gr78" draw:text-style-name="P79" draw:layer="layout" svg:width="0.086cm" svg:height="0.744cm" svg:x="14.676cm" svg:y="4.045cm" svg:viewBox="0 0 87 745" draw:points="0,0 0,745 87,745 87,0">
          <text:p/>
        </draw:polygon>
        <draw:polygon draw:style-name="gr78" draw:text-style-name="P79" draw:layer="layout" svg:width="0.086cm" svg:height="0.744cm" svg:x="14.762cm" svg:y="4.045cm" svg:viewBox="0 0 87 745" draw:points="0,0 0,745 87,745 87,0">
          <text:p/>
        </draw:polygon>
        <draw:polygon draw:style-name="gr78" draw:text-style-name="P79" draw:layer="layout" svg:width="0.086cm" svg:height="0.744cm" svg:x="14.848cm" svg:y="4.045cm" svg:viewBox="0 0 87 745" draw:points="0,0 0,745 87,745 87,0">
          <text:p/>
        </draw:polygon>
        <draw:polygon draw:style-name="gr78" draw:text-style-name="P79" draw:layer="layout" svg:width="0.086cm" svg:height="0.744cm" svg:x="14.934cm" svg:y="4.045cm" svg:viewBox="0 0 87 745" draw:points="0,0 0,745 87,745 87,0">
          <text:p/>
        </draw:polygon>
        <draw:polygon draw:style-name="gr78" draw:text-style-name="P79" draw:layer="layout" svg:width="0.087cm" svg:height="0.744cm" svg:x="15.02cm" svg:y="4.045cm" svg:viewBox="0 0 88 745" draw:points="0,0 0,745 88,745 88,0">
          <text:p/>
        </draw:polygon>
        <draw:polygon draw:style-name="gr78" draw:text-style-name="P79" draw:layer="layout" svg:width="0.086cm" svg:height="0.744cm" svg:x="15.107cm" svg:y="4.045cm" svg:viewBox="0 0 87 745" draw:points="0,0 0,745 87,745 87,0">
          <text:p/>
        </draw:polygon>
        <draw:polygon draw:style-name="gr78" draw:text-style-name="P79" draw:layer="layout" svg:width="0.086cm" svg:height="0.744cm" svg:x="15.193cm" svg:y="4.045cm" svg:viewBox="0 0 87 745" draw:points="0,0 0,745 87,745 87,0">
          <text:p/>
        </draw:polygon>
        <draw:polygon draw:style-name="gr78" draw:text-style-name="P79" draw:layer="layout" svg:width="0.086cm" svg:height="0.744cm" svg:x="15.279cm" svg:y="4.045cm" svg:viewBox="0 0 87 745" draw:points="0,0 0,745 87,745 87,0">
          <text:p/>
        </draw:polygon>
        <draw:polygon draw:style-name="gr78" draw:text-style-name="P79" draw:layer="layout" svg:width="0.086cm" svg:height="0.744cm" svg:x="15.365cm" svg:y="4.045cm" svg:viewBox="0 0 87 745" draw:points="0,0 0,745 87,745 87,0">
          <text:p/>
        </draw:polygon>
        <draw:polygon draw:style-name="gr78" draw:text-style-name="P79" draw:layer="layout" svg:width="0.086cm" svg:height="0.744cm" svg:x="15.451cm" svg:y="4.045cm" svg:viewBox="0 0 87 745" draw:points="0,0 0,745 87,745 87,0">
          <text:p/>
        </draw:polygon>
        <draw:polygon draw:style-name="gr78" draw:text-style-name="P79" draw:layer="layout" svg:width="0.086cm" svg:height="0.744cm" svg:x="15.537cm" svg:y="4.045cm" svg:viewBox="0 0 87 745" draw:points="0,0 0,745 87,745 87,0">
          <text:p/>
        </draw:polygon>
        <draw:polygon draw:style-name="gr78" draw:text-style-name="P79" draw:layer="layout" svg:width="0.086cm" svg:height="0.744cm" svg:x="15.623cm" svg:y="4.045cm" svg:viewBox="0 0 87 745" draw:points="0,0 0,745 87,745 87,0">
          <text:p/>
        </draw:polygon>
        <draw:polygon draw:style-name="gr78" draw:text-style-name="P79" draw:layer="layout" svg:width="0.087cm" svg:height="0.744cm" svg:x="15.709cm" svg:y="4.045cm" svg:viewBox="0 0 88 745" draw:points="0,0 0,745 88,745 88,0">
          <text:p/>
        </draw:polygon>
        <draw:polygon draw:style-name="gr78" draw:text-style-name="P79" draw:layer="layout" svg:width="0.086cm" svg:height="0.744cm" svg:x="15.796cm" svg:y="4.045cm" svg:viewBox="0 0 87 745" draw:points="0,0 0,745 87,745 87,0">
          <text:p/>
        </draw:polygon>
        <draw:polygon draw:style-name="gr78" draw:text-style-name="P79" draw:layer="layout" svg:width="0.086cm" svg:height="0.744cm" svg:x="15.882cm" svg:y="4.045cm" svg:viewBox="0 0 87 745" draw:points="0,0 0,745 87,745 87,0">
          <text:p/>
        </draw:polygon>
        <draw:polygon draw:style-name="gr78" draw:text-style-name="P79" draw:layer="layout" svg:width="0.086cm" svg:height="0.744cm" svg:x="15.968cm" svg:y="4.045cm" svg:viewBox="0 0 87 745" draw:points="0,0 0,745 87,745 87,0">
          <text:p/>
        </draw:polygon>
        <draw:polygon draw:style-name="gr74" draw:text-style-name="P75" draw:layer="layout" svg:width="0.086cm" svg:height="0.743cm" svg:x="10.542cm" svg:y="4.789cm" svg:viewBox="0 0 87 744" draw:points="0,0 0,744 87,744 87,0">
          <text:p/>
        </draw:polygon>
        <draw:polygon draw:style-name="gr76" draw:text-style-name="P77" draw:layer="layout" svg:width="0.086cm" svg:height="0.743cm" svg:x="10.628cm" svg:y="4.789cm" svg:viewBox="0 0 87 744" draw:points="0,0 0,744 87,744 87,0">
          <text:p/>
        </draw:polygon>
        <draw:polygon draw:style-name="gr76" draw:text-style-name="P77" draw:layer="layout" svg:width="0.087cm" svg:height="0.743cm" svg:x="10.714cm" svg:y="4.789cm" svg:viewBox="0 0 88 744" draw:points="0,0 0,744 88,744 88,0">
          <text:p/>
        </draw:polygon>
        <draw:polygon draw:style-name="gr79" draw:text-style-name="P80" draw:layer="layout" svg:width="0.086cm" svg:height="0.743cm" svg:x="10.801cm" svg:y="4.789cm" svg:viewBox="0 0 87 744" draw:points="0,0 0,744 87,744 87,0">
          <text:p/>
        </draw:polygon>
        <draw:polygon draw:style-name="gr79" draw:text-style-name="P80" draw:layer="layout" svg:width="0.086cm" svg:height="0.743cm" svg:x="10.887cm" svg:y="4.789cm" svg:viewBox="0 0 87 744" draw:points="0,0 0,744 87,744 87,0">
          <text:p/>
        </draw:polygon>
        <draw:polygon draw:style-name="gr80" draw:text-style-name="P81" draw:layer="layout" svg:width="0.086cm" svg:height="0.743cm" svg:x="10.973cm" svg:y="4.789cm" svg:viewBox="0 0 87 744" draw:points="0,0 0,744 87,744 87,0">
          <text:p/>
        </draw:polygon>
        <draw:polygon draw:style-name="gr81" draw:text-style-name="P82" draw:layer="layout" svg:width="0.086cm" svg:height="0.743cm" svg:x="11.059cm" svg:y="4.789cm" svg:viewBox="0 0 87 744" draw:points="0,0 0,744 87,744 87,0">
          <text:p/>
        </draw:polygon>
        <draw:polygon draw:style-name="gr82" draw:text-style-name="P83" draw:layer="layout" svg:width="0.086cm" svg:height="0.743cm" svg:x="11.145cm" svg:y="4.789cm" svg:viewBox="0 0 87 744" draw:points="0,0 0,744 87,744 87,0">
          <text:p/>
        </draw:polygon>
        <draw:polygon draw:style-name="gr76" draw:text-style-name="P77" draw:layer="layout" svg:width="0.086cm" svg:height="0.743cm" svg:x="11.231cm" svg:y="4.789cm" svg:viewBox="0 0 87 744" draw:points="0,0 0,744 87,744 87,0">
          <text:p/>
        </draw:polygon>
        <draw:polygon draw:style-name="gr76" draw:text-style-name="P77" draw:layer="layout" svg:width="0.086cm" svg:height="0.743cm" svg:x="11.317cm" svg:y="4.789cm" svg:viewBox="0 0 87 744" draw:points="0,0 0,744 87,744 87,0">
          <text:p/>
        </draw:polygon>
        <draw:polygon draw:style-name="gr76" draw:text-style-name="P77" draw:layer="layout" svg:width="0.087cm" svg:height="0.743cm" svg:x="11.403cm" svg:y="4.789cm" svg:viewBox="0 0 88 744" draw:points="0,0 0,744 88,744 88,0">
          <text:p/>
        </draw:polygon>
        <draw:polygon draw:style-name="gr82" draw:text-style-name="P83" draw:layer="layout" svg:width="0.086cm" svg:height="0.743cm" svg:x="11.49cm" svg:y="4.789cm" svg:viewBox="0 0 87 744" draw:points="0,0 0,744 87,744 87,0">
          <text:p/>
        </draw:polygon>
        <draw:polygon draw:style-name="gr79" draw:text-style-name="P80" draw:layer="layout" svg:width="0.086cm" svg:height="0.743cm" svg:x="11.576cm" svg:y="4.789cm" svg:viewBox="0 0 87 744" draw:points="0,0 0,744 87,744 87,0">
          <text:p/>
        </draw:polygon>
        <draw:polygon draw:style-name="gr79" draw:text-style-name="P80" draw:layer="layout" svg:width="0.086cm" svg:height="0.743cm" svg:x="11.662cm" svg:y="4.789cm" svg:viewBox="0 0 87 744" draw:points="0,0 0,744 87,744 87,0">
          <text:p/>
        </draw:polygon>
        <draw:polygon draw:style-name="gr83" draw:text-style-name="P84" draw:layer="layout" svg:width="0.086cm" svg:height="0.743cm" svg:x="11.748cm" svg:y="4.789cm" svg:viewBox="0 0 87 744" draw:points="0,0 0,744 87,744 87,0">
          <text:p/>
        </draw:polygon>
        <draw:polygon draw:style-name="gr84" draw:text-style-name="P85" draw:layer="layout" svg:width="0.086cm" svg:height="0.743cm" svg:x="11.834cm" svg:y="4.789cm" svg:viewBox="0 0 87 744" draw:points="0,0 0,744 87,744 87,0">
          <text:p/>
        </draw:polygon>
        <draw:polygon draw:style-name="gr85" draw:text-style-name="P86" draw:layer="layout" svg:width="0.086cm" svg:height="0.743cm" svg:x="11.92cm" svg:y="4.789cm" svg:viewBox="0 0 87 744" draw:points="0,0 0,744 87,744 87,0">
          <text:p/>
        </draw:polygon>
        <draw:polygon draw:style-name="gr86" draw:text-style-name="P87" draw:layer="layout" svg:width="0.086cm" svg:height="0.743cm" svg:x="12.006cm" svg:y="4.789cm" svg:viewBox="0 0 87 744" draw:points="0,0 0,744 87,744 87,0">
          <text:p/>
        </draw:polygon>
        <draw:polygon draw:style-name="gr86" draw:text-style-name="P87" draw:layer="layout" svg:width="0.086cm" svg:height="0.743cm" svg:x="12.092cm" svg:y="4.789cm" svg:viewBox="0 0 87 744" draw:points="0,0 0,744 87,744 87,0">
          <text:p/>
        </draw:polygon>
        <draw:polygon draw:style-name="gr87" draw:text-style-name="P88" draw:layer="layout" svg:width="0.087cm" svg:height="0.743cm" svg:x="12.178cm" svg:y="4.789cm" svg:viewBox="0 0 88 744" draw:points="0,0 0,744 88,744 88,0">
          <text:p/>
        </draw:polygon>
        <draw:polygon draw:style-name="gr88" draw:text-style-name="P89" draw:layer="layout" svg:width="0.086cm" svg:height="0.743cm" svg:x="12.265cm" svg:y="4.789cm" svg:viewBox="0 0 87 744" draw:points="0,0 0,744 87,744 87,0">
          <text:p/>
        </draw:polygon>
        <draw:polygon draw:style-name="gr89" draw:text-style-name="P90" draw:layer="layout" svg:width="0.086cm" svg:height="0.743cm" svg:x="12.351cm" svg:y="4.789cm" svg:viewBox="0 0 87 744" draw:points="0,0 0,744 87,744 87,0">
          <text:p/>
        </draw:polygon>
        <draw:polygon draw:style-name="gr86" draw:text-style-name="P87" draw:layer="layout" svg:width="0.086cm" svg:height="0.743cm" svg:x="12.437cm" svg:y="4.789cm" svg:viewBox="0 0 87 744" draw:points="0,0 0,744 87,744 87,0">
          <text:p/>
        </draw:polygon>
        <draw:polygon draw:style-name="gr90" draw:text-style-name="P91" draw:layer="layout" svg:width="0.086cm" svg:height="0.743cm" svg:x="12.523cm" svg:y="4.789cm" svg:viewBox="0 0 87 744" draw:points="0,0 0,744 87,744 87,0">
          <text:p/>
        </draw:polygon>
        <draw:polygon draw:style-name="gr91" draw:text-style-name="P92" draw:layer="layout" svg:width="0.086cm" svg:height="0.743cm" svg:x="12.609cm" svg:y="4.789cm" svg:viewBox="0 0 87 744" draw:points="0,0 0,744 87,744 87,0">
          <text:p/>
        </draw:polygon>
        <draw:polygon draw:style-name="gr92" draw:text-style-name="P93" draw:layer="layout" svg:width="0.086cm" svg:height="0.743cm" svg:x="12.695cm" svg:y="4.789cm" svg:viewBox="0 0 87 744" draw:points="0,0 0,744 87,744 87,0">
          <text:p/>
        </draw:polygon>
        <draw:polygon draw:style-name="gr93" draw:text-style-name="P94" draw:layer="layout" svg:width="0.086cm" svg:height="0.743cm" svg:x="12.781cm" svg:y="4.789cm" svg:viewBox="0 0 87 744" draw:points="0,0 0,744 87,744 87,0">
          <text:p/>
        </draw:polygon>
        <draw:polygon draw:style-name="gr83" draw:text-style-name="P84" draw:layer="layout" svg:width="0.087cm" svg:height="0.743cm" svg:x="12.867cm" svg:y="4.789cm" svg:viewBox="0 0 88 744" draw:points="0,0 0,744 88,744 88,0">
          <text:p/>
        </draw:polygon>
        <draw:polygon draw:style-name="gr83" draw:text-style-name="P84" draw:layer="layout" svg:width="0.086cm" svg:height="0.743cm" svg:x="12.954cm" svg:y="4.789cm" svg:viewBox="0 0 87 744" draw:points="0,0 0,744 87,744 87,0">
          <text:p/>
        </draw:polygon>
        <draw:polygon draw:style-name="gr83" draw:text-style-name="P84" draw:layer="layout" svg:width="0.086cm" svg:height="0.743cm" svg:x="13.04cm" svg:y="4.789cm" svg:viewBox="0 0 87 744" draw:points="0,0 0,744 87,744 87,0">
          <text:p/>
        </draw:polygon>
        <draw:polygon draw:style-name="gr83" draw:text-style-name="P84" draw:layer="layout" svg:width="0.086cm" svg:height="0.743cm" svg:x="13.126cm" svg:y="4.789cm" svg:viewBox="0 0 87 744" draw:points="0,0 0,744 87,744 87,0">
          <text:p/>
        </draw:polygon>
        <draw:polygon draw:style-name="gr94" draw:text-style-name="P95" draw:layer="layout" svg:width="0.086cm" svg:height="0.743cm" svg:x="13.212cm" svg:y="4.789cm" svg:viewBox="0 0 87 744" draw:points="0,0 0,744 87,744 87,0">
          <text:p/>
        </draw:polygon>
        <draw:polygon draw:style-name="gr79" draw:text-style-name="P80" draw:layer="layout" svg:width="0.086cm" svg:height="0.743cm" svg:x="13.298cm" svg:y="4.789cm" svg:viewBox="0 0 87 744" draw:points="0,0 0,744 87,744 87,0">
          <text:p/>
        </draw:polygon>
        <draw:polygon draw:style-name="gr77" draw:text-style-name="P78" draw:layer="layout" svg:width="0.086cm" svg:height="0.743cm" svg:x="13.384cm" svg:y="4.789cm" svg:viewBox="0 0 87 744" draw:points="0,0 0,744 87,744 87,0">
          <text:p/>
        </draw:polygon>
        <draw:polygon draw:style-name="gr77" draw:text-style-name="P78" draw:layer="layout" svg:width="0.086cm" svg:height="0.743cm" svg:x="13.47cm" svg:y="4.789cm" svg:viewBox="0 0 87 744" draw:points="0,0 0,744 87,744 87,0">
          <text:p/>
        </draw:polygon>
        <draw:polygon draw:style-name="gr77" draw:text-style-name="P78" draw:layer="layout" svg:width="0.088cm" svg:height="0.743cm" svg:x="13.556cm" svg:y="4.789cm" svg:viewBox="0 0 89 744" draw:points="0,0 0,744 89,744 89,0">
          <text:p/>
        </draw:polygon>
        <draw:polygon draw:style-name="gr74" draw:text-style-name="P75" draw:layer="layout" svg:width="0.086cm" svg:height="0.743cm" svg:x="13.643cm" svg:y="4.789cm" svg:viewBox="0 0 87 744" draw:points="0,0 0,744 87,744 87,0">
          <text:p/>
        </draw:polygon>
        <draw:polygon draw:style-name="gr74" draw:text-style-name="P75" draw:layer="layout" svg:width="0.086cm" svg:height="0.743cm" svg:x="13.729cm" svg:y="4.789cm" svg:viewBox="0 0 87 744" draw:points="0,0 0,744 87,744 87,0">
          <text:p/>
        </draw:polygon>
        <draw:polygon draw:style-name="gr73" draw:text-style-name="P74" draw:layer="layout" svg:width="0.086cm" svg:height="0.743cm" svg:x="13.815cm" svg:y="4.789cm" svg:viewBox="0 0 87 744" draw:points="0,0 0,744 87,744 87,0">
          <text:p/>
        </draw:polygon>
        <draw:polygon draw:style-name="gr73" draw:text-style-name="P74" draw:layer="layout" svg:width="0.086cm" svg:height="0.743cm" svg:x="13.901cm" svg:y="4.789cm" svg:viewBox="0 0 87 744" draw:points="0,0 0,744 87,744 87,0">
          <text:p/>
        </draw:polygon>
        <draw:polygon draw:style-name="gr75" draw:text-style-name="P76" draw:layer="layout" svg:width="0.086cm" svg:height="0.743cm" svg:x="13.987cm" svg:y="4.789cm" svg:viewBox="0 0 87 744" draw:points="0,0 0,744 87,744 87,0">
          <text:p/>
        </draw:polygon>
        <draw:polygon draw:style-name="gr75" draw:text-style-name="P76" draw:layer="layout" svg:width="0.086cm" svg:height="0.743cm" svg:x="14.073cm" svg:y="4.789cm" svg:viewBox="0 0 87 744" draw:points="0,0 0,744 87,744 87,0">
          <text:p/>
        </draw:polygon>
        <draw:polygon draw:style-name="gr72" draw:text-style-name="P73" draw:layer="layout" svg:width="0.086cm" svg:height="0.743cm" svg:x="14.159cm" svg:y="4.789cm" svg:viewBox="0 0 87 744" draw:points="0,0 0,744 87,744 87,0">
          <text:p/>
        </draw:polygon>
        <draw:polygon draw:style-name="gr75" draw:text-style-name="P76" draw:layer="layout" svg:width="0.087cm" svg:height="0.743cm" svg:x="14.245cm" svg:y="4.789cm" svg:viewBox="0 0 88 744" draw:points="0,0 0,744 88,744 88,0">
          <text:p/>
        </draw:polygon>
        <draw:polygon draw:style-name="gr75" draw:text-style-name="P76" draw:layer="layout" svg:width="0.086cm" svg:height="0.743cm" svg:x="14.332cm" svg:y="4.789cm" svg:viewBox="0 0 87 744" draw:points="0,0 0,744 87,744 87,0">
          <text:p/>
        </draw:polygon>
        <draw:polygon draw:style-name="gr95" draw:text-style-name="P96" draw:layer="layout" svg:width="0.086cm" svg:height="0.743cm" svg:x="14.418cm" svg:y="4.789cm" svg:viewBox="0 0 87 744" draw:points="0,0 0,744 87,744 87,0">
          <text:p/>
        </draw:polygon>
        <draw:polygon draw:style-name="gr95" draw:text-style-name="P96" draw:layer="layout" svg:width="0.086cm" svg:height="0.743cm" svg:x="14.504cm" svg:y="4.789cm" svg:viewBox="0 0 87 744" draw:points="0,0 0,744 87,744 87,0">
          <text:p/>
        </draw:polygon>
        <draw:polygon draw:style-name="gr95" draw:text-style-name="P96" draw:layer="layout" svg:width="0.086cm" svg:height="0.743cm" svg:x="14.59cm" svg:y="4.789cm" svg:viewBox="0 0 87 744" draw:points="0,0 0,744 87,744 87,0">
          <text:p/>
        </draw:polygon>
        <draw:polygon draw:style-name="gr78" draw:text-style-name="P79" draw:layer="layout" svg:width="0.086cm" svg:height="0.743cm" svg:x="14.676cm" svg:y="4.789cm" svg:viewBox="0 0 87 744" draw:points="0,0 0,744 87,744 87,0">
          <text:p/>
        </draw:polygon>
        <draw:polygon draw:style-name="gr78" draw:text-style-name="P79" draw:layer="layout" svg:width="0.086cm" svg:height="0.743cm" svg:x="14.762cm" svg:y="4.789cm" svg:viewBox="0 0 87 744" draw:points="0,0 0,744 87,744 87,0">
          <text:p/>
        </draw:polygon>
        <draw:polygon draw:style-name="gr78" draw:text-style-name="P79" draw:layer="layout" svg:width="0.086cm" svg:height="0.743cm" svg:x="14.848cm" svg:y="4.789cm" svg:viewBox="0 0 87 744" draw:points="0,0 0,744 87,744 87,0">
          <text:p/>
        </draw:polygon>
        <draw:polygon draw:style-name="gr78" draw:text-style-name="P79" draw:layer="layout" svg:width="0.086cm" svg:height="0.743cm" svg:x="14.934cm" svg:y="4.789cm" svg:viewBox="0 0 87 744" draw:points="0,0 0,744 87,744 87,0">
          <text:p/>
        </draw:polygon>
        <draw:polygon draw:style-name="gr78" draw:text-style-name="P79" draw:layer="layout" svg:width="0.087cm" svg:height="0.743cm" svg:x="15.02cm" svg:y="4.789cm" svg:viewBox="0 0 88 744" draw:points="0,0 0,744 88,744 88,0">
          <text:p/>
        </draw:polygon>
        <draw:polygon draw:style-name="gr78" draw:text-style-name="P79" draw:layer="layout" svg:width="0.086cm" svg:height="0.743cm" svg:x="15.107cm" svg:y="4.789cm" svg:viewBox="0 0 87 744" draw:points="0,0 0,744 87,744 87,0">
          <text:p/>
        </draw:polygon>
        <draw:polygon draw:style-name="gr78" draw:text-style-name="P79" draw:layer="layout" svg:width="0.086cm" svg:height="0.743cm" svg:x="15.193cm" svg:y="4.789cm" svg:viewBox="0 0 87 744" draw:points="0,0 0,744 87,744 87,0">
          <text:p/>
        </draw:polygon>
        <draw:polygon draw:style-name="gr78" draw:text-style-name="P79" draw:layer="layout" svg:width="0.086cm" svg:height="0.743cm" svg:x="15.279cm" svg:y="4.789cm" svg:viewBox="0 0 87 744" draw:points="0,0 0,744 87,744 87,0">
          <text:p/>
        </draw:polygon>
        <draw:polygon draw:style-name="gr78" draw:text-style-name="P79" draw:layer="layout" svg:width="0.086cm" svg:height="0.743cm" svg:x="15.365cm" svg:y="4.789cm" svg:viewBox="0 0 87 744" draw:points="0,0 0,744 87,744 87,0">
          <text:p/>
        </draw:polygon>
        <draw:polygon draw:style-name="gr78" draw:text-style-name="P79" draw:layer="layout" svg:width="0.086cm" svg:height="0.743cm" svg:x="15.451cm" svg:y="4.789cm" svg:viewBox="0 0 87 744" draw:points="0,0 0,744 87,744 87,0">
          <text:p/>
        </draw:polygon>
        <draw:polygon draw:style-name="gr78" draw:text-style-name="P79" draw:layer="layout" svg:width="0.086cm" svg:height="0.743cm" svg:x="15.537cm" svg:y="4.789cm" svg:viewBox="0 0 87 744" draw:points="0,0 0,744 87,744 87,0">
          <text:p/>
        </draw:polygon>
        <draw:polygon draw:style-name="gr78" draw:text-style-name="P79" draw:layer="layout" svg:width="0.086cm" svg:height="0.743cm" svg:x="15.623cm" svg:y="4.789cm" svg:viewBox="0 0 87 744" draw:points="0,0 0,744 87,744 87,0">
          <text:p/>
        </draw:polygon>
        <draw:polygon draw:style-name="gr78" draw:text-style-name="P79" draw:layer="layout" svg:width="0.087cm" svg:height="0.743cm" svg:x="15.709cm" svg:y="4.789cm" svg:viewBox="0 0 88 744" draw:points="0,0 0,744 88,744 88,0">
          <text:p/>
        </draw:polygon>
        <draw:polygon draw:style-name="gr78" draw:text-style-name="P79" draw:layer="layout" svg:width="0.086cm" svg:height="0.743cm" svg:x="15.796cm" svg:y="4.789cm" svg:viewBox="0 0 87 744" draw:points="0,0 0,744 87,744 87,0">
          <text:p/>
        </draw:polygon>
        <draw:polygon draw:style-name="gr78" draw:text-style-name="P79" draw:layer="layout" svg:width="0.086cm" svg:height="0.743cm" svg:x="15.882cm" svg:y="4.789cm" svg:viewBox="0 0 87 744" draw:points="0,0 0,744 87,744 87,0">
          <text:p/>
        </draw:polygon>
        <draw:polygon draw:style-name="gr78" draw:text-style-name="P79" draw:layer="layout" svg:width="0.086cm" svg:height="0.743cm" svg:x="15.968cm" svg:y="4.789cm" svg:viewBox="0 0 87 744" draw:points="0,0 0,744 87,744 87,0">
          <text:p/>
        </draw:polygon>
        <draw:polygon draw:style-name="gr78" draw:text-style-name="P79" draw:layer="layout" svg:width="0.086cm" svg:height="0.743cm" svg:x="10.542cm" svg:y="5.532cm" svg:viewBox="0 0 87 744" draw:points="0,0 0,744 87,744 87,0">
          <text:p/>
        </draw:polygon>
        <draw:polygon draw:style-name="gr78" draw:text-style-name="P79" draw:layer="layout" svg:width="0.086cm" svg:height="0.743cm" svg:x="10.628cm" svg:y="5.532cm" svg:viewBox="0 0 87 744" draw:points="0,0 0,744 87,744 87,0">
          <text:p/>
        </draw:polygon>
        <draw:polygon draw:style-name="gr78" draw:text-style-name="P79" draw:layer="layout" svg:width="0.087cm" svg:height="0.743cm" svg:x="10.714cm" svg:y="5.532cm" svg:viewBox="0 0 88 744" draw:points="0,0 0,744 88,744 88,0">
          <text:p/>
        </draw:polygon>
        <draw:polygon draw:style-name="gr78" draw:text-style-name="P79" draw:layer="layout" svg:width="0.086cm" svg:height="0.743cm" svg:x="10.801cm" svg:y="5.532cm" svg:viewBox="0 0 87 744" draw:points="0,0 0,744 87,744 87,0">
          <text:p/>
        </draw:polygon>
        <draw:polygon draw:style-name="gr78" draw:text-style-name="P79" draw:layer="layout" svg:width="0.086cm" svg:height="0.743cm" svg:x="10.887cm" svg:y="5.532cm" svg:viewBox="0 0 87 744" draw:points="0,0 0,744 87,744 87,0">
          <text:p/>
        </draw:polygon>
        <draw:polygon draw:style-name="gr78" draw:text-style-name="P79" draw:layer="layout" svg:width="0.086cm" svg:height="0.743cm" svg:x="10.973cm" svg:y="5.532cm" svg:viewBox="0 0 87 744" draw:points="0,0 0,744 87,744 87,0">
          <text:p/>
        </draw:polygon>
        <draw:polygon draw:style-name="gr78" draw:text-style-name="P79" draw:layer="layout" svg:width="0.086cm" svg:height="0.743cm" svg:x="11.059cm" svg:y="5.532cm" svg:viewBox="0 0 87 744" draw:points="0,0 0,744 87,744 87,0">
          <text:p/>
        </draw:polygon>
        <draw:polygon draw:style-name="gr78" draw:text-style-name="P79" draw:layer="layout" svg:width="0.086cm" svg:height="0.743cm" svg:x="11.145cm" svg:y="5.532cm" svg:viewBox="0 0 87 744" draw:points="0,0 0,744 87,744 87,0">
          <text:p/>
        </draw:polygon>
        <draw:polygon draw:style-name="gr78" draw:text-style-name="P79" draw:layer="layout" svg:width="0.086cm" svg:height="0.743cm" svg:x="11.231cm" svg:y="5.532cm" svg:viewBox="0 0 87 744" draw:points="0,0 0,744 87,744 87,0">
          <text:p/>
        </draw:polygon>
        <draw:polygon draw:style-name="gr78" draw:text-style-name="P79" draw:layer="layout" svg:width="0.086cm" svg:height="0.743cm" svg:x="11.317cm" svg:y="5.532cm" svg:viewBox="0 0 87 744" draw:points="0,0 0,744 87,744 87,0">
          <text:p/>
        </draw:polygon>
        <draw:polygon draw:style-name="gr78" draw:text-style-name="P79" draw:layer="layout" svg:width="0.087cm" svg:height="0.743cm" svg:x="11.403cm" svg:y="5.532cm" svg:viewBox="0 0 88 744" draw:points="0,0 0,744 88,744 88,0">
          <text:p/>
        </draw:polygon>
        <draw:polygon draw:style-name="gr78" draw:text-style-name="P79" draw:layer="layout" svg:width="0.086cm" svg:height="0.743cm" svg:x="11.49cm" svg:y="5.532cm" svg:viewBox="0 0 87 744" draw:points="0,0 0,744 87,744 87,0">
          <text:p/>
        </draw:polygon>
        <draw:polygon draw:style-name="gr78" draw:text-style-name="P79" draw:layer="layout" svg:width="0.086cm" svg:height="0.743cm" svg:x="11.576cm" svg:y="5.532cm" svg:viewBox="0 0 87 744" draw:points="0,0 0,744 87,744 87,0">
          <text:p/>
        </draw:polygon>
        <draw:polygon draw:style-name="gr78" draw:text-style-name="P79" draw:layer="layout" svg:width="0.086cm" svg:height="0.743cm" svg:x="11.662cm" svg:y="5.532cm" svg:viewBox="0 0 87 744" draw:points="0,0 0,744 87,744 87,0">
          <text:p/>
        </draw:polygon>
        <draw:polygon draw:style-name="gr78" draw:text-style-name="P79" draw:layer="layout" svg:width="0.086cm" svg:height="0.743cm" svg:x="11.748cm" svg:y="5.532cm" svg:viewBox="0 0 87 744" draw:points="0,0 0,744 87,744 87,0">
          <text:p/>
        </draw:polygon>
        <draw:polygon draw:style-name="gr96" draw:text-style-name="P97" draw:layer="layout" svg:width="0.086cm" svg:height="0.743cm" svg:x="11.834cm" svg:y="5.532cm" svg:viewBox="0 0 87 744" draw:points="0,0 0,744 87,744 87,0">
          <text:p/>
        </draw:polygon>
        <draw:polygon draw:style-name="gr96" draw:text-style-name="P97" draw:layer="layout" svg:width="0.086cm" svg:height="0.743cm" svg:x="11.92cm" svg:y="5.532cm" svg:viewBox="0 0 87 744" draw:points="0,0 0,744 87,744 87,0">
          <text:p/>
        </draw:polygon>
        <draw:polygon draw:style-name="gr78" draw:text-style-name="P79" draw:layer="layout" svg:width="0.086cm" svg:height="0.743cm" svg:x="12.006cm" svg:y="5.532cm" svg:viewBox="0 0 87 744" draw:points="0,0 0,744 87,744 87,0">
          <text:p/>
        </draw:polygon>
        <draw:polygon draw:style-name="gr78" draw:text-style-name="P79" draw:layer="layout" svg:width="0.086cm" svg:height="0.743cm" svg:x="12.092cm" svg:y="5.532cm" svg:viewBox="0 0 87 744" draw:points="0,0 0,744 87,744 87,0">
          <text:p/>
        </draw:polygon>
        <draw:polygon draw:style-name="gr78" draw:text-style-name="P79" draw:layer="layout" svg:width="0.087cm" svg:height="0.743cm" svg:x="12.178cm" svg:y="5.532cm" svg:viewBox="0 0 88 744" draw:points="0,0 0,744 88,744 88,0">
          <text:p/>
        </draw:polygon>
        <draw:polygon draw:style-name="gr78" draw:text-style-name="P79" draw:layer="layout" svg:width="0.086cm" svg:height="0.743cm" svg:x="12.265cm" svg:y="5.532cm" svg:viewBox="0 0 87 744" draw:points="0,0 0,744 87,744 87,0">
          <text:p/>
        </draw:polygon>
        <draw:polygon draw:style-name="gr78" draw:text-style-name="P79" draw:layer="layout" svg:width="0.086cm" svg:height="0.743cm" svg:x="12.351cm" svg:y="5.532cm" svg:viewBox="0 0 87 744" draw:points="0,0 0,744 87,744 87,0">
          <text:p/>
        </draw:polygon>
        <draw:polygon draw:style-name="gr78" draw:text-style-name="P79" draw:layer="layout" svg:width="0.086cm" svg:height="0.743cm" svg:x="12.437cm" svg:y="5.532cm" svg:viewBox="0 0 87 744" draw:points="0,0 0,744 87,744 87,0">
          <text:p/>
        </draw:polygon>
        <draw:polygon draw:style-name="gr96" draw:text-style-name="P97" draw:layer="layout" svg:width="0.086cm" svg:height="0.743cm" svg:x="12.523cm" svg:y="5.532cm" svg:viewBox="0 0 87 744" draw:points="0,0 0,744 87,744 87,0">
          <text:p/>
        </draw:polygon>
        <draw:polygon draw:style-name="gr96" draw:text-style-name="P97" draw:layer="layout" svg:width="0.086cm" svg:height="0.743cm" svg:x="12.609cm" svg:y="5.532cm" svg:viewBox="0 0 87 744" draw:points="0,0 0,744 87,744 87,0">
          <text:p/>
        </draw:polygon>
        <draw:polygon draw:style-name="gr96" draw:text-style-name="P97" draw:layer="layout" svg:width="0.086cm" svg:height="0.743cm" svg:x="12.695cm" svg:y="5.532cm" svg:viewBox="0 0 87 744" draw:points="0,0 0,744 87,744 87,0">
          <text:p/>
        </draw:polygon>
        <draw:polygon draw:style-name="gr78" draw:text-style-name="P79" draw:layer="layout" svg:width="0.086cm" svg:height="0.743cm" svg:x="12.781cm" svg:y="5.532cm" svg:viewBox="0 0 87 744" draw:points="0,0 0,744 87,744 87,0">
          <text:p/>
        </draw:polygon>
        <draw:polygon draw:style-name="gr96" draw:text-style-name="P97" draw:layer="layout" svg:width="0.087cm" svg:height="0.743cm" svg:x="12.867cm" svg:y="5.532cm" svg:viewBox="0 0 88 744" draw:points="0,0 0,744 88,744 88,0">
          <text:p/>
        </draw:polygon>
        <draw:polygon draw:style-name="gr78" draw:text-style-name="P79" draw:layer="layout" svg:width="0.086cm" svg:height="0.743cm" svg:x="12.954cm" svg:y="5.532cm" svg:viewBox="0 0 87 744" draw:points="0,0 0,744 87,744 87,0">
          <text:p/>
        </draw:polygon>
        <draw:polygon draw:style-name="gr78" draw:text-style-name="P79" draw:layer="layout" svg:width="0.086cm" svg:height="0.743cm" svg:x="13.04cm" svg:y="5.532cm" svg:viewBox="0 0 87 744" draw:points="0,0 0,744 87,744 87,0">
          <text:p/>
        </draw:polygon>
        <draw:polygon draw:style-name="gr96" draw:text-style-name="P97" draw:layer="layout" svg:width="0.086cm" svg:height="0.743cm" svg:x="13.126cm" svg:y="5.532cm" svg:viewBox="0 0 87 744" draw:points="0,0 0,744 87,744 87,0">
          <text:p/>
        </draw:polygon>
        <draw:polygon draw:style-name="gr96" draw:text-style-name="P97" draw:layer="layout" svg:width="0.086cm" svg:height="0.743cm" svg:x="13.212cm" svg:y="5.532cm" svg:viewBox="0 0 87 744" draw:points="0,0 0,744 87,744 87,0">
          <text:p/>
        </draw:polygon>
        <draw:polygon draw:style-name="gr96" draw:text-style-name="P97" draw:layer="layout" svg:width="0.086cm" svg:height="0.743cm" svg:x="13.298cm" svg:y="5.532cm" svg:viewBox="0 0 87 744" draw:points="0,0 0,744 87,744 87,0">
          <text:p/>
        </draw:polygon>
        <draw:polygon draw:style-name="gr96" draw:text-style-name="P97" draw:layer="layout" svg:width="0.086cm" svg:height="0.743cm" svg:x="13.384cm" svg:y="5.532cm" svg:viewBox="0 0 87 744" draw:points="0,0 0,744 87,744 87,0">
          <text:p/>
        </draw:polygon>
        <draw:polygon draw:style-name="gr96" draw:text-style-name="P97" draw:layer="layout" svg:width="0.086cm" svg:height="0.743cm" svg:x="13.47cm" svg:y="5.532cm" svg:viewBox="0 0 87 744" draw:points="0,0 0,744 87,744 87,0">
          <text:p/>
        </draw:polygon>
        <draw:polygon draw:style-name="gr96" draw:text-style-name="P97" draw:layer="layout" svg:width="0.088cm" svg:height="0.743cm" svg:x="13.556cm" svg:y="5.532cm" svg:viewBox="0 0 89 744" draw:points="0,0 0,744 89,744 89,0">
          <text:p/>
        </draw:polygon>
        <draw:polygon draw:style-name="gr78" draw:text-style-name="P79" draw:layer="layout" svg:width="0.086cm" svg:height="0.743cm" svg:x="13.643cm" svg:y="5.532cm" svg:viewBox="0 0 87 744" draw:points="0,0 0,744 87,744 87,0">
          <text:p/>
        </draw:polygon>
        <draw:polygon draw:style-name="gr78" draw:text-style-name="P79" draw:layer="layout" svg:width="0.086cm" svg:height="0.743cm" svg:x="13.729cm" svg:y="5.532cm" svg:viewBox="0 0 87 744" draw:points="0,0 0,744 87,744 87,0">
          <text:p/>
        </draw:polygon>
        <draw:polygon draw:style-name="gr78" draw:text-style-name="P79" draw:layer="layout" svg:width="0.086cm" svg:height="0.743cm" svg:x="13.815cm" svg:y="5.532cm" svg:viewBox="0 0 87 744" draw:points="0,0 0,744 87,744 87,0">
          <text:p/>
        </draw:polygon>
        <draw:polygon draw:style-name="gr78" draw:text-style-name="P79" draw:layer="layout" svg:width="0.086cm" svg:height="0.743cm" svg:x="13.901cm" svg:y="5.532cm" svg:viewBox="0 0 87 744" draw:points="0,0 0,744 87,744 87,0">
          <text:p/>
        </draw:polygon>
        <draw:polygon draw:style-name="gr78" draw:text-style-name="P79" draw:layer="layout" svg:width="0.086cm" svg:height="0.743cm" svg:x="13.987cm" svg:y="5.532cm" svg:viewBox="0 0 87 744" draw:points="0,0 0,744 87,744 87,0">
          <text:p/>
        </draw:polygon>
        <draw:polygon draw:style-name="gr78" draw:text-style-name="P79" draw:layer="layout" svg:width="0.086cm" svg:height="0.743cm" svg:x="14.073cm" svg:y="5.532cm" svg:viewBox="0 0 87 744" draw:points="0,0 0,744 87,744 87,0">
          <text:p/>
        </draw:polygon>
        <draw:polygon draw:style-name="gr78" draw:text-style-name="P79" draw:layer="layout" svg:width="0.086cm" svg:height="0.743cm" svg:x="14.159cm" svg:y="5.532cm" svg:viewBox="0 0 87 744" draw:points="0,0 0,744 87,744 87,0">
          <text:p/>
        </draw:polygon>
        <draw:polygon draw:style-name="gr78" draw:text-style-name="P79" draw:layer="layout" svg:width="0.087cm" svg:height="0.743cm" svg:x="14.245cm" svg:y="5.532cm" svg:viewBox="0 0 88 744" draw:points="0,0 0,744 88,744 88,0">
          <text:p/>
        </draw:polygon>
        <draw:polygon draw:style-name="gr78" draw:text-style-name="P79" draw:layer="layout" svg:width="0.086cm" svg:height="0.743cm" svg:x="14.332cm" svg:y="5.532cm" svg:viewBox="0 0 87 744" draw:points="0,0 0,744 87,744 87,0">
          <text:p/>
        </draw:polygon>
        <draw:polygon draw:style-name="gr78" draw:text-style-name="P79" draw:layer="layout" svg:width="0.086cm" svg:height="0.743cm" svg:x="14.418cm" svg:y="5.532cm" svg:viewBox="0 0 87 744" draw:points="0,0 0,744 87,744 87,0">
          <text:p/>
        </draw:polygon>
        <draw:polygon draw:style-name="gr78" draw:text-style-name="P79" draw:layer="layout" svg:width="0.086cm" svg:height="0.743cm" svg:x="14.504cm" svg:y="5.532cm" svg:viewBox="0 0 87 744" draw:points="0,0 0,744 87,744 87,0">
          <text:p/>
        </draw:polygon>
        <draw:polygon draw:style-name="gr78" draw:text-style-name="P79" draw:layer="layout" svg:width="0.086cm" svg:height="0.743cm" svg:x="14.59cm" svg:y="5.532cm" svg:viewBox="0 0 87 744" draw:points="0,0 0,744 87,744 87,0">
          <text:p/>
        </draw:polygon>
        <draw:polygon draw:style-name="gr78" draw:text-style-name="P79" draw:layer="layout" svg:width="0.086cm" svg:height="0.743cm" svg:x="14.676cm" svg:y="5.532cm" svg:viewBox="0 0 87 744" draw:points="0,0 0,744 87,744 87,0">
          <text:p/>
        </draw:polygon>
        <draw:polygon draw:style-name="gr78" draw:text-style-name="P79" draw:layer="layout" svg:width="0.086cm" svg:height="0.743cm" svg:x="14.762cm" svg:y="5.532cm" svg:viewBox="0 0 87 744" draw:points="0,0 0,744 87,744 87,0">
          <text:p/>
        </draw:polygon>
        <draw:polygon draw:style-name="gr95" draw:text-style-name="P96" draw:layer="layout" svg:width="0.086cm" svg:height="0.743cm" svg:x="14.848cm" svg:y="5.532cm" svg:viewBox="0 0 87 744" draw:points="0,0 0,744 87,744 87,0">
          <text:p/>
        </draw:polygon>
        <draw:polygon draw:style-name="gr78" draw:text-style-name="P79" draw:layer="layout" svg:width="0.086cm" svg:height="0.743cm" svg:x="14.934cm" svg:y="5.532cm" svg:viewBox="0 0 87 744" draw:points="0,0 0,744 87,744 87,0">
          <text:p/>
        </draw:polygon>
        <draw:polygon draw:style-name="gr78" draw:text-style-name="P79" draw:layer="layout" svg:width="0.087cm" svg:height="0.743cm" svg:x="15.02cm" svg:y="5.532cm" svg:viewBox="0 0 88 744" draw:points="0,0 0,744 88,744 88,0">
          <text:p/>
        </draw:polygon>
        <draw:polygon draw:style-name="gr78" draw:text-style-name="P79" draw:layer="layout" svg:width="0.086cm" svg:height="0.743cm" svg:x="15.107cm" svg:y="5.532cm" svg:viewBox="0 0 87 744" draw:points="0,0 0,744 87,744 87,0">
          <text:p/>
        </draw:polygon>
        <draw:polygon draw:style-name="gr78" draw:text-style-name="P79" draw:layer="layout" svg:width="0.086cm" svg:height="0.743cm" svg:x="15.193cm" svg:y="5.532cm" svg:viewBox="0 0 87 744" draw:points="0,0 0,744 87,744 87,0">
          <text:p/>
        </draw:polygon>
        <draw:polygon draw:style-name="gr78" draw:text-style-name="P79" draw:layer="layout" svg:width="0.086cm" svg:height="0.743cm" svg:x="15.279cm" svg:y="5.532cm" svg:viewBox="0 0 87 744" draw:points="0,0 0,744 87,744 87,0">
          <text:p/>
        </draw:polygon>
        <draw:polygon draw:style-name="gr78" draw:text-style-name="P79" draw:layer="layout" svg:width="0.086cm" svg:height="0.743cm" svg:x="15.365cm" svg:y="5.532cm" svg:viewBox="0 0 87 744" draw:points="0,0 0,744 87,744 87,0">
          <text:p/>
        </draw:polygon>
        <draw:polygon draw:style-name="gr78" draw:text-style-name="P79" draw:layer="layout" svg:width="0.086cm" svg:height="0.743cm" svg:x="15.451cm" svg:y="5.532cm" svg:viewBox="0 0 87 744" draw:points="0,0 0,744 87,744 87,0">
          <text:p/>
        </draw:polygon>
        <draw:polygon draw:style-name="gr78" draw:text-style-name="P79" draw:layer="layout" svg:width="0.086cm" svg:height="0.743cm" svg:x="15.537cm" svg:y="5.532cm" svg:viewBox="0 0 87 744" draw:points="0,0 0,744 87,744 87,0">
          <text:p/>
        </draw:polygon>
        <draw:polygon draw:style-name="gr78" draw:text-style-name="P79" draw:layer="layout" svg:width="0.086cm" svg:height="0.743cm" svg:x="15.623cm" svg:y="5.532cm" svg:viewBox="0 0 87 744" draw:points="0,0 0,744 87,744 87,0">
          <text:p/>
        </draw:polygon>
        <draw:polygon draw:style-name="gr78" draw:text-style-name="P79" draw:layer="layout" svg:width="0.087cm" svg:height="0.743cm" svg:x="15.709cm" svg:y="5.532cm" svg:viewBox="0 0 88 744" draw:points="0,0 0,744 88,744 88,0">
          <text:p/>
        </draw:polygon>
        <draw:polygon draw:style-name="gr78" draw:text-style-name="P79" draw:layer="layout" svg:width="0.086cm" svg:height="0.743cm" svg:x="15.796cm" svg:y="5.532cm" svg:viewBox="0 0 87 744" draw:points="0,0 0,744 87,744 87,0">
          <text:p/>
        </draw:polygon>
        <draw:polygon draw:style-name="gr78" draw:text-style-name="P79" draw:layer="layout" svg:width="0.086cm" svg:height="0.743cm" svg:x="15.882cm" svg:y="5.532cm" svg:viewBox="0 0 87 744" draw:points="0,0 0,744 87,744 87,0">
          <text:p/>
        </draw:polygon>
        <draw:polygon draw:style-name="gr78" draw:text-style-name="P79" draw:layer="layout" svg:width="0.086cm" svg:height="0.743cm" svg:x="15.968cm" svg:y="5.532cm" svg:viewBox="0 0 87 744" draw:points="0,0 0,744 87,744 87,0">
          <text:p/>
        </draw:polygon>
        <draw:polygon draw:style-name="gr78" draw:text-style-name="P79" draw:layer="layout" svg:width="0.086cm" svg:height="0.743cm" svg:x="10.542cm" svg:y="6.275cm" svg:viewBox="0 0 87 744" draw:points="0,0 0,744 87,744 87,0">
          <text:p/>
        </draw:polygon>
        <draw:polygon draw:style-name="gr78" draw:text-style-name="P79" draw:layer="layout" svg:width="0.086cm" svg:height="0.743cm" svg:x="10.628cm" svg:y="6.275cm" svg:viewBox="0 0 87 744" draw:points="0,0 0,744 87,744 87,0">
          <text:p/>
        </draw:polygon>
        <draw:polygon draw:style-name="gr78" draw:text-style-name="P79" draw:layer="layout" svg:width="0.087cm" svg:height="0.743cm" svg:x="10.714cm" svg:y="6.275cm" svg:viewBox="0 0 88 744" draw:points="0,0 0,744 88,744 88,0">
          <text:p/>
        </draw:polygon>
        <draw:polygon draw:style-name="gr78" draw:text-style-name="P79" draw:layer="layout" svg:width="0.086cm" svg:height="0.743cm" svg:x="10.801cm" svg:y="6.275cm" svg:viewBox="0 0 87 744" draw:points="0,0 0,744 87,744 87,0">
          <text:p/>
        </draw:polygon>
        <draw:polygon draw:style-name="gr78" draw:text-style-name="P79" draw:layer="layout" svg:width="0.086cm" svg:height="0.743cm" svg:x="10.887cm" svg:y="6.275cm" svg:viewBox="0 0 87 744" draw:points="0,0 0,744 87,744 87,0">
          <text:p/>
        </draw:polygon>
        <draw:polygon draw:style-name="gr78" draw:text-style-name="P79" draw:layer="layout" svg:width="0.086cm" svg:height="0.743cm" svg:x="10.973cm" svg:y="6.275cm" svg:viewBox="0 0 87 744" draw:points="0,0 0,744 87,744 87,0">
          <text:p/>
        </draw:polygon>
        <draw:polygon draw:style-name="gr78" draw:text-style-name="P79" draw:layer="layout" svg:width="0.086cm" svg:height="0.743cm" svg:x="11.059cm" svg:y="6.275cm" svg:viewBox="0 0 87 744" draw:points="0,0 0,744 87,744 87,0">
          <text:p/>
        </draw:polygon>
        <draw:polygon draw:style-name="gr78" draw:text-style-name="P79" draw:layer="layout" svg:width="0.086cm" svg:height="0.743cm" svg:x="11.145cm" svg:y="6.275cm" svg:viewBox="0 0 87 744" draw:points="0,0 0,744 87,744 87,0">
          <text:p/>
        </draw:polygon>
        <draw:polygon draw:style-name="gr78" draw:text-style-name="P79" draw:layer="layout" svg:width="0.086cm" svg:height="0.743cm" svg:x="11.231cm" svg:y="6.275cm" svg:viewBox="0 0 87 744" draw:points="0,0 0,744 87,744 87,0">
          <text:p/>
        </draw:polygon>
        <draw:polygon draw:style-name="gr78" draw:text-style-name="P79" draw:layer="layout" svg:width="0.086cm" svg:height="0.743cm" svg:x="11.317cm" svg:y="6.275cm" svg:viewBox="0 0 87 744" draw:points="0,0 0,744 87,744 87,0">
          <text:p/>
        </draw:polygon>
        <draw:polygon draw:style-name="gr78" draw:text-style-name="P79" draw:layer="layout" svg:width="0.087cm" svg:height="0.743cm" svg:x="11.403cm" svg:y="6.275cm" svg:viewBox="0 0 88 744" draw:points="0,0 0,744 88,744 88,0">
          <text:p/>
        </draw:polygon>
        <draw:polygon draw:style-name="gr78" draw:text-style-name="P79" draw:layer="layout" svg:width="0.086cm" svg:height="0.743cm" svg:x="11.49cm" svg:y="6.275cm" svg:viewBox="0 0 87 744" draw:points="0,0 0,744 87,744 87,0">
          <text:p/>
        </draw:polygon>
        <draw:polygon draw:style-name="gr78" draw:text-style-name="P79" draw:layer="layout" svg:width="0.086cm" svg:height="0.743cm" svg:x="11.576cm" svg:y="6.275cm" svg:viewBox="0 0 87 744" draw:points="0,0 0,744 87,744 87,0">
          <text:p/>
        </draw:polygon>
        <draw:polygon draw:style-name="gr78" draw:text-style-name="P79" draw:layer="layout" svg:width="0.086cm" svg:height="0.743cm" svg:x="11.662cm" svg:y="6.275cm" svg:viewBox="0 0 87 744" draw:points="0,0 0,744 87,744 87,0">
          <text:p/>
        </draw:polygon>
        <draw:polygon draw:style-name="gr78" draw:text-style-name="P79" draw:layer="layout" svg:width="0.086cm" svg:height="0.743cm" svg:x="11.748cm" svg:y="6.275cm" svg:viewBox="0 0 87 744" draw:points="0,0 0,744 87,744 87,0">
          <text:p/>
        </draw:polygon>
        <draw:polygon draw:style-name="gr78" draw:text-style-name="P79" draw:layer="layout" svg:width="0.086cm" svg:height="0.743cm" svg:x="11.834cm" svg:y="6.275cm" svg:viewBox="0 0 87 744" draw:points="0,0 0,744 87,744 87,0">
          <text:p/>
        </draw:polygon>
        <draw:polygon draw:style-name="gr78" draw:text-style-name="P79" draw:layer="layout" svg:width="0.086cm" svg:height="0.743cm" svg:x="11.92cm" svg:y="6.275cm" svg:viewBox="0 0 87 744" draw:points="0,0 0,744 87,744 87,0">
          <text:p/>
        </draw:polygon>
        <draw:polygon draw:style-name="gr78" draw:text-style-name="P79" draw:layer="layout" svg:width="0.086cm" svg:height="0.743cm" svg:x="12.006cm" svg:y="6.275cm" svg:viewBox="0 0 87 744" draw:points="0,0 0,744 87,744 87,0">
          <text:p/>
        </draw:polygon>
        <draw:polygon draw:style-name="gr78" draw:text-style-name="P79" draw:layer="layout" svg:width="0.086cm" svg:height="0.743cm" svg:x="12.092cm" svg:y="6.275cm" svg:viewBox="0 0 87 744" draw:points="0,0 0,744 87,744 87,0">
          <text:p/>
        </draw:polygon>
        <draw:polygon draw:style-name="gr78" draw:text-style-name="P79" draw:layer="layout" svg:width="0.087cm" svg:height="0.743cm" svg:x="12.178cm" svg:y="6.275cm" svg:viewBox="0 0 88 744" draw:points="0,0 0,744 88,744 88,0">
          <text:p/>
        </draw:polygon>
        <draw:polygon draw:style-name="gr78" draw:text-style-name="P79" draw:layer="layout" svg:width="0.086cm" svg:height="0.743cm" svg:x="12.265cm" svg:y="6.275cm" svg:viewBox="0 0 87 744" draw:points="0,0 0,744 87,744 87,0">
          <text:p/>
        </draw:polygon>
        <draw:polygon draw:style-name="gr78" draw:text-style-name="P79" draw:layer="layout" svg:width="0.086cm" svg:height="0.743cm" svg:x="12.351cm" svg:y="6.275cm" svg:viewBox="0 0 87 744" draw:points="0,0 0,744 87,744 87,0">
          <text:p/>
        </draw:polygon>
        <draw:polygon draw:style-name="gr95" draw:text-style-name="P96" draw:layer="layout" svg:width="0.086cm" svg:height="0.743cm" svg:x="12.437cm" svg:y="6.275cm" svg:viewBox="0 0 87 744" draw:points="0,0 0,744 87,744 87,0">
          <text:p/>
        </draw:polygon>
        <draw:polygon draw:style-name="gr95" draw:text-style-name="P96" draw:layer="layout" svg:width="0.086cm" svg:height="0.743cm" svg:x="12.523cm" svg:y="6.275cm" svg:viewBox="0 0 87 744" draw:points="0,0 0,744 87,744 87,0">
          <text:p/>
        </draw:polygon>
        <draw:polygon draw:style-name="gr95" draw:text-style-name="P96" draw:layer="layout" svg:width="0.086cm" svg:height="0.743cm" svg:x="12.609cm" svg:y="6.275cm" svg:viewBox="0 0 87 744" draw:points="0,0 0,744 87,744 87,0">
          <text:p/>
        </draw:polygon>
        <draw:polygon draw:style-name="gr95" draw:text-style-name="P96" draw:layer="layout" svg:width="0.086cm" svg:height="0.743cm" svg:x="12.695cm" svg:y="6.275cm" svg:viewBox="0 0 87 744" draw:points="0,0 0,744 87,744 87,0">
          <text:p/>
        </draw:polygon>
        <draw:polygon draw:style-name="gr95" draw:text-style-name="P96" draw:layer="layout" svg:width="0.086cm" svg:height="0.743cm" svg:x="12.781cm" svg:y="6.275cm" svg:viewBox="0 0 87 744" draw:points="0,0 0,744 87,744 87,0">
          <text:p/>
        </draw:polygon>
        <draw:polygon draw:style-name="gr95" draw:text-style-name="P96" draw:layer="layout" svg:width="0.087cm" svg:height="0.743cm" svg:x="12.867cm" svg:y="6.275cm" svg:viewBox="0 0 88 744" draw:points="0,0 0,744 88,744 88,0">
          <text:p/>
        </draw:polygon>
        <draw:polygon draw:style-name="gr75" draw:text-style-name="P76" draw:layer="layout" svg:width="0.086cm" svg:height="0.743cm" svg:x="12.954cm" svg:y="6.275cm" svg:viewBox="0 0 87 744" draw:points="0,0 0,744 87,744 87,0">
          <text:p/>
        </draw:polygon>
        <draw:polygon draw:style-name="gr75" draw:text-style-name="P76" draw:layer="layout" svg:width="0.086cm" svg:height="0.743cm" svg:x="13.04cm" svg:y="6.275cm" svg:viewBox="0 0 87 744" draw:points="0,0 0,744 87,744 87,0">
          <text:p/>
        </draw:polygon>
        <draw:polygon draw:style-name="gr75" draw:text-style-name="P76" draw:layer="layout" svg:width="0.086cm" svg:height="0.743cm" svg:x="13.126cm" svg:y="6.275cm" svg:viewBox="0 0 87 744" draw:points="0,0 0,744 87,744 87,0">
          <text:p/>
        </draw:polygon>
        <draw:polygon draw:style-name="gr75" draw:text-style-name="P76" draw:layer="layout" svg:width="0.086cm" svg:height="0.743cm" svg:x="13.212cm" svg:y="6.275cm" svg:viewBox="0 0 87 744" draw:points="0,0 0,744 87,744 87,0">
          <text:p/>
        </draw:polygon>
        <draw:polygon draw:style-name="gr75" draw:text-style-name="P76" draw:layer="layout" svg:width="0.086cm" svg:height="0.743cm" svg:x="13.298cm" svg:y="6.275cm" svg:viewBox="0 0 87 744" draw:points="0,0 0,744 87,744 87,0">
          <text:p/>
        </draw:polygon>
        <draw:polygon draw:style-name="gr75" draw:text-style-name="P76" draw:layer="layout" svg:width="0.086cm" svg:height="0.743cm" svg:x="13.384cm" svg:y="6.275cm" svg:viewBox="0 0 87 744" draw:points="0,0 0,744 87,744 87,0">
          <text:p/>
        </draw:polygon>
        <draw:polygon draw:style-name="gr75" draw:text-style-name="P76" draw:layer="layout" svg:width="0.086cm" svg:height="0.743cm" svg:x="13.47cm" svg:y="6.275cm" svg:viewBox="0 0 87 744" draw:points="0,0 0,744 87,744 87,0">
          <text:p/>
        </draw:polygon>
        <draw:polygon draw:style-name="gr95" draw:text-style-name="P96" draw:layer="layout" svg:width="0.088cm" svg:height="0.743cm" svg:x="13.556cm" svg:y="6.275cm" svg:viewBox="0 0 89 744" draw:points="0,0 0,744 89,744 89,0">
          <text:p/>
        </draw:polygon>
        <draw:polygon draw:style-name="gr75" draw:text-style-name="P76" draw:layer="layout" svg:width="0.086cm" svg:height="0.743cm" svg:x="13.643cm" svg:y="6.275cm" svg:viewBox="0 0 87 744" draw:points="0,0 0,744 87,744 87,0">
          <text:p/>
        </draw:polygon>
        <draw:polygon draw:style-name="gr75" draw:text-style-name="P76" draw:layer="layout" svg:width="0.086cm" svg:height="0.743cm" svg:x="13.729cm" svg:y="6.275cm" svg:viewBox="0 0 87 744" draw:points="0,0 0,744 87,744 87,0">
          <text:p/>
        </draw:polygon>
        <draw:polygon draw:style-name="gr75" draw:text-style-name="P76" draw:layer="layout" svg:width="0.086cm" svg:height="0.743cm" svg:x="13.815cm" svg:y="6.275cm" svg:viewBox="0 0 87 744" draw:points="0,0 0,744 87,744 87,0">
          <text:p/>
        </draw:polygon>
        <draw:polygon draw:style-name="gr73" draw:text-style-name="P74" draw:layer="layout" svg:width="0.086cm" svg:height="0.743cm" svg:x="13.901cm" svg:y="6.275cm" svg:viewBox="0 0 87 744" draw:points="0,0 0,744 87,744 87,0">
          <text:p/>
        </draw:polygon>
        <draw:polygon draw:style-name="gr72" draw:text-style-name="P73" draw:layer="layout" svg:width="0.086cm" svg:height="0.743cm" svg:x="13.987cm" svg:y="6.275cm" svg:viewBox="0 0 87 744" draw:points="0,0 0,744 87,744 87,0">
          <text:p/>
        </draw:polygon>
        <draw:polygon draw:style-name="gr77" draw:text-style-name="P78" draw:layer="layout" svg:width="0.086cm" svg:height="0.743cm" svg:x="14.073cm" svg:y="6.275cm" svg:viewBox="0 0 87 744" draw:points="0,0 0,744 87,744 87,0">
          <text:p/>
        </draw:polygon>
        <draw:polygon draw:style-name="gr77" draw:text-style-name="P78" draw:layer="layout" svg:width="0.086cm" svg:height="0.743cm" svg:x="14.159cm" svg:y="6.275cm" svg:viewBox="0 0 87 744" draw:points="0,0 0,744 87,744 87,0">
          <text:p/>
        </draw:polygon>
        <draw:polygon draw:style-name="gr74" draw:text-style-name="P75" draw:layer="layout" svg:width="0.087cm" svg:height="0.743cm" svg:x="14.245cm" svg:y="6.275cm" svg:viewBox="0 0 88 744" draw:points="0,0 0,744 88,744 88,0">
          <text:p/>
        </draw:polygon>
        <draw:polygon draw:style-name="gr79" draw:text-style-name="P80" draw:layer="layout" svg:width="0.086cm" svg:height="0.743cm" svg:x="14.332cm" svg:y="6.275cm" svg:viewBox="0 0 87 744" draw:points="0,0 0,744 87,744 87,0">
          <text:p/>
        </draw:polygon>
        <draw:polygon draw:style-name="gr94" draw:text-style-name="P95" draw:layer="layout" svg:width="0.086cm" svg:height="0.743cm" svg:x="14.418cm" svg:y="6.275cm" svg:viewBox="0 0 87 744" draw:points="0,0 0,744 87,744 87,0">
          <text:p/>
        </draw:polygon>
        <draw:polygon draw:style-name="gr81" draw:text-style-name="P82" draw:layer="layout" svg:width="0.086cm" svg:height="0.743cm" svg:x="14.504cm" svg:y="6.275cm" svg:viewBox="0 0 87 744" draw:points="0,0 0,744 87,744 87,0">
          <text:p/>
        </draw:polygon>
        <draw:polygon draw:style-name="gr81" draw:text-style-name="P82" draw:layer="layout" svg:width="0.086cm" svg:height="0.743cm" svg:x="14.59cm" svg:y="6.275cm" svg:viewBox="0 0 87 744" draw:points="0,0 0,744 87,744 87,0">
          <text:p/>
        </draw:polygon>
        <draw:polygon draw:style-name="gr97" draw:text-style-name="P98" draw:layer="layout" svg:width="0.086cm" svg:height="0.743cm" svg:x="14.676cm" svg:y="6.275cm" svg:viewBox="0 0 87 744" draw:points="0,0 0,744 87,744 87,0">
          <text:p/>
        </draw:polygon>
        <draw:polygon draw:style-name="gr98" draw:text-style-name="P99" draw:layer="layout" svg:width="0.086cm" svg:height="0.743cm" svg:x="14.762cm" svg:y="6.275cm" svg:viewBox="0 0 87 744" draw:points="0,0 0,744 87,744 87,0">
          <text:p/>
        </draw:polygon>
        <draw:polygon draw:style-name="gr99" draw:text-style-name="P100" draw:layer="layout" svg:width="0.086cm" svg:height="0.743cm" svg:x="14.848cm" svg:y="6.275cm" svg:viewBox="0 0 87 744" draw:points="0,0 0,744 87,744 87,0">
          <text:p/>
        </draw:polygon>
        <draw:polygon draw:style-name="gr100" draw:text-style-name="P101" draw:layer="layout" svg:width="0.086cm" svg:height="0.743cm" svg:x="14.934cm" svg:y="6.275cm" svg:viewBox="0 0 87 744" draw:points="0,0 0,744 87,744 87,0">
          <text:p/>
        </draw:polygon>
        <draw:polygon draw:style-name="gr81" draw:text-style-name="P82" draw:layer="layout" svg:width="0.087cm" svg:height="0.743cm" svg:x="15.02cm" svg:y="6.275cm" svg:viewBox="0 0 88 744" draw:points="0,0 0,744 88,744 88,0">
          <text:p/>
        </draw:polygon>
        <draw:polygon draw:style-name="gr94" draw:text-style-name="P95" draw:layer="layout" svg:width="0.086cm" svg:height="0.743cm" svg:x="15.107cm" svg:y="6.275cm" svg:viewBox="0 0 87 744" draw:points="0,0 0,744 87,744 87,0">
          <text:p/>
        </draw:polygon>
        <draw:polygon draw:style-name="gr79" draw:text-style-name="P80" draw:layer="layout" svg:width="0.086cm" svg:height="0.743cm" svg:x="15.193cm" svg:y="6.275cm" svg:viewBox="0 0 87 744" draw:points="0,0 0,744 87,744 87,0">
          <text:p/>
        </draw:polygon>
        <draw:polygon draw:style-name="gr77" draw:text-style-name="P78" draw:layer="layout" svg:width="0.086cm" svg:height="0.743cm" svg:x="15.279cm" svg:y="6.275cm" svg:viewBox="0 0 87 744" draw:points="0,0 0,744 87,744 87,0">
          <text:p/>
        </draw:polygon>
        <draw:polygon draw:style-name="gr75" draw:text-style-name="P76" draw:layer="layout" svg:width="0.086cm" svg:height="0.743cm" svg:x="15.365cm" svg:y="6.275cm" svg:viewBox="0 0 87 744" draw:points="0,0 0,744 87,744 87,0">
          <text:p/>
        </draw:polygon>
        <draw:polygon draw:style-name="gr101" draw:text-style-name="P102" draw:layer="layout" svg:width="0.086cm" svg:height="0.743cm" svg:x="15.451cm" svg:y="6.275cm" svg:viewBox="0 0 87 744" draw:points="0,0 0,744 87,744 87,0">
          <text:p/>
        </draw:polygon>
        <draw:polygon draw:style-name="gr101" draw:text-style-name="P102" draw:layer="layout" svg:width="0.086cm" svg:height="0.743cm" svg:x="15.537cm" svg:y="6.275cm" svg:viewBox="0 0 87 744" draw:points="0,0 0,744 87,744 87,0">
          <text:p/>
        </draw:polygon>
        <draw:polygon draw:style-name="gr101" draw:text-style-name="P102" draw:layer="layout" svg:width="0.086cm" svg:height="0.743cm" svg:x="15.623cm" svg:y="6.275cm" svg:viewBox="0 0 87 744" draw:points="0,0 0,744 87,744 87,0">
          <text:p/>
        </draw:polygon>
        <draw:polygon draw:style-name="gr102" draw:text-style-name="P103" draw:layer="layout" svg:width="0.087cm" svg:height="0.743cm" svg:x="15.709cm" svg:y="6.275cm" svg:viewBox="0 0 88 744" draw:points="0,0 0,744 88,744 88,0">
          <text:p/>
        </draw:polygon>
        <draw:polygon draw:style-name="gr103" draw:text-style-name="P104" draw:layer="layout" svg:width="0.086cm" svg:height="0.743cm" svg:x="15.796cm" svg:y="6.275cm" svg:viewBox="0 0 87 744" draw:points="0,0 0,744 87,744 87,0">
          <text:p/>
        </draw:polygon>
        <draw:polygon draw:style-name="gr103" draw:text-style-name="P104" draw:layer="layout" svg:width="0.086cm" svg:height="0.743cm" svg:x="15.882cm" svg:y="6.275cm" svg:viewBox="0 0 87 744" draw:points="0,0 0,744 87,744 87,0">
          <text:p/>
        </draw:polygon>
        <draw:polygon draw:style-name="gr102" draw:text-style-name="P103" draw:layer="layout" svg:width="0.086cm" svg:height="0.743cm" svg:x="15.968cm" svg:y="6.275cm" svg:viewBox="0 0 87 744" draw:points="0,0 0,744 87,744 87,0">
          <text:p/>
        </draw:polygon>
        <draw:polygon draw:style-name="gr68" draw:text-style-name="P71" draw:layer="layout" svg:width="0cm" svg:height="0.123cm" svg:x="10.585cm" svg:y="7.018cm" svg:viewBox="0 0 0 124" draw:points="0,0 0,124">
          <text:p/>
        </draw:polygon>
        <draw:line draw:style-name="gr69" draw:text-style-name="P72" draw:layer="layout" svg:x1="10.585cm" svg:y1="7.018cm" svg:x2="10.585cm" svg:y2="7.142cm">
          <text:p/>
        </draw:line>
        <draw:polygon draw:style-name="gr68" draw:text-style-name="P71" draw:layer="layout" svg:width="0cm" svg:height="0.123cm" svg:x="11.016cm" svg:y="7.018cm" svg:viewBox="0 0 0 124" draw:points="0,0 0,124">
          <text:p/>
        </draw:polygon>
        <draw:line draw:style-name="gr69" draw:text-style-name="P72" draw:layer="layout" svg:x1="11.016cm" svg:y1="7.018cm" svg:x2="11.016cm" svg:y2="7.142cm">
          <text:p/>
        </draw:line>
        <draw:frame draw:style-name="gr1" draw:text-style-name="P2" draw:layer="layout" svg:width="0.352cm" svg:height="0.39cm" svg:x="10.498cm" svg:y="7.196cm">
          <draw:text-box>
            <text:p text:style-name="P1"><text:span text:style-name="T1">0</text:span></text:p>
          </draw:text-box>
        </draw:frame>
        <draw:polygon draw:style-name="gr68" draw:text-style-name="P71" draw:layer="layout" svg:width="0cm" svg:height="0.123cm" svg:x="11.446cm" svg:y="7.018cm" svg:viewBox="0 0 0 124" draw:points="0,0 0,124">
          <text:p/>
        </draw:polygon>
        <draw:line draw:style-name="gr69" draw:text-style-name="P72" draw:layer="layout" svg:x1="11.446cm" svg:y1="7.018cm" svg:x2="11.446cm" svg:y2="7.142cm">
          <text:p/>
        </draw:line>
        <draw:polygon draw:style-name="gr68" draw:text-style-name="P71" draw:layer="layout" svg:width="0cm" svg:height="0.123cm" svg:x="11.877cm" svg:y="7.018cm" svg:viewBox="0 0 0 124" draw:points="0,0 0,124">
          <text:p/>
        </draw:polygon>
        <draw:line draw:style-name="gr69" draw:text-style-name="P72" draw:layer="layout" svg:x1="11.877cm" svg:y1="7.018cm" svg:x2="11.877cm" svg:y2="7.142cm">
          <text:p/>
        </draw:line>
        <draw:polygon draw:style-name="gr68" draw:text-style-name="P71" draw:layer="layout" svg:width="0cm" svg:height="0.123cm" svg:x="12.308cm" svg:y="7.018cm" svg:viewBox="0 0 0 124" draw:points="0,0 0,124">
          <text:p/>
        </draw:polygon>
        <draw:line draw:style-name="gr69" draw:text-style-name="P72" draw:layer="layout" svg:x1="12.308cm" svg:y1="7.018cm" svg:x2="12.308cm" svg:y2="7.142cm">
          <text:p/>
        </draw:line>
        <draw:polygon draw:style-name="gr68" draw:text-style-name="P71" draw:layer="layout" svg:width="0cm" svg:height="0.123cm" svg:x="12.738cm" svg:y="7.018cm" svg:viewBox="0 0 0 124" draw:points="0,0 0,124">
          <text:p/>
        </draw:polygon>
        <draw:line draw:style-name="gr69" draw:text-style-name="P72" draw:layer="layout" svg:x1="12.738cm" svg:y1="7.018cm" svg:x2="12.738cm" svg:y2="7.142cm">
          <text:p/>
        </draw:line>
        <draw:polygon draw:style-name="gr68" draw:text-style-name="P71" draw:layer="layout" svg:width="0cm" svg:height="0.123cm" svg:x="13.169cm" svg:y="7.018cm" svg:viewBox="0 0 0 124" draw:points="0,0 0,124">
          <text:p/>
        </draw:polygon>
        <draw:line draw:style-name="gr69" draw:text-style-name="P72" draw:layer="layout" svg:x1="13.169cm" svg:y1="7.018cm" svg:x2="13.169cm" svg:y2="7.142cm">
          <text:p/>
        </draw:line>
        <draw:polygon draw:style-name="gr68" draw:text-style-name="P71" draw:layer="layout" svg:width="0cm" svg:height="0.123cm" svg:x="13.599cm" svg:y="7.018cm" svg:viewBox="0 0 0 124" draw:points="0,0 0,124">
          <text:p/>
        </draw:polygon>
        <draw:line draw:style-name="gr69" draw:text-style-name="P72" draw:layer="layout" svg:x1="13.599cm" svg:y1="7.018cm" svg:x2="13.599cm" svg:y2="7.142cm">
          <text:p/>
        </draw:line>
        <draw:polygon draw:style-name="gr68" draw:text-style-name="P71" draw:layer="layout" svg:width="0cm" svg:height="0.123cm" svg:x="14.03cm" svg:y="7.018cm" svg:viewBox="0 0 0 124" draw:points="0,0 0,124">
          <text:p/>
        </draw:polygon>
        <draw:line draw:style-name="gr69" draw:text-style-name="P72" draw:layer="layout" svg:x1="14.03cm" svg:y1="7.018cm" svg:x2="14.03cm" svg:y2="7.142cm">
          <text:p/>
        </draw:line>
        <draw:polygon draw:style-name="gr68" draw:text-style-name="P71" draw:layer="layout" svg:width="0cm" svg:height="0.123cm" svg:x="14.461cm" svg:y="7.018cm" svg:viewBox="0 0 0 124" draw:points="0,0 0,124">
          <text:p/>
        </draw:polygon>
        <draw:line draw:style-name="gr69" draw:text-style-name="P72" draw:layer="layout" svg:x1="14.461cm" svg:y1="7.018cm" svg:x2="14.461cm" svg:y2="7.142cm">
          <text:p/>
        </draw:line>
        <draw:polygon draw:style-name="gr68" draw:text-style-name="P71" draw:layer="layout" svg:width="0cm" svg:height="0.123cm" svg:x="14.891cm" svg:y="7.018cm" svg:viewBox="0 0 0 124" draw:points="0,0 0,124">
          <text:p/>
        </draw:polygon>
        <draw:line draw:style-name="gr69" draw:text-style-name="P72" draw:layer="layout" svg:x1="14.891cm" svg:y1="7.018cm" svg:x2="14.891cm" svg:y2="7.142cm">
          <text:p/>
        </draw:line>
        <draw:polygon draw:style-name="gr68" draw:text-style-name="P71" draw:layer="layout" svg:width="0cm" svg:height="0.123cm" svg:x="15.322cm" svg:y="7.018cm" svg:viewBox="0 0 0 124" draw:points="0,0 0,124">
          <text:p/>
        </draw:polygon>
        <draw:line draw:style-name="gr69" draw:text-style-name="P72" draw:layer="layout" svg:x1="15.322cm" svg:y1="7.018cm" svg:x2="15.322cm" svg:y2="7.142cm">
          <text:p/>
        </draw:line>
        <draw:frame draw:style-name="gr1" draw:text-style-name="P2" draw:layer="layout" svg:width="4.625cm" svg:height="0.39cm" svg:x="10.928cm" svg:y="7.196cm">
          <draw:text-box>
            <text:p text:style-name="P1"><text:span text:style-name="T1">5 </text:span><text:span text:style-name="T1">1</text:span><text:span text:style-name="T1">0 </text:span><text:span text:style-name="T1">1</text:span><text:span text:style-name="T1">5 </text:span><text:span text:style-name="T1">2</text:span><text:span text:style-name="T1">0 </text:span><text:span text:style-name="T1">2</text:span><text:span text:style-name="T1">5 </text:span><text:span text:style-name="T1">3</text:span><text:span text:style-name="T1">0 </text:span><text:span text:style-name="T1">3</text:span><text:span text:style-name="T1">5 </text:span><text:span text:style-name="T1">4</text:span><text:span text:style-name="T1">0 </text:span><text:span text:style-name="T1">4</text:span><text:span text:style-name="T1">5 </text:span><text:span text:style-name="T1">5</text:span><text:span text:style-name="T1">0 </text:span><text:span text:style-name="T1">5</text:span><text:span text:style-name="T1">5</text:span></text:p>
          </draw:text-box>
        </draw:frame>
        <draw:polygon draw:style-name="gr68" draw:text-style-name="P71" draw:layer="layout" svg:width="0.122cm" svg:height="0cm" svg:x="10.419cm" svg:y="2.931cm" svg:viewBox="0 0 123 0" draw:points="123,0 0,0">
          <text:p/>
        </draw:polygon>
        <draw:line draw:style-name="gr69" draw:text-style-name="P72" draw:layer="layout" svg:x1="10.542cm" svg:y1="2.931cm" svg:x2="10.419cm" svg:y2="2.931cm">
          <text:p/>
        </draw:line>
        <draw:polygon draw:style-name="gr68" draw:text-style-name="P71" draw:layer="layout" svg:width="0.122cm" svg:height="0cm" svg:x="10.419cm" svg:y="3.674cm" svg:viewBox="0 0 123 0" draw:points="123,0 0,0">
          <text:p/>
        </draw:polygon>
        <draw:line draw:style-name="gr69" draw:text-style-name="P72" draw:layer="layout" svg:x1="10.542cm" svg:y1="3.674cm" svg:x2="10.419cm" svg:y2="3.674cm">
          <text:p/>
        </draw:line>
        <draw:polygon draw:style-name="gr68" draw:text-style-name="P71" draw:layer="layout" svg:width="0.122cm" svg:height="0cm" svg:x="10.419cm" svg:y="4.417cm" svg:viewBox="0 0 123 0" draw:points="123,0 0,0">
          <text:p/>
        </draw:polygon>
        <draw:line draw:style-name="gr69" draw:text-style-name="P72" draw:layer="layout" svg:x1="10.542cm" svg:y1="4.417cm" svg:x2="10.419cm" svg:y2="4.417cm">
          <text:p/>
        </draw:line>
        <draw:polygon draw:style-name="gr68" draw:text-style-name="P71" draw:layer="layout" svg:width="0.122cm" svg:height="0cm" svg:x="10.419cm" svg:y="5.16cm" svg:viewBox="0 0 123 0" draw:points="123,0 0,0">
          <text:p/>
        </draw:polygon>
        <draw:line draw:style-name="gr69" draw:text-style-name="P72" draw:layer="layout" svg:x1="10.542cm" svg:y1="5.16cm" svg:x2="10.419cm" svg:y2="5.16cm">
          <text:p/>
        </draw:line>
        <draw:polygon draw:style-name="gr68" draw:text-style-name="P71" draw:layer="layout" svg:width="0.122cm" svg:height="0cm" svg:x="10.419cm" svg:y="5.903cm" svg:viewBox="0 0 123 0" draw:points="123,0 0,0">
          <text:p/>
        </draw:polygon>
        <draw:line draw:style-name="gr69" draw:text-style-name="P72" draw:layer="layout" svg:x1="10.542cm" svg:y1="5.903cm" svg:x2="10.419cm" svg:y2="5.903cm">
          <text:p/>
        </draw:line>
        <draw:polygon draw:style-name="gr68" draw:text-style-name="P71" draw:layer="layout" svg:width="0.122cm" svg:height="0cm" svg:x="10.419cm" svg:y="6.647cm" svg:viewBox="0 0 123 0" draw:points="123,0 0,0">
          <text:p/>
        </draw:polygon>
        <draw:line draw:style-name="gr69" draw:text-style-name="P72" draw:layer="layout" svg:x1="10.542cm" svg:y1="6.647cm" svg:x2="10.419cm" svg:y2="6.647cm">
          <text:p/>
        </draw:line>
        <draw:line draw:style-name="gr70" draw:text-style-name="P72" draw:layer="layout" svg:x1="10.542cm" svg:y1="7.018cm" svg:x2="10.542cm" svg:y2="2.559cm">
          <text:p/>
        </draw:line>
        <draw:line draw:style-name="gr70" draw:text-style-name="P72" draw:layer="layout" svg:x1="16.054cm" svg:y1="7.018cm" svg:x2="16.054cm" svg:y2="2.559cm">
          <text:p/>
        </draw:line>
        <draw:line draw:style-name="gr70" draw:text-style-name="P72" draw:layer="layout" svg:x1="10.542cm" svg:y1="7.018cm" svg:x2="16.054cm" svg:y2="7.018cm">
          <text:p/>
        </draw:line>
        <draw:line draw:style-name="gr70" draw:text-style-name="P72" draw:layer="layout" svg:x1="10.542cm" svg:y1="2.559cm" svg:x2="16.054cm" svg:y2="2.559cm">
          <text:p/>
        </draw:line>
        <draw:polygon draw:style-name="gr9" draw:text-style-name="P12" draw:layer="layout" svg:width="0.223cm" svg:height="4.459cm" svg:x="16.398cm" svg:y="2.559cm" svg:viewBox="0 0 224 4460" draw:points="0,4460 224,4460 224,0 0,0">
          <text:p/>
        </draw:polygon>
        <draw:frame draw:style-name="gr71" draw:text-style-name="P72" draw:layer="layout" svg:width="0.228cm" svg:height="4.457cm" svg:x="16.397cm" svg:y="2.549cm">
          <draw:image xlink:href="Pictures/10000000000000120000015F7F8477838F622351.png" xlink:type="simple" xlink:show="embed" xlink:actuate="onLoad" loext:mime-type="image/png">
            <text:p/>
          </draw:image>
        </draw:frame>
        <draw:polygon draw:style-name="gr68" draw:text-style-name="P71" draw:layer="layout" svg:width="0.123cm" svg:height="0cm" svg:x="16.621cm" svg:y="7.018cm" svg:viewBox="0 0 124 0" draw:points="0,0 124,0">
          <text:p/>
        </draw:polygon>
        <draw:line draw:style-name="gr69" draw:text-style-name="P72" draw:layer="layout" svg:x1="16.621cm" svg:y1="7.018cm" svg:x2="16.745cm" svg:y2="7.018cm">
          <text:p/>
        </draw:line>
        <draw:polygon draw:style-name="gr68" draw:text-style-name="P71" draw:layer="layout" svg:width="0.123cm" svg:height="0cm" svg:x="16.621cm" svg:y="6.126cm" svg:viewBox="0 0 124 0" draw:points="0,0 124,0">
          <text:p/>
        </draw:polygon>
        <draw:line draw:style-name="gr69" draw:text-style-name="P72" draw:layer="layout" svg:x1="16.621cm" svg:y1="6.126cm" svg:x2="16.745cm" svg:y2="6.126cm">
          <text:p/>
        </draw:line>
        <draw:frame draw:style-name="gr1" draw:text-style-name="P2" draw:layer="layout" svg:width="0.447cm" svg:height="0.39cm" svg:x="16.869cm" svg:y="6.827cm">
          <draw:text-box>
            <text:p text:style-name="P1"><text:span text:style-name="T1">0.0</text:span></text:p>
          </draw:text-box>
        </draw:frame>
        <draw:polygon draw:style-name="gr68" draw:text-style-name="P71" draw:layer="layout" svg:width="0.123cm" svg:height="0cm" svg:x="16.621cm" svg:y="5.234cm" svg:viewBox="0 0 124 0" draw:points="0,0 124,0">
          <text:p/>
        </draw:polygon>
        <draw:line draw:style-name="gr69" draw:text-style-name="P72" draw:layer="layout" svg:x1="16.621cm" svg:y1="5.234cm" svg:x2="16.745cm" svg:y2="5.234cm">
          <text:p/>
        </draw:line>
        <draw:frame draw:style-name="gr1" draw:text-style-name="P2" draw:layer="layout" svg:width="0.447cm" svg:height="0.39cm" svg:x="16.869cm" svg:y="5.935cm">
          <draw:text-box>
            <text:p text:style-name="P1"><text:span text:style-name="T1">0.1</text:span></text:p>
          </draw:text-box>
        </draw:frame>
        <draw:polygon draw:style-name="gr68" draw:text-style-name="P71" draw:layer="layout" svg:width="0.123cm" svg:height="0cm" svg:x="16.621cm" svg:y="4.343cm" svg:viewBox="0 0 124 0" draw:points="0,0 124,0">
          <text:p/>
        </draw:polygon>
        <draw:line draw:style-name="gr69" draw:text-style-name="P72" draw:layer="layout" svg:x1="16.621cm" svg:y1="4.343cm" svg:x2="16.745cm" svg:y2="4.343cm">
          <text:p/>
        </draw:line>
        <draw:frame draw:style-name="gr1" draw:text-style-name="P2" draw:layer="layout" svg:width="0.447cm" svg:height="0.39cm" svg:x="16.869cm" svg:y="5.043cm">
          <draw:text-box>
            <text:p text:style-name="P1"><text:span text:style-name="T1">0.2</text:span></text:p>
          </draw:text-box>
        </draw:frame>
        <draw:polygon draw:style-name="gr68" draw:text-style-name="P71" draw:layer="layout" svg:width="0.123cm" svg:height="0cm" svg:x="16.621cm" svg:y="3.451cm" svg:viewBox="0 0 124 0" draw:points="0,0 124,0">
          <text:p/>
        </draw:polygon>
        <draw:line draw:style-name="gr69" draw:text-style-name="P72" draw:layer="layout" svg:x1="16.621cm" svg:y1="3.451cm" svg:x2="16.745cm" svg:y2="3.451cm">
          <text:p/>
        </draw:line>
        <draw:frame draw:style-name="gr1" draw:text-style-name="P2" draw:layer="layout" svg:width="0.447cm" svg:height="0.39cm" svg:x="16.869cm" svg:y="4.151cm">
          <draw:text-box>
            <text:p text:style-name="P1"><text:span text:style-name="T1">0.3</text:span></text:p>
          </draw:text-box>
        </draw:frame>
        <draw:polygon draw:style-name="gr68" draw:text-style-name="P71" draw:layer="layout" svg:width="0.123cm" svg:height="0cm" svg:x="16.621cm" svg:y="2.559cm" svg:viewBox="0 0 124 0" draw:points="0,0 124,0">
          <text:p/>
        </draw:polygon>
        <draw:line draw:style-name="gr69" draw:text-style-name="P72" draw:layer="layout" svg:x1="16.621cm" svg:y1="2.559cm" svg:x2="16.745cm" svg:y2="2.559cm">
          <text:p/>
        </draw:line>
        <draw:frame draw:style-name="gr1" draw:text-style-name="P2" draw:layer="layout" svg:width="0.447cm" svg:height="0.39cm" svg:x="16.869cm" svg:y="3.259cm">
          <draw:text-box>
            <text:p text:style-name="P1"><text:span text:style-name="T1">0.4</text:span></text:p>
          </draw:text-box>
        </draw:frame>
        <draw:polygon draw:style-name="gr70" draw:text-style-name="P72" draw:layer="layout" svg:width="0.223cm" svg:height="4.459cm" svg:x="16.398cm" svg:y="2.559cm" svg:viewBox="0 0 224 4460" draw:points="0,4460 113,4460 224,4460 224,0 113,0 0,0">
          <text:p/>
        </draw:polygon>
        <draw:frame draw:style-name="gr1" draw:text-style-name="P2" draw:layer="layout" svg:width="0.447cm" svg:height="0.39cm" svg:x="16.869cm" svg:y="2.368cm">
          <draw:text-box>
            <text:p text:style-name="P1"><text:span text:style-name="T1">0.5</text:span></text:p>
          </draw:text-box>
        </draw:frame>
        <draw:frame draw:style-name="gr104" draw:text-style-name="P105" draw:layer="layout" svg:width="0.352cm" svg:height="0.418cm" svg:x="16.384cm" svg:y="7.134cm">
          <draw:text-box>
            <text:p text:style-name="P1"><text:span text:style-name="T1">IE</text:span></text:p>
          </draw:text-box>
        </draw:frame>
        <draw:polygon draw:style-name="gr9" draw:text-style-name="P12" draw:layer="layout" svg:width="5.512cm" svg:height="4.459cm" svg:x="18.042cm" svg:y="2.559cm" svg:viewBox="0 0 5513 4460" draw:points="0,4460 5513,4460 5513,0 0,0">
          <text:p/>
        </draw:polygon>
        <draw:polygon draw:style-name="gr105" draw:text-style-name="P106" draw:layer="layout" svg:width="0.086cm" svg:height="0.744cm" svg:x="18.042cm" svg:y="4.045cm" svg:viewBox="0 0 87 745" draw:points="0,0 0,745 87,745 87,0">
          <text:p/>
        </draw:polygon>
        <draw:polygon draw:style-name="gr105" draw:text-style-name="P106" draw:layer="layout" svg:width="0.086cm" svg:height="0.744cm" svg:x="18.128cm" svg:y="4.045cm" svg:viewBox="0 0 87 745" draw:points="0,0 0,745 87,745 87,0">
          <text:p/>
        </draw:polygon>
        <draw:polygon draw:style-name="gr105" draw:text-style-name="P106" draw:layer="layout" svg:width="0.087cm" svg:height="0.744cm" svg:x="18.214cm" svg:y="4.045cm" svg:viewBox="0 0 88 745" draw:points="0,0 0,745 88,745 88,0">
          <text:p/>
        </draw:polygon>
        <draw:polygon draw:style-name="gr105" draw:text-style-name="P106" draw:layer="layout" svg:width="0.086cm" svg:height="0.744cm" svg:x="18.301cm" svg:y="4.045cm" svg:viewBox="0 0 87 745" draw:points="0,0 0,745 87,745 87,0">
          <text:p/>
        </draw:polygon>
        <draw:polygon draw:style-name="gr105" draw:text-style-name="P106" draw:layer="layout" svg:width="0.086cm" svg:height="0.744cm" svg:x="18.387cm" svg:y="4.045cm" svg:viewBox="0 0 87 745" draw:points="0,0 0,745 87,745 87,0">
          <text:p/>
        </draw:polygon>
        <draw:polygon draw:style-name="gr105" draw:text-style-name="P106" draw:layer="layout" svg:width="0.086cm" svg:height="0.744cm" svg:x="18.473cm" svg:y="4.045cm" svg:viewBox="0 0 87 745" draw:points="0,0 0,745 87,745 87,0">
          <text:p/>
        </draw:polygon>
        <draw:polygon draw:style-name="gr105" draw:text-style-name="P106" draw:layer="layout" svg:width="0.086cm" svg:height="0.744cm" svg:x="18.559cm" svg:y="4.045cm" svg:viewBox="0 0 87 745" draw:points="0,0 0,745 87,745 87,0">
          <text:p/>
        </draw:polygon>
        <draw:polygon draw:style-name="gr105" draw:text-style-name="P106" draw:layer="layout" svg:width="0.086cm" svg:height="0.744cm" svg:x="18.645cm" svg:y="4.045cm" svg:viewBox="0 0 87 745" draw:points="0,0 0,745 87,745 87,0">
          <text:p/>
        </draw:polygon>
        <draw:polygon draw:style-name="gr105" draw:text-style-name="P106" draw:layer="layout" svg:width="0.086cm" svg:height="0.744cm" svg:x="18.731cm" svg:y="4.045cm" svg:viewBox="0 0 87 745" draw:points="0,0 0,745 87,745 87,0">
          <text:p/>
        </draw:polygon>
        <draw:polygon draw:style-name="gr105" draw:text-style-name="P106" draw:layer="layout" svg:width="0.086cm" svg:height="0.744cm" svg:x="18.817cm" svg:y="4.045cm" svg:viewBox="0 0 87 745" draw:points="0,0 0,745 87,745 87,0">
          <text:p/>
        </draw:polygon>
        <draw:polygon draw:style-name="gr105" draw:text-style-name="P106" draw:layer="layout" svg:width="0.087cm" svg:height="0.744cm" svg:x="18.903cm" svg:y="4.045cm" svg:viewBox="0 0 88 745" draw:points="0,0 0,745 88,745 88,0">
          <text:p/>
        </draw:polygon>
        <draw:polygon draw:style-name="gr105" draw:text-style-name="P106" draw:layer="layout" svg:width="0.086cm" svg:height="0.744cm" svg:x="18.99cm" svg:y="4.045cm" svg:viewBox="0 0 87 745" draw:points="0,0 0,745 87,745 87,0">
          <text:p/>
        </draw:polygon>
        <draw:polygon draw:style-name="gr105" draw:text-style-name="P106" draw:layer="layout" svg:width="0.086cm" svg:height="0.744cm" svg:x="19.076cm" svg:y="4.045cm" svg:viewBox="0 0 87 745" draw:points="0,0 0,745 87,745 87,0">
          <text:p/>
        </draw:polygon>
        <draw:polygon draw:style-name="gr105" draw:text-style-name="P106" draw:layer="layout" svg:width="0.086cm" svg:height="0.744cm" svg:x="19.162cm" svg:y="4.045cm" svg:viewBox="0 0 87 745" draw:points="0,0 0,745 87,745 87,0">
          <text:p/>
        </draw:polygon>
        <draw:polygon draw:style-name="gr105" draw:text-style-name="P106" draw:layer="layout" svg:width="0.086cm" svg:height="0.744cm" svg:x="19.248cm" svg:y="4.045cm" svg:viewBox="0 0 87 745" draw:points="0,0 0,745 87,745 87,0">
          <text:p/>
        </draw:polygon>
        <draw:polygon draw:style-name="gr105" draw:text-style-name="P106" draw:layer="layout" svg:width="0.086cm" svg:height="0.744cm" svg:x="19.334cm" svg:y="4.045cm" svg:viewBox="0 0 87 745" draw:points="0,0 0,745 87,745 87,0">
          <text:p/>
        </draw:polygon>
        <draw:polygon draw:style-name="gr105" draw:text-style-name="P106" draw:layer="layout" svg:width="0.086cm" svg:height="0.744cm" svg:x="19.42cm" svg:y="4.045cm" svg:viewBox="0 0 87 745" draw:points="0,0 0,745 87,745 87,0">
          <text:p/>
        </draw:polygon>
        <draw:polygon draw:style-name="gr105" draw:text-style-name="P106" draw:layer="layout" svg:width="0.086cm" svg:height="0.744cm" svg:x="19.506cm" svg:y="4.045cm" svg:viewBox="0 0 87 745" draw:points="0,0 0,745 87,745 87,0">
          <text:p/>
        </draw:polygon>
        <draw:polygon draw:style-name="gr105" draw:text-style-name="P106" draw:layer="layout" svg:width="0.086cm" svg:height="0.744cm" svg:x="19.592cm" svg:y="4.045cm" svg:viewBox="0 0 87 745" draw:points="0,0 0,745 87,745 87,0">
          <text:p/>
        </draw:polygon>
        <draw:polygon draw:style-name="gr105" draw:text-style-name="P106" draw:layer="layout" svg:width="0.087cm" svg:height="0.744cm" svg:x="19.678cm" svg:y="4.045cm" svg:viewBox="0 0 88 745" draw:points="0,0 0,745 88,745 88,0">
          <text:p/>
        </draw:polygon>
        <draw:polygon draw:style-name="gr105" draw:text-style-name="P106" draw:layer="layout" svg:width="0.086cm" svg:height="0.744cm" svg:x="19.765cm" svg:y="4.045cm" svg:viewBox="0 0 87 745" draw:points="0,0 0,745 87,745 87,0">
          <text:p/>
        </draw:polygon>
        <draw:polygon draw:style-name="gr105" draw:text-style-name="P106" draw:layer="layout" svg:width="0.086cm" svg:height="0.744cm" svg:x="19.851cm" svg:y="4.045cm" svg:viewBox="0 0 87 745" draw:points="0,0 0,745 87,745 87,0">
          <text:p/>
        </draw:polygon>
        <draw:polygon draw:style-name="gr105" draw:text-style-name="P106" draw:layer="layout" svg:width="0.086cm" svg:height="0.744cm" svg:x="19.937cm" svg:y="4.045cm" svg:viewBox="0 0 87 745" draw:points="0,0 0,745 87,745 87,0">
          <text:p/>
        </draw:polygon>
        <draw:polygon draw:style-name="gr105" draw:text-style-name="P106" draw:layer="layout" svg:width="0.086cm" svg:height="0.744cm" svg:x="20.023cm" svg:y="4.045cm" svg:viewBox="0 0 87 745" draw:points="0,0 0,745 87,745 87,0">
          <text:p/>
        </draw:polygon>
        <draw:polygon draw:style-name="gr105" draw:text-style-name="P106" draw:layer="layout" svg:width="0.086cm" svg:height="0.744cm" svg:x="20.109cm" svg:y="4.045cm" svg:viewBox="0 0 87 745" draw:points="0,0 0,745 87,745 87,0">
          <text:p/>
        </draw:polygon>
        <draw:polygon draw:style-name="gr105" draw:text-style-name="P106" draw:layer="layout" svg:width="0.086cm" svg:height="0.744cm" svg:x="20.195cm" svg:y="4.045cm" svg:viewBox="0 0 87 745" draw:points="0,0 0,745 87,745 87,0">
          <text:p/>
        </draw:polygon>
        <draw:polygon draw:style-name="gr105" draw:text-style-name="P106" draw:layer="layout" svg:width="0.086cm" svg:height="0.744cm" svg:x="20.281cm" svg:y="4.045cm" svg:viewBox="0 0 87 745" draw:points="0,0 0,745 87,745 87,0">
          <text:p/>
        </draw:polygon>
        <draw:polygon draw:style-name="gr105" draw:text-style-name="P106" draw:layer="layout" svg:width="0.087cm" svg:height="0.744cm" svg:x="20.367cm" svg:y="4.045cm" svg:viewBox="0 0 88 745" draw:points="0,0 0,745 88,745 88,0">
          <text:p/>
        </draw:polygon>
        <draw:polygon draw:style-name="gr105" draw:text-style-name="P106" draw:layer="layout" svg:width="0.086cm" svg:height="0.744cm" svg:x="20.454cm" svg:y="4.045cm" svg:viewBox="0 0 87 745" draw:points="0,0 0,745 87,745 87,0">
          <text:p/>
        </draw:polygon>
        <draw:polygon draw:style-name="gr105" draw:text-style-name="P106" draw:layer="layout" svg:width="0.086cm" svg:height="0.744cm" svg:x="20.54cm" svg:y="4.045cm" svg:viewBox="0 0 87 745" draw:points="0,0 0,745 87,745 87,0">
          <text:p/>
        </draw:polygon>
        <draw:polygon draw:style-name="gr105" draw:text-style-name="P106" draw:layer="layout" svg:width="0.086cm" svg:height="0.744cm" svg:x="20.626cm" svg:y="4.045cm" svg:viewBox="0 0 87 745" draw:points="0,0 0,745 87,745 87,0">
          <text:p/>
        </draw:polygon>
        <draw:polygon draw:style-name="gr105" draw:text-style-name="P106" draw:layer="layout" svg:width="0.086cm" svg:height="0.744cm" svg:x="20.712cm" svg:y="4.045cm" svg:viewBox="0 0 87 745" draw:points="0,0 0,745 87,745 87,0">
          <text:p/>
        </draw:polygon>
        <draw:polygon draw:style-name="gr105" draw:text-style-name="P106" draw:layer="layout" svg:width="0.086cm" svg:height="0.744cm" svg:x="20.798cm" svg:y="4.045cm" svg:viewBox="0 0 87 745" draw:points="0,0 0,745 87,745 87,0">
          <text:p/>
        </draw:polygon>
        <draw:polygon draw:style-name="gr105" draw:text-style-name="P106" draw:layer="layout" svg:width="0.086cm" svg:height="0.744cm" svg:x="20.884cm" svg:y="4.045cm" svg:viewBox="0 0 87 745" draw:points="0,0 0,745 87,745 87,0">
          <text:p/>
        </draw:polygon>
        <draw:polygon draw:style-name="gr105" draw:text-style-name="P106" draw:layer="layout" svg:width="0.086cm" svg:height="0.744cm" svg:x="20.97cm" svg:y="4.045cm" svg:viewBox="0 0 87 745" draw:points="0,0 0,745 87,745 87,0">
          <text:p/>
        </draw:polygon>
        <draw:polygon draw:style-name="gr105" draw:text-style-name="P106" draw:layer="layout" svg:width="0.088cm" svg:height="0.744cm" svg:x="21.056cm" svg:y="4.045cm" svg:viewBox="0 0 89 745" draw:points="0,0 0,745 89,745 89,0">
          <text:p/>
        </draw:polygon>
        <draw:polygon draw:style-name="gr105" draw:text-style-name="P106" draw:layer="layout" svg:width="0.086cm" svg:height="0.744cm" svg:x="21.143cm" svg:y="4.045cm" svg:viewBox="0 0 87 745" draw:points="0,0 0,745 87,745 87,0">
          <text:p/>
        </draw:polygon>
        <draw:polygon draw:style-name="gr105" draw:text-style-name="P106" draw:layer="layout" svg:width="0.086cm" svg:height="0.744cm" svg:x="21.229cm" svg:y="4.045cm" svg:viewBox="0 0 87 745" draw:points="0,0 0,745 87,745 87,0">
          <text:p/>
        </draw:polygon>
        <draw:polygon draw:style-name="gr105" draw:text-style-name="P106" draw:layer="layout" svg:width="0.086cm" svg:height="0.744cm" svg:x="21.315cm" svg:y="4.045cm" svg:viewBox="0 0 87 745" draw:points="0,0 0,745 87,745 87,0">
          <text:p/>
        </draw:polygon>
        <draw:polygon draw:style-name="gr105" draw:text-style-name="P106" draw:layer="layout" svg:width="0.086cm" svg:height="0.744cm" svg:x="21.401cm" svg:y="4.045cm" svg:viewBox="0 0 87 745" draw:points="0,0 0,745 87,745 87,0">
          <text:p/>
        </draw:polygon>
        <draw:polygon draw:style-name="gr105" draw:text-style-name="P106" draw:layer="layout" svg:width="0.086cm" svg:height="0.744cm" svg:x="21.487cm" svg:y="4.045cm" svg:viewBox="0 0 87 745" draw:points="0,0 0,745 87,745 87,0">
          <text:p/>
        </draw:polygon>
        <draw:polygon draw:style-name="gr105" draw:text-style-name="P106" draw:layer="layout" svg:width="0.086cm" svg:height="0.744cm" svg:x="21.573cm" svg:y="4.045cm" svg:viewBox="0 0 87 745" draw:points="0,0 0,745 87,745 87,0">
          <text:p/>
        </draw:polygon>
        <draw:polygon draw:style-name="gr105" draw:text-style-name="P106" draw:layer="layout" svg:width="0.086cm" svg:height="0.744cm" svg:x="21.659cm" svg:y="4.045cm" svg:viewBox="0 0 87 745" draw:points="0,0 0,745 87,745 87,0">
          <text:p/>
        </draw:polygon>
        <draw:polygon draw:style-name="gr105" draw:text-style-name="P106" draw:layer="layout" svg:width="0.087cm" svg:height="0.744cm" svg:x="21.745cm" svg:y="4.045cm" svg:viewBox="0 0 88 745" draw:points="0,0 0,745 88,745 88,0">
          <text:p/>
        </draw:polygon>
        <draw:polygon draw:style-name="gr105" draw:text-style-name="P106" draw:layer="layout" svg:width="0.086cm" svg:height="0.744cm" svg:x="21.832cm" svg:y="4.045cm" svg:viewBox="0 0 87 745" draw:points="0,0 0,745 87,745 87,0">
          <text:p/>
        </draw:polygon>
        <draw:polygon draw:style-name="gr105" draw:text-style-name="P106" draw:layer="layout" svg:width="0.086cm" svg:height="0.744cm" svg:x="21.918cm" svg:y="4.045cm" svg:viewBox="0 0 87 745" draw:points="0,0 0,745 87,745 87,0">
          <text:p/>
        </draw:polygon>
        <draw:polygon draw:style-name="gr105" draw:text-style-name="P106" draw:layer="layout" svg:width="0.086cm" svg:height="0.744cm" svg:x="22.004cm" svg:y="4.045cm" svg:viewBox="0 0 87 745" draw:points="0,0 0,745 87,745 87,0">
          <text:p/>
        </draw:polygon>
        <draw:polygon draw:style-name="gr105" draw:text-style-name="P106" draw:layer="layout" svg:width="0.086cm" svg:height="0.744cm" svg:x="22.09cm" svg:y="4.045cm" svg:viewBox="0 0 87 745" draw:points="0,0 0,745 87,745 87,0">
          <text:p/>
        </draw:polygon>
        <draw:polygon draw:style-name="gr105" draw:text-style-name="P106" draw:layer="layout" svg:width="0.086cm" svg:height="0.744cm" svg:x="22.176cm" svg:y="4.045cm" svg:viewBox="0 0 87 745" draw:points="0,0 0,745 87,745 87,0">
          <text:p/>
        </draw:polygon>
        <draw:polygon draw:style-name="gr105" draw:text-style-name="P106" draw:layer="layout" svg:width="0.086cm" svg:height="0.744cm" svg:x="22.262cm" svg:y="4.045cm" svg:viewBox="0 0 87 745" draw:points="0,0 0,745 87,745 87,0">
          <text:p/>
        </draw:polygon>
        <draw:polygon draw:style-name="gr105" draw:text-style-name="P106" draw:layer="layout" svg:width="0.086cm" svg:height="0.744cm" svg:x="22.348cm" svg:y="4.045cm" svg:viewBox="0 0 87 745" draw:points="0,0 0,745 87,745 87,0">
          <text:p/>
        </draw:polygon>
        <draw:polygon draw:style-name="gr105" draw:text-style-name="P106" draw:layer="layout" svg:width="0.086cm" svg:height="0.744cm" svg:x="22.434cm" svg:y="4.045cm" svg:viewBox="0 0 87 745" draw:points="0,0 0,745 87,745 87,0">
          <text:p/>
        </draw:polygon>
        <draw:polygon draw:style-name="gr105" draw:text-style-name="P106" draw:layer="layout" svg:width="0.087cm" svg:height="0.744cm" svg:x="22.52cm" svg:y="4.045cm" svg:viewBox="0 0 88 745" draw:points="0,0 0,745 88,745 88,0">
          <text:p/>
        </draw:polygon>
        <draw:polygon draw:style-name="gr105" draw:text-style-name="P106" draw:layer="layout" svg:width="0.086cm" svg:height="0.744cm" svg:x="22.607cm" svg:y="4.045cm" svg:viewBox="0 0 87 745" draw:points="0,0 0,745 87,745 87,0">
          <text:p/>
        </draw:polygon>
        <draw:polygon draw:style-name="gr105" draw:text-style-name="P106" draw:layer="layout" svg:width="0.086cm" svg:height="0.744cm" svg:x="22.693cm" svg:y="4.045cm" svg:viewBox="0 0 87 745" draw:points="0,0 0,745 87,745 87,0">
          <text:p/>
        </draw:polygon>
        <draw:polygon draw:style-name="gr105" draw:text-style-name="P106" draw:layer="layout" svg:width="0.086cm" svg:height="0.744cm" svg:x="22.779cm" svg:y="4.045cm" svg:viewBox="0 0 87 745" draw:points="0,0 0,745 87,745 87,0">
          <text:p/>
        </draw:polygon>
        <draw:polygon draw:style-name="gr105" draw:text-style-name="P106" draw:layer="layout" svg:width="0.086cm" svg:height="0.744cm" svg:x="22.865cm" svg:y="4.045cm" svg:viewBox="0 0 87 745" draw:points="0,0 0,745 87,745 87,0">
          <text:p/>
        </draw:polygon>
        <draw:polygon draw:style-name="gr105" draw:text-style-name="P106" draw:layer="layout" svg:width="0.086cm" svg:height="0.744cm" svg:x="22.951cm" svg:y="4.045cm" svg:viewBox="0 0 87 745" draw:points="0,0 0,745 87,745 87,0">
          <text:p/>
        </draw:polygon>
        <draw:polygon draw:style-name="gr105" draw:text-style-name="P106" draw:layer="layout" svg:width="0.086cm" svg:height="0.744cm" svg:x="23.037cm" svg:y="4.045cm" svg:viewBox="0 0 87 745" draw:points="0,0 0,745 87,745 87,0">
          <text:p/>
        </draw:polygon>
        <draw:polygon draw:style-name="gr105" draw:text-style-name="P106" draw:layer="layout" svg:width="0.086cm" svg:height="0.744cm" svg:x="23.123cm" svg:y="4.045cm" svg:viewBox="0 0 87 745" draw:points="0,0 0,745 87,745 87,0">
          <text:p/>
        </draw:polygon>
        <draw:polygon draw:style-name="gr105" draw:text-style-name="P106" draw:layer="layout" svg:width="0.087cm" svg:height="0.744cm" svg:x="23.209cm" svg:y="4.045cm" svg:viewBox="0 0 88 745" draw:points="0,0 0,745 88,745 88,0">
          <text:p/>
        </draw:polygon>
        <draw:polygon draw:style-name="gr105" draw:text-style-name="P106" draw:layer="layout" svg:width="0.086cm" svg:height="0.744cm" svg:x="23.296cm" svg:y="4.045cm" svg:viewBox="0 0 87 745" draw:points="0,0 0,745 87,745 87,0">
          <text:p/>
        </draw:polygon>
        <draw:polygon draw:style-name="gr105" draw:text-style-name="P106" draw:layer="layout" svg:width="0.086cm" svg:height="0.744cm" svg:x="23.382cm" svg:y="4.045cm" svg:viewBox="0 0 87 745" draw:points="0,0 0,745 87,745 87,0">
          <text:p/>
        </draw:polygon>
        <draw:polygon draw:style-name="gr105" draw:text-style-name="P106" draw:layer="layout" svg:width="0.086cm" svg:height="0.744cm" svg:x="23.468cm" svg:y="4.045cm" svg:viewBox="0 0 87 745" draw:points="0,0 0,745 87,745 87,0">
          <text:p/>
        </draw:polygon>
        <draw:polygon draw:style-name="gr105" draw:text-style-name="P106" draw:layer="layout" svg:width="0.086cm" svg:height="0.743cm" svg:x="18.042cm" svg:y="4.789cm" svg:viewBox="0 0 87 744" draw:points="0,0 0,744 87,744 87,0">
          <text:p/>
        </draw:polygon>
        <draw:polygon draw:style-name="gr106" draw:text-style-name="P107" draw:layer="layout" svg:width="0.086cm" svg:height="0.743cm" svg:x="18.128cm" svg:y="4.789cm" svg:viewBox="0 0 87 744" draw:points="0,0 0,744 87,744 87,0">
          <text:p/>
        </draw:polygon>
        <draw:polygon draw:style-name="gr107" draw:text-style-name="P108" draw:layer="layout" svg:width="0.087cm" svg:height="0.743cm" svg:x="18.214cm" svg:y="4.789cm" svg:viewBox="0 0 88 744" draw:points="0,0 0,744 88,744 88,0">
          <text:p/>
        </draw:polygon>
        <draw:polygon draw:style-name="gr107" draw:text-style-name="P108" draw:layer="layout" svg:width="0.086cm" svg:height="0.743cm" svg:x="18.301cm" svg:y="4.789cm" svg:viewBox="0 0 87 744" draw:points="0,0 0,744 87,744 87,0">
          <text:p/>
        </draw:polygon>
        <draw:polygon draw:style-name="gr108" draw:text-style-name="P109" draw:layer="layout" svg:width="0.086cm" svg:height="0.743cm" svg:x="18.387cm" svg:y="4.789cm" svg:viewBox="0 0 87 744" draw:points="0,0 0,744 87,744 87,0">
          <text:p/>
        </draw:polygon>
        <draw:polygon draw:style-name="gr108" draw:text-style-name="P109" draw:layer="layout" svg:width="0.086cm" svg:height="0.743cm" svg:x="18.473cm" svg:y="4.789cm" svg:viewBox="0 0 87 744" draw:points="0,0 0,744 87,744 87,0">
          <text:p/>
        </draw:polygon>
        <draw:polygon draw:style-name="gr109" draw:text-style-name="P110" draw:layer="layout" svg:width="0.086cm" svg:height="0.743cm" svg:x="18.559cm" svg:y="4.789cm" svg:viewBox="0 0 87 744" draw:points="0,0 0,744 87,744 87,0">
          <text:p/>
        </draw:polygon>
        <draw:polygon draw:style-name="gr110" draw:text-style-name="P111" draw:layer="layout" svg:width="0.086cm" svg:height="0.743cm" svg:x="18.645cm" svg:y="4.789cm" svg:viewBox="0 0 87 744" draw:points="0,0 0,744 87,744 87,0">
          <text:p/>
        </draw:polygon>
        <draw:polygon draw:style-name="gr111" draw:text-style-name="P112" draw:layer="layout" svg:width="0.086cm" svg:height="0.743cm" svg:x="18.731cm" svg:y="4.789cm" svg:viewBox="0 0 87 744" draw:points="0,0 0,744 87,744 87,0">
          <text:p/>
        </draw:polygon>
        <draw:polygon draw:style-name="gr111" draw:text-style-name="P112" draw:layer="layout" svg:width="0.086cm" svg:height="0.743cm" svg:x="18.817cm" svg:y="4.789cm" svg:viewBox="0 0 87 744" draw:points="0,0 0,744 87,744 87,0">
          <text:p/>
        </draw:polygon>
        <draw:polygon draw:style-name="gr108" draw:text-style-name="P109" draw:layer="layout" svg:width="0.087cm" svg:height="0.743cm" svg:x="18.903cm" svg:y="4.789cm" svg:viewBox="0 0 88 744" draw:points="0,0 0,744 88,744 88,0">
          <text:p/>
        </draw:polygon>
        <draw:polygon draw:style-name="gr111" draw:text-style-name="P112" draw:layer="layout" svg:width="0.086cm" svg:height="0.743cm" svg:x="18.99cm" svg:y="4.789cm" svg:viewBox="0 0 87 744" draw:points="0,0 0,744 87,744 87,0">
          <text:p/>
        </draw:polygon>
        <draw:polygon draw:style-name="gr110" draw:text-style-name="P111" draw:layer="layout" svg:width="0.086cm" svg:height="0.743cm" svg:x="19.076cm" svg:y="4.789cm" svg:viewBox="0 0 87 744" draw:points="0,0 0,744 87,744 87,0">
          <text:p/>
        </draw:polygon>
        <draw:polygon draw:style-name="gr112" draw:text-style-name="P113" draw:layer="layout" svg:width="0.086cm" svg:height="0.743cm" svg:x="19.162cm" svg:y="4.789cm" svg:viewBox="0 0 87 744" draw:points="0,0 0,744 87,744 87,0">
          <text:p/>
        </draw:polygon>
        <draw:polygon draw:style-name="gr113" draw:text-style-name="P114" draw:layer="layout" svg:width="0.086cm" svg:height="0.743cm" svg:x="19.248cm" svg:y="4.789cm" svg:viewBox="0 0 87 744" draw:points="0,0 0,744 87,744 87,0">
          <text:p/>
        </draw:polygon>
        <draw:polygon draw:style-name="gr114" draw:text-style-name="P115" draw:layer="layout" svg:width="0.086cm" svg:height="0.743cm" svg:x="19.334cm" svg:y="4.789cm" svg:viewBox="0 0 87 744" draw:points="0,0 0,744 87,744 87,0">
          <text:p/>
        </draw:polygon>
        <draw:polygon draw:style-name="gr113" draw:text-style-name="P114" draw:layer="layout" svg:width="0.086cm" svg:height="0.743cm" svg:x="19.42cm" svg:y="4.789cm" svg:viewBox="0 0 87 744" draw:points="0,0 0,744 87,744 87,0">
          <text:p/>
        </draw:polygon>
        <draw:polygon draw:style-name="gr110" draw:text-style-name="P111" draw:layer="layout" svg:width="0.086cm" svg:height="0.743cm" svg:x="19.506cm" svg:y="4.789cm" svg:viewBox="0 0 87 744" draw:points="0,0 0,744 87,744 87,0">
          <text:p/>
        </draw:polygon>
        <draw:polygon draw:style-name="gr113" draw:text-style-name="P114" draw:layer="layout" svg:width="0.086cm" svg:height="0.743cm" svg:x="19.592cm" svg:y="4.789cm" svg:viewBox="0 0 87 744" draw:points="0,0 0,744 87,744 87,0">
          <text:p/>
        </draw:polygon>
        <draw:polygon draw:style-name="gr113" draw:text-style-name="P114" draw:layer="layout" svg:width="0.087cm" svg:height="0.743cm" svg:x="19.678cm" svg:y="4.789cm" svg:viewBox="0 0 88 744" draw:points="0,0 0,744 88,744 88,0">
          <text:p/>
        </draw:polygon>
        <draw:polygon draw:style-name="gr115" draw:text-style-name="P116" draw:layer="layout" svg:width="0.086cm" svg:height="0.743cm" svg:x="19.765cm" svg:y="4.789cm" svg:viewBox="0 0 87 744" draw:points="0,0 0,744 87,744 87,0">
          <text:p/>
        </draw:polygon>
        <draw:polygon draw:style-name="gr116" draw:text-style-name="P117" draw:layer="layout" svg:width="0.086cm" svg:height="0.743cm" svg:x="19.851cm" svg:y="4.789cm" svg:viewBox="0 0 87 744" draw:points="0,0 0,744 87,744 87,0">
          <text:p/>
        </draw:polygon>
        <draw:polygon draw:style-name="gr117" draw:text-style-name="P118" draw:layer="layout" svg:width="0.086cm" svg:height="0.743cm" svg:x="19.937cm" svg:y="4.789cm" svg:viewBox="0 0 87 744" draw:points="0,0 0,744 87,744 87,0">
          <text:p/>
        </draw:polygon>
        <draw:polygon draw:style-name="gr118" draw:text-style-name="P119" draw:layer="layout" svg:width="0.086cm" svg:height="0.743cm" svg:x="20.023cm" svg:y="4.789cm" svg:viewBox="0 0 87 744" draw:points="0,0 0,744 87,744 87,0">
          <text:p/>
        </draw:polygon>
        <draw:polygon draw:style-name="gr119" draw:text-style-name="P120" draw:layer="layout" svg:width="0.086cm" svg:height="0.743cm" svg:x="20.109cm" svg:y="4.789cm" svg:viewBox="0 0 87 744" draw:points="0,0 0,744 87,744 87,0">
          <text:p/>
        </draw:polygon>
        <draw:polygon draw:style-name="gr120" draw:text-style-name="P121" draw:layer="layout" svg:width="0.086cm" svg:height="0.743cm" svg:x="20.195cm" svg:y="4.789cm" svg:viewBox="0 0 87 744" draw:points="0,0 0,744 87,744 87,0">
          <text:p/>
        </draw:polygon>
        <draw:polygon draw:style-name="gr107" draw:text-style-name="P108" draw:layer="layout" svg:width="0.086cm" svg:height="0.743cm" svg:x="20.281cm" svg:y="4.789cm" svg:viewBox="0 0 87 744" draw:points="0,0 0,744 87,744 87,0">
          <text:p/>
        </draw:polygon>
        <draw:polygon draw:style-name="gr121" draw:text-style-name="P122" draw:layer="layout" svg:width="0.087cm" svg:height="0.743cm" svg:x="20.367cm" svg:y="4.789cm" svg:viewBox="0 0 88 744" draw:points="0,0 0,744 88,744 88,0">
          <text:p/>
        </draw:polygon>
        <draw:polygon draw:style-name="gr105" draw:text-style-name="P106" draw:layer="layout" svg:width="0.086cm" svg:height="0.743cm" svg:x="20.454cm" svg:y="4.789cm" svg:viewBox="0 0 87 744" draw:points="0,0 0,744 87,744 87,0">
          <text:p/>
        </draw:polygon>
        <draw:polygon draw:style-name="gr121" draw:text-style-name="P122" draw:layer="layout" svg:width="0.086cm" svg:height="0.743cm" svg:x="20.54cm" svg:y="4.789cm" svg:viewBox="0 0 87 744" draw:points="0,0 0,744 87,744 87,0">
          <text:p/>
        </draw:polygon>
        <draw:polygon draw:style-name="gr105" draw:text-style-name="P106" draw:layer="layout" svg:width="0.086cm" svg:height="0.743cm" svg:x="20.626cm" svg:y="4.789cm" svg:viewBox="0 0 87 744" draw:points="0,0 0,744 87,744 87,0">
          <text:p/>
        </draw:polygon>
        <draw:polygon draw:style-name="gr105" draw:text-style-name="P106" draw:layer="layout" svg:width="0.086cm" svg:height="0.743cm" svg:x="20.712cm" svg:y="4.789cm" svg:viewBox="0 0 87 744" draw:points="0,0 0,744 87,744 87,0">
          <text:p/>
        </draw:polygon>
        <draw:polygon draw:style-name="gr105" draw:text-style-name="P106" draw:layer="layout" svg:width="0.086cm" svg:height="0.743cm" svg:x="20.798cm" svg:y="4.789cm" svg:viewBox="0 0 87 744" draw:points="0,0 0,744 87,744 87,0">
          <text:p/>
        </draw:polygon>
        <draw:polygon draw:style-name="gr105" draw:text-style-name="P106" draw:layer="layout" svg:width="0.086cm" svg:height="0.743cm" svg:x="20.884cm" svg:y="4.789cm" svg:viewBox="0 0 87 744" draw:points="0,0 0,744 87,744 87,0">
          <text:p/>
        </draw:polygon>
        <draw:polygon draw:style-name="gr105" draw:text-style-name="P106" draw:layer="layout" svg:width="0.086cm" svg:height="0.743cm" svg:x="20.97cm" svg:y="4.789cm" svg:viewBox="0 0 87 744" draw:points="0,0 0,744 87,744 87,0">
          <text:p/>
        </draw:polygon>
        <draw:polygon draw:style-name="gr105" draw:text-style-name="P106" draw:layer="layout" svg:width="0.088cm" svg:height="0.743cm" svg:x="21.056cm" svg:y="4.789cm" svg:viewBox="0 0 89 744" draw:points="0,0 0,744 89,744 89,0">
          <text:p/>
        </draw:polygon>
        <draw:polygon draw:style-name="gr105" draw:text-style-name="P106" draw:layer="layout" svg:width="0.086cm" svg:height="0.743cm" svg:x="21.143cm" svg:y="4.789cm" svg:viewBox="0 0 87 744" draw:points="0,0 0,744 87,744 87,0">
          <text:p/>
        </draw:polygon>
        <draw:polygon draw:style-name="gr105" draw:text-style-name="P106" draw:layer="layout" svg:width="0.086cm" svg:height="0.743cm" svg:x="21.229cm" svg:y="4.789cm" svg:viewBox="0 0 87 744" draw:points="0,0 0,744 87,744 87,0">
          <text:p/>
        </draw:polygon>
        <draw:polygon draw:style-name="gr105" draw:text-style-name="P106" draw:layer="layout" svg:width="0.086cm" svg:height="0.743cm" svg:x="21.315cm" svg:y="4.789cm" svg:viewBox="0 0 87 744" draw:points="0,0 0,744 87,744 87,0">
          <text:p/>
        </draw:polygon>
        <draw:polygon draw:style-name="gr105" draw:text-style-name="P106" draw:layer="layout" svg:width="0.086cm" svg:height="0.743cm" svg:x="21.401cm" svg:y="4.789cm" svg:viewBox="0 0 87 744" draw:points="0,0 0,744 87,744 87,0">
          <text:p/>
        </draw:polygon>
        <draw:polygon draw:style-name="gr105" draw:text-style-name="P106" draw:layer="layout" svg:width="0.086cm" svg:height="0.743cm" svg:x="21.487cm" svg:y="4.789cm" svg:viewBox="0 0 87 744" draw:points="0,0 0,744 87,744 87,0">
          <text:p/>
        </draw:polygon>
        <draw:polygon draw:style-name="gr105" draw:text-style-name="P106" draw:layer="layout" svg:width="0.086cm" svg:height="0.743cm" svg:x="21.573cm" svg:y="4.789cm" svg:viewBox="0 0 87 744" draw:points="0,0 0,744 87,744 87,0">
          <text:p/>
        </draw:polygon>
        <draw:polygon draw:style-name="gr105" draw:text-style-name="P106" draw:layer="layout" svg:width="0.086cm" svg:height="0.743cm" svg:x="21.659cm" svg:y="4.789cm" svg:viewBox="0 0 87 744" draw:points="0,0 0,744 87,744 87,0">
          <text:p/>
        </draw:polygon>
        <draw:polygon draw:style-name="gr105" draw:text-style-name="P106" draw:layer="layout" svg:width="0.087cm" svg:height="0.743cm" svg:x="21.745cm" svg:y="4.789cm" svg:viewBox="0 0 88 744" draw:points="0,0 0,744 88,744 88,0">
          <text:p/>
        </draw:polygon>
        <draw:polygon draw:style-name="gr105" draw:text-style-name="P106" draw:layer="layout" svg:width="0.086cm" svg:height="0.743cm" svg:x="21.832cm" svg:y="4.789cm" svg:viewBox="0 0 87 744" draw:points="0,0 0,744 87,744 87,0">
          <text:p/>
        </draw:polygon>
        <draw:polygon draw:style-name="gr105" draw:text-style-name="P106" draw:layer="layout" svg:width="0.086cm" svg:height="0.743cm" svg:x="21.918cm" svg:y="4.789cm" svg:viewBox="0 0 87 744" draw:points="0,0 0,744 87,744 87,0">
          <text:p/>
        </draw:polygon>
        <draw:polygon draw:style-name="gr105" draw:text-style-name="P106" draw:layer="layout" svg:width="0.086cm" svg:height="0.743cm" svg:x="22.004cm" svg:y="4.789cm" svg:viewBox="0 0 87 744" draw:points="0,0 0,744 87,744 87,0">
          <text:p/>
        </draw:polygon>
        <draw:polygon draw:style-name="gr105" draw:text-style-name="P106" draw:layer="layout" svg:width="0.086cm" svg:height="0.743cm" svg:x="22.09cm" svg:y="4.789cm" svg:viewBox="0 0 87 744" draw:points="0,0 0,744 87,744 87,0">
          <text:p/>
        </draw:polygon>
        <draw:polygon draw:style-name="gr105" draw:text-style-name="P106" draw:layer="layout" svg:width="0.086cm" svg:height="0.743cm" svg:x="22.176cm" svg:y="4.789cm" svg:viewBox="0 0 87 744" draw:points="0,0 0,744 87,744 87,0">
          <text:p/>
        </draw:polygon>
        <draw:polygon draw:style-name="gr105" draw:text-style-name="P106" draw:layer="layout" svg:width="0.086cm" svg:height="0.743cm" svg:x="22.262cm" svg:y="4.789cm" svg:viewBox="0 0 87 744" draw:points="0,0 0,744 87,744 87,0">
          <text:p/>
        </draw:polygon>
        <draw:polygon draw:style-name="gr105" draw:text-style-name="P106" draw:layer="layout" svg:width="0.086cm" svg:height="0.743cm" svg:x="22.348cm" svg:y="4.789cm" svg:viewBox="0 0 87 744" draw:points="0,0 0,744 87,744 87,0">
          <text:p/>
        </draw:polygon>
        <draw:polygon draw:style-name="gr105" draw:text-style-name="P106" draw:layer="layout" svg:width="0.086cm" svg:height="0.743cm" svg:x="22.434cm" svg:y="4.789cm" svg:viewBox="0 0 87 744" draw:points="0,0 0,744 87,744 87,0">
          <text:p/>
        </draw:polygon>
        <draw:polygon draw:style-name="gr105" draw:text-style-name="P106" draw:layer="layout" svg:width="0.087cm" svg:height="0.743cm" svg:x="22.52cm" svg:y="4.789cm" svg:viewBox="0 0 88 744" draw:points="0,0 0,744 88,744 88,0">
          <text:p/>
        </draw:polygon>
        <draw:polygon draw:style-name="gr105" draw:text-style-name="P106" draw:layer="layout" svg:width="0.086cm" svg:height="0.743cm" svg:x="22.607cm" svg:y="4.789cm" svg:viewBox="0 0 87 744" draw:points="0,0 0,744 87,744 87,0">
          <text:p/>
        </draw:polygon>
        <draw:polygon draw:style-name="gr105" draw:text-style-name="P106" draw:layer="layout" svg:width="0.086cm" svg:height="0.743cm" svg:x="22.693cm" svg:y="4.789cm" svg:viewBox="0 0 87 744" draw:points="0,0 0,744 87,744 87,0">
          <text:p/>
        </draw:polygon>
        <draw:polygon draw:style-name="gr105" draw:text-style-name="P106" draw:layer="layout" svg:width="0.086cm" svg:height="0.743cm" svg:x="22.779cm" svg:y="4.789cm" svg:viewBox="0 0 87 744" draw:points="0,0 0,744 87,744 87,0">
          <text:p/>
        </draw:polygon>
        <draw:polygon draw:style-name="gr105" draw:text-style-name="P106" draw:layer="layout" svg:width="0.086cm" svg:height="0.743cm" svg:x="22.865cm" svg:y="4.789cm" svg:viewBox="0 0 87 744" draw:points="0,0 0,744 87,744 87,0">
          <text:p/>
        </draw:polygon>
        <draw:polygon draw:style-name="gr105" draw:text-style-name="P106" draw:layer="layout" svg:width="0.086cm" svg:height="0.743cm" svg:x="22.951cm" svg:y="4.789cm" svg:viewBox="0 0 87 744" draw:points="0,0 0,744 87,744 87,0">
          <text:p/>
        </draw:polygon>
        <draw:polygon draw:style-name="gr105" draw:text-style-name="P106" draw:layer="layout" svg:width="0.086cm" svg:height="0.743cm" svg:x="23.037cm" svg:y="4.789cm" svg:viewBox="0 0 87 744" draw:points="0,0 0,744 87,744 87,0">
          <text:p/>
        </draw:polygon>
        <draw:polygon draw:style-name="gr105" draw:text-style-name="P106" draw:layer="layout" svg:width="0.086cm" svg:height="0.743cm" svg:x="23.123cm" svg:y="4.789cm" svg:viewBox="0 0 87 744" draw:points="0,0 0,744 87,744 87,0">
          <text:p/>
        </draw:polygon>
        <draw:polygon draw:style-name="gr105" draw:text-style-name="P106" draw:layer="layout" svg:width="0.087cm" svg:height="0.743cm" svg:x="23.209cm" svg:y="4.789cm" svg:viewBox="0 0 88 744" draw:points="0,0 0,744 88,744 88,0">
          <text:p/>
        </draw:polygon>
        <draw:polygon draw:style-name="gr105" draw:text-style-name="P106" draw:layer="layout" svg:width="0.086cm" svg:height="0.743cm" svg:x="23.296cm" svg:y="4.789cm" svg:viewBox="0 0 87 744" draw:points="0,0 0,744 87,744 87,0">
          <text:p/>
        </draw:polygon>
        <draw:polygon draw:style-name="gr105" draw:text-style-name="P106" draw:layer="layout" svg:width="0.086cm" svg:height="0.743cm" svg:x="23.382cm" svg:y="4.789cm" svg:viewBox="0 0 87 744" draw:points="0,0 0,744 87,744 87,0">
          <text:p/>
        </draw:polygon>
        <draw:polygon draw:style-name="gr105" draw:text-style-name="P106" draw:layer="layout" svg:width="0.086cm" svg:height="0.743cm" svg:x="23.468cm" svg:y="4.789cm" svg:viewBox="0 0 87 744" draw:points="0,0 0,744 87,744 87,0">
          <text:p/>
        </draw:polygon>
        <draw:polygon draw:style-name="gr105" draw:text-style-name="P106" draw:layer="layout" svg:width="0.086cm" svg:height="0.743cm" svg:x="18.042cm" svg:y="5.532cm" svg:viewBox="0 0 87 744" draw:points="0,0 0,744 87,744 87,0">
          <text:p/>
        </draw:polygon>
        <draw:polygon draw:style-name="gr105" draw:text-style-name="P106" draw:layer="layout" svg:width="0.086cm" svg:height="0.743cm" svg:x="18.128cm" svg:y="5.532cm" svg:viewBox="0 0 87 744" draw:points="0,0 0,744 87,744 87,0">
          <text:p/>
        </draw:polygon>
        <draw:polygon draw:style-name="gr105" draw:text-style-name="P106" draw:layer="layout" svg:width="0.087cm" svg:height="0.743cm" svg:x="18.214cm" svg:y="5.532cm" svg:viewBox="0 0 88 744" draw:points="0,0 0,744 88,744 88,0">
          <text:p/>
        </draw:polygon>
        <draw:polygon draw:style-name="gr105" draw:text-style-name="P106" draw:layer="layout" svg:width="0.086cm" svg:height="0.743cm" svg:x="18.301cm" svg:y="5.532cm" svg:viewBox="0 0 87 744" draw:points="0,0 0,744 87,744 87,0">
          <text:p/>
        </draw:polygon>
        <draw:polygon draw:style-name="gr105" draw:text-style-name="P106" draw:layer="layout" svg:width="0.086cm" svg:height="0.743cm" svg:x="18.387cm" svg:y="5.532cm" svg:viewBox="0 0 87 744" draw:points="0,0 0,744 87,744 87,0">
          <text:p/>
        </draw:polygon>
        <draw:polygon draw:style-name="gr105" draw:text-style-name="P106" draw:layer="layout" svg:width="0.086cm" svg:height="0.743cm" svg:x="18.473cm" svg:y="5.532cm" svg:viewBox="0 0 87 744" draw:points="0,0 0,744 87,744 87,0">
          <text:p/>
        </draw:polygon>
        <draw:polygon draw:style-name="gr105" draw:text-style-name="P106" draw:layer="layout" svg:width="0.086cm" svg:height="0.743cm" svg:x="18.559cm" svg:y="5.532cm" svg:viewBox="0 0 87 744" draw:points="0,0 0,744 87,744 87,0">
          <text:p/>
        </draw:polygon>
        <draw:polygon draw:style-name="gr105" draw:text-style-name="P106" draw:layer="layout" svg:width="0.086cm" svg:height="0.743cm" svg:x="18.645cm" svg:y="5.532cm" svg:viewBox="0 0 87 744" draw:points="0,0 0,744 87,744 87,0">
          <text:p/>
        </draw:polygon>
        <draw:polygon draw:style-name="gr105" draw:text-style-name="P106" draw:layer="layout" svg:width="0.086cm" svg:height="0.743cm" svg:x="18.731cm" svg:y="5.532cm" svg:viewBox="0 0 87 744" draw:points="0,0 0,744 87,744 87,0">
          <text:p/>
        </draw:polygon>
        <draw:polygon draw:style-name="gr105" draw:text-style-name="P106" draw:layer="layout" svg:width="0.086cm" svg:height="0.743cm" svg:x="18.817cm" svg:y="5.532cm" svg:viewBox="0 0 87 744" draw:points="0,0 0,744 87,744 87,0">
          <text:p/>
        </draw:polygon>
        <draw:polygon draw:style-name="gr105" draw:text-style-name="P106" draw:layer="layout" svg:width="0.087cm" svg:height="0.743cm" svg:x="18.903cm" svg:y="5.532cm" svg:viewBox="0 0 88 744" draw:points="0,0 0,744 88,744 88,0">
          <text:p/>
        </draw:polygon>
        <draw:polygon draw:style-name="gr105" draw:text-style-name="P106" draw:layer="layout" svg:width="0.086cm" svg:height="0.743cm" svg:x="18.99cm" svg:y="5.532cm" svg:viewBox="0 0 87 744" draw:points="0,0 0,744 87,744 87,0">
          <text:p/>
        </draw:polygon>
        <draw:polygon draw:style-name="gr105" draw:text-style-name="P106" draw:layer="layout" svg:width="0.086cm" svg:height="0.743cm" svg:x="19.076cm" svg:y="5.532cm" svg:viewBox="0 0 87 744" draw:points="0,0 0,744 87,744 87,0">
          <text:p/>
        </draw:polygon>
        <draw:polygon draw:style-name="gr105" draw:text-style-name="P106" draw:layer="layout" svg:width="0.086cm" svg:height="0.743cm" svg:x="19.162cm" svg:y="5.532cm" svg:viewBox="0 0 87 744" draw:points="0,0 0,744 87,744 87,0">
          <text:p/>
        </draw:polygon>
        <draw:polygon draw:style-name="gr105" draw:text-style-name="P106" draw:layer="layout" svg:width="0.086cm" svg:height="0.743cm" svg:x="19.248cm" svg:y="5.532cm" svg:viewBox="0 0 87 744" draw:points="0,0 0,744 87,744 87,0">
          <text:p/>
        </draw:polygon>
        <draw:polygon draw:style-name="gr105" draw:text-style-name="P106" draw:layer="layout" svg:width="0.086cm" svg:height="0.743cm" svg:x="19.334cm" svg:y="5.532cm" svg:viewBox="0 0 87 744" draw:points="0,0 0,744 87,744 87,0">
          <text:p/>
        </draw:polygon>
        <draw:polygon draw:style-name="gr105" draw:text-style-name="P106" draw:layer="layout" svg:width="0.086cm" svg:height="0.743cm" svg:x="19.42cm" svg:y="5.532cm" svg:viewBox="0 0 87 744" draw:points="0,0 0,744 87,744 87,0">
          <text:p/>
        </draw:polygon>
        <draw:polygon draw:style-name="gr105" draw:text-style-name="P106" draw:layer="layout" svg:width="0.086cm" svg:height="0.743cm" svg:x="19.506cm" svg:y="5.532cm" svg:viewBox="0 0 87 744" draw:points="0,0 0,744 87,744 87,0">
          <text:p/>
        </draw:polygon>
        <draw:polygon draw:style-name="gr105" draw:text-style-name="P106" draw:layer="layout" svg:width="0.086cm" svg:height="0.743cm" svg:x="19.592cm" svg:y="5.532cm" svg:viewBox="0 0 87 744" draw:points="0,0 0,744 87,744 87,0">
          <text:p/>
        </draw:polygon>
        <draw:polygon draw:style-name="gr105" draw:text-style-name="P106" draw:layer="layout" svg:width="0.087cm" svg:height="0.743cm" svg:x="19.678cm" svg:y="5.532cm" svg:viewBox="0 0 88 744" draw:points="0,0 0,744 88,744 88,0">
          <text:p/>
        </draw:polygon>
        <draw:polygon draw:style-name="gr105" draw:text-style-name="P106" draw:layer="layout" svg:width="0.086cm" svg:height="0.743cm" svg:x="19.765cm" svg:y="5.532cm" svg:viewBox="0 0 87 744" draw:points="0,0 0,744 87,744 87,0">
          <text:p/>
        </draw:polygon>
        <draw:polygon draw:style-name="gr105" draw:text-style-name="P106" draw:layer="layout" svg:width="0.086cm" svg:height="0.743cm" svg:x="19.851cm" svg:y="5.532cm" svg:viewBox="0 0 87 744" draw:points="0,0 0,744 87,744 87,0">
          <text:p/>
        </draw:polygon>
        <draw:polygon draw:style-name="gr105" draw:text-style-name="P106" draw:layer="layout" svg:width="0.086cm" svg:height="0.743cm" svg:x="19.937cm" svg:y="5.532cm" svg:viewBox="0 0 87 744" draw:points="0,0 0,744 87,744 87,0">
          <text:p/>
        </draw:polygon>
        <draw:polygon draw:style-name="gr105" draw:text-style-name="P106" draw:layer="layout" svg:width="0.086cm" svg:height="0.743cm" svg:x="20.023cm" svg:y="5.532cm" svg:viewBox="0 0 87 744" draw:points="0,0 0,744 87,744 87,0">
          <text:p/>
        </draw:polygon>
        <draw:polygon draw:style-name="gr105" draw:text-style-name="P106" draw:layer="layout" svg:width="0.086cm" svg:height="0.743cm" svg:x="20.109cm" svg:y="5.532cm" svg:viewBox="0 0 87 744" draw:points="0,0 0,744 87,744 87,0">
          <text:p/>
        </draw:polygon>
        <draw:polygon draw:style-name="gr105" draw:text-style-name="P106" draw:layer="layout" svg:width="0.086cm" svg:height="0.743cm" svg:x="20.195cm" svg:y="5.532cm" svg:viewBox="0 0 87 744" draw:points="0,0 0,744 87,744 87,0">
          <text:p/>
        </draw:polygon>
        <draw:polygon draw:style-name="gr105" draw:text-style-name="P106" draw:layer="layout" svg:width="0.086cm" svg:height="0.743cm" svg:x="20.281cm" svg:y="5.532cm" svg:viewBox="0 0 87 744" draw:points="0,0 0,744 87,744 87,0">
          <text:p/>
        </draw:polygon>
        <draw:polygon draw:style-name="gr105" draw:text-style-name="P106" draw:layer="layout" svg:width="0.087cm" svg:height="0.743cm" svg:x="20.367cm" svg:y="5.532cm" svg:viewBox="0 0 88 744" draw:points="0,0 0,744 88,744 88,0">
          <text:p/>
        </draw:polygon>
        <draw:polygon draw:style-name="gr105" draw:text-style-name="P106" draw:layer="layout" svg:width="0.086cm" svg:height="0.743cm" svg:x="20.454cm" svg:y="5.532cm" svg:viewBox="0 0 87 744" draw:points="0,0 0,744 87,744 87,0">
          <text:p/>
        </draw:polygon>
        <draw:polygon draw:style-name="gr105" draw:text-style-name="P106" draw:layer="layout" svg:width="0.086cm" svg:height="0.743cm" svg:x="20.54cm" svg:y="5.532cm" svg:viewBox="0 0 87 744" draw:points="0,0 0,744 87,744 87,0">
          <text:p/>
        </draw:polygon>
        <draw:polygon draw:style-name="gr105" draw:text-style-name="P106" draw:layer="layout" svg:width="0.086cm" svg:height="0.743cm" svg:x="20.626cm" svg:y="5.532cm" svg:viewBox="0 0 87 744" draw:points="0,0 0,744 87,744 87,0">
          <text:p/>
        </draw:polygon>
        <draw:polygon draw:style-name="gr105" draw:text-style-name="P106" draw:layer="layout" svg:width="0.086cm" svg:height="0.743cm" svg:x="20.712cm" svg:y="5.532cm" svg:viewBox="0 0 87 744" draw:points="0,0 0,744 87,744 87,0">
          <text:p/>
        </draw:polygon>
        <draw:polygon draw:style-name="gr105" draw:text-style-name="P106" draw:layer="layout" svg:width="0.086cm" svg:height="0.743cm" svg:x="20.798cm" svg:y="5.532cm" svg:viewBox="0 0 87 744" draw:points="0,0 0,744 87,744 87,0">
          <text:p/>
        </draw:polygon>
        <draw:polygon draw:style-name="gr105" draw:text-style-name="P106" draw:layer="layout" svg:width="0.086cm" svg:height="0.743cm" svg:x="20.884cm" svg:y="5.532cm" svg:viewBox="0 0 87 744" draw:points="0,0 0,744 87,744 87,0">
          <text:p/>
        </draw:polygon>
        <draw:polygon draw:style-name="gr105" draw:text-style-name="P106" draw:layer="layout" svg:width="0.086cm" svg:height="0.743cm" svg:x="20.97cm" svg:y="5.532cm" svg:viewBox="0 0 87 744" draw:points="0,0 0,744 87,744 87,0">
          <text:p/>
        </draw:polygon>
        <draw:polygon draw:style-name="gr105" draw:text-style-name="P106" draw:layer="layout" svg:width="0.088cm" svg:height="0.743cm" svg:x="21.056cm" svg:y="5.532cm" svg:viewBox="0 0 89 744" draw:points="0,0 0,744 89,744 89,0">
          <text:p/>
        </draw:polygon>
        <draw:polygon draw:style-name="gr105" draw:text-style-name="P106" draw:layer="layout" svg:width="0.086cm" svg:height="0.743cm" svg:x="21.143cm" svg:y="5.532cm" svg:viewBox="0 0 87 744" draw:points="0,0 0,744 87,744 87,0">
          <text:p/>
        </draw:polygon>
        <draw:polygon draw:style-name="gr105" draw:text-style-name="P106" draw:layer="layout" svg:width="0.086cm" svg:height="0.743cm" svg:x="21.229cm" svg:y="5.532cm" svg:viewBox="0 0 87 744" draw:points="0,0 0,744 87,744 87,0">
          <text:p/>
        </draw:polygon>
        <draw:polygon draw:style-name="gr105" draw:text-style-name="P106" draw:layer="layout" svg:width="0.086cm" svg:height="0.743cm" svg:x="21.315cm" svg:y="5.532cm" svg:viewBox="0 0 87 744" draw:points="0,0 0,744 87,744 87,0">
          <text:p/>
        </draw:polygon>
        <draw:polygon draw:style-name="gr105" draw:text-style-name="P106" draw:layer="layout" svg:width="0.086cm" svg:height="0.743cm" svg:x="21.401cm" svg:y="5.532cm" svg:viewBox="0 0 87 744" draw:points="0,0 0,744 87,744 87,0">
          <text:p/>
        </draw:polygon>
        <draw:polygon draw:style-name="gr105" draw:text-style-name="P106" draw:layer="layout" svg:width="0.086cm" svg:height="0.743cm" svg:x="21.487cm" svg:y="5.532cm" svg:viewBox="0 0 87 744" draw:points="0,0 0,744 87,744 87,0">
          <text:p/>
        </draw:polygon>
        <draw:polygon draw:style-name="gr105" draw:text-style-name="P106" draw:layer="layout" svg:width="0.086cm" svg:height="0.743cm" svg:x="21.573cm" svg:y="5.532cm" svg:viewBox="0 0 87 744" draw:points="0,0 0,744 87,744 87,0">
          <text:p/>
        </draw:polygon>
        <draw:polygon draw:style-name="gr105" draw:text-style-name="P106" draw:layer="layout" svg:width="0.086cm" svg:height="0.743cm" svg:x="21.659cm" svg:y="5.532cm" svg:viewBox="0 0 87 744" draw:points="0,0 0,744 87,744 87,0">
          <text:p/>
        </draw:polygon>
        <draw:polygon draw:style-name="gr105" draw:text-style-name="P106" draw:layer="layout" svg:width="0.087cm" svg:height="0.743cm" svg:x="21.745cm" svg:y="5.532cm" svg:viewBox="0 0 88 744" draw:points="0,0 0,744 88,744 88,0">
          <text:p/>
        </draw:polygon>
        <draw:polygon draw:style-name="gr105" draw:text-style-name="P106" draw:layer="layout" svg:width="0.086cm" svg:height="0.743cm" svg:x="21.832cm" svg:y="5.532cm" svg:viewBox="0 0 87 744" draw:points="0,0 0,744 87,744 87,0">
          <text:p/>
        </draw:polygon>
        <draw:polygon draw:style-name="gr105" draw:text-style-name="P106" draw:layer="layout" svg:width="0.086cm" svg:height="0.743cm" svg:x="21.918cm" svg:y="5.532cm" svg:viewBox="0 0 87 744" draw:points="0,0 0,744 87,744 87,0">
          <text:p/>
        </draw:polygon>
        <draw:polygon draw:style-name="gr105" draw:text-style-name="P106" draw:layer="layout" svg:width="0.086cm" svg:height="0.743cm" svg:x="22.004cm" svg:y="5.532cm" svg:viewBox="0 0 87 744" draw:points="0,0 0,744 87,744 87,0">
          <text:p/>
        </draw:polygon>
        <draw:polygon draw:style-name="gr105" draw:text-style-name="P106" draw:layer="layout" svg:width="0.086cm" svg:height="0.743cm" svg:x="22.09cm" svg:y="5.532cm" svg:viewBox="0 0 87 744" draw:points="0,0 0,744 87,744 87,0">
          <text:p/>
        </draw:polygon>
        <draw:polygon draw:style-name="gr105" draw:text-style-name="P106" draw:layer="layout" svg:width="0.086cm" svg:height="0.743cm" svg:x="22.176cm" svg:y="5.532cm" svg:viewBox="0 0 87 744" draw:points="0,0 0,744 87,744 87,0">
          <text:p/>
        </draw:polygon>
        <draw:polygon draw:style-name="gr105" draw:text-style-name="P106" draw:layer="layout" svg:width="0.086cm" svg:height="0.743cm" svg:x="22.262cm" svg:y="5.532cm" svg:viewBox="0 0 87 744" draw:points="0,0 0,744 87,744 87,0">
          <text:p/>
        </draw:polygon>
        <draw:polygon draw:style-name="gr105" draw:text-style-name="P106" draw:layer="layout" svg:width="0.086cm" svg:height="0.743cm" svg:x="22.348cm" svg:y="5.532cm" svg:viewBox="0 0 87 744" draw:points="0,0 0,744 87,744 87,0">
          <text:p/>
        </draw:polygon>
        <draw:polygon draw:style-name="gr105" draw:text-style-name="P106" draw:layer="layout" svg:width="0.086cm" svg:height="0.743cm" svg:x="22.434cm" svg:y="5.532cm" svg:viewBox="0 0 87 744" draw:points="0,0 0,744 87,744 87,0">
          <text:p/>
        </draw:polygon>
        <draw:polygon draw:style-name="gr105" draw:text-style-name="P106" draw:layer="layout" svg:width="0.087cm" svg:height="0.743cm" svg:x="22.52cm" svg:y="5.532cm" svg:viewBox="0 0 88 744" draw:points="0,0 0,744 88,744 88,0">
          <text:p/>
        </draw:polygon>
        <draw:polygon draw:style-name="gr105" draw:text-style-name="P106" draw:layer="layout" svg:width="0.086cm" svg:height="0.743cm" svg:x="22.607cm" svg:y="5.532cm" svg:viewBox="0 0 87 744" draw:points="0,0 0,744 87,744 87,0">
          <text:p/>
        </draw:polygon>
        <draw:polygon draw:style-name="gr105" draw:text-style-name="P106" draw:layer="layout" svg:width="0.086cm" svg:height="0.743cm" svg:x="22.693cm" svg:y="5.532cm" svg:viewBox="0 0 87 744" draw:points="0,0 0,744 87,744 87,0">
          <text:p/>
        </draw:polygon>
        <draw:polygon draw:style-name="gr105" draw:text-style-name="P106" draw:layer="layout" svg:width="0.086cm" svg:height="0.743cm" svg:x="22.779cm" svg:y="5.532cm" svg:viewBox="0 0 87 744" draw:points="0,0 0,744 87,744 87,0">
          <text:p/>
        </draw:polygon>
        <draw:polygon draw:style-name="gr105" draw:text-style-name="P106" draw:layer="layout" svg:width="0.086cm" svg:height="0.743cm" svg:x="22.865cm" svg:y="5.532cm" svg:viewBox="0 0 87 744" draw:points="0,0 0,744 87,744 87,0">
          <text:p/>
        </draw:polygon>
        <draw:polygon draw:style-name="gr105" draw:text-style-name="P106" draw:layer="layout" svg:width="0.086cm" svg:height="0.743cm" svg:x="22.951cm" svg:y="5.532cm" svg:viewBox="0 0 87 744" draw:points="0,0 0,744 87,744 87,0">
          <text:p/>
        </draw:polygon>
        <draw:polygon draw:style-name="gr105" draw:text-style-name="P106" draw:layer="layout" svg:width="0.086cm" svg:height="0.743cm" svg:x="23.037cm" svg:y="5.532cm" svg:viewBox="0 0 87 744" draw:points="0,0 0,744 87,744 87,0">
          <text:p/>
        </draw:polygon>
        <draw:polygon draw:style-name="gr105" draw:text-style-name="P106" draw:layer="layout" svg:width="0.086cm" svg:height="0.743cm" svg:x="23.123cm" svg:y="5.532cm" svg:viewBox="0 0 87 744" draw:points="0,0 0,744 87,744 87,0">
          <text:p/>
        </draw:polygon>
        <draw:polygon draw:style-name="gr105" draw:text-style-name="P106" draw:layer="layout" svg:width="0.087cm" svg:height="0.743cm" svg:x="23.209cm" svg:y="5.532cm" svg:viewBox="0 0 88 744" draw:points="0,0 0,744 88,744 88,0">
          <text:p/>
        </draw:polygon>
        <draw:polygon draw:style-name="gr105" draw:text-style-name="P106" draw:layer="layout" svg:width="0.086cm" svg:height="0.743cm" svg:x="23.296cm" svg:y="5.532cm" svg:viewBox="0 0 87 744" draw:points="0,0 0,744 87,744 87,0">
          <text:p/>
        </draw:polygon>
        <draw:polygon draw:style-name="gr105" draw:text-style-name="P106" draw:layer="layout" svg:width="0.086cm" svg:height="0.743cm" svg:x="23.382cm" svg:y="5.532cm" svg:viewBox="0 0 87 744" draw:points="0,0 0,744 87,744 87,0">
          <text:p/>
        </draw:polygon>
        <draw:polygon draw:style-name="gr105" draw:text-style-name="P106" draw:layer="layout" svg:width="0.086cm" svg:height="0.743cm" svg:x="23.468cm" svg:y="5.532cm" svg:viewBox="0 0 87 744" draw:points="0,0 0,744 87,744 87,0">
          <text:p/>
        </draw:polygon>
        <draw:polygon draw:style-name="gr105" draw:text-style-name="P106" draw:layer="layout" svg:width="0.086cm" svg:height="0.743cm" svg:x="18.042cm" svg:y="6.275cm" svg:viewBox="0 0 87 744" draw:points="0,0 0,744 87,744 87,0">
          <text:p/>
        </draw:polygon>
        <draw:polygon draw:style-name="gr105" draw:text-style-name="P106" draw:layer="layout" svg:width="0.086cm" svg:height="0.743cm" svg:x="18.128cm" svg:y="6.275cm" svg:viewBox="0 0 87 744" draw:points="0,0 0,744 87,744 87,0">
          <text:p/>
        </draw:polygon>
        <draw:polygon draw:style-name="gr105" draw:text-style-name="P106" draw:layer="layout" svg:width="0.087cm" svg:height="0.743cm" svg:x="18.214cm" svg:y="6.275cm" svg:viewBox="0 0 88 744" draw:points="0,0 0,744 88,744 88,0">
          <text:p/>
        </draw:polygon>
        <draw:polygon draw:style-name="gr105" draw:text-style-name="P106" draw:layer="layout" svg:width="0.086cm" svg:height="0.743cm" svg:x="18.301cm" svg:y="6.275cm" svg:viewBox="0 0 87 744" draw:points="0,0 0,744 87,744 87,0">
          <text:p/>
        </draw:polygon>
        <draw:polygon draw:style-name="gr105" draw:text-style-name="P106" draw:layer="layout" svg:width="0.086cm" svg:height="0.743cm" svg:x="18.387cm" svg:y="6.275cm" svg:viewBox="0 0 87 744" draw:points="0,0 0,744 87,744 87,0">
          <text:p/>
        </draw:polygon>
        <draw:polygon draw:style-name="gr105" draw:text-style-name="P106" draw:layer="layout" svg:width="0.086cm" svg:height="0.743cm" svg:x="18.473cm" svg:y="6.275cm" svg:viewBox="0 0 87 744" draw:points="0,0 0,744 87,744 87,0">
          <text:p/>
        </draw:polygon>
        <draw:polygon draw:style-name="gr105" draw:text-style-name="P106" draw:layer="layout" svg:width="0.086cm" svg:height="0.743cm" svg:x="18.559cm" svg:y="6.275cm" svg:viewBox="0 0 87 744" draw:points="0,0 0,744 87,744 87,0">
          <text:p/>
        </draw:polygon>
        <draw:polygon draw:style-name="gr105" draw:text-style-name="P106" draw:layer="layout" svg:width="0.086cm" svg:height="0.743cm" svg:x="18.645cm" svg:y="6.275cm" svg:viewBox="0 0 87 744" draw:points="0,0 0,744 87,744 87,0">
          <text:p/>
        </draw:polygon>
        <draw:polygon draw:style-name="gr105" draw:text-style-name="P106" draw:layer="layout" svg:width="0.086cm" svg:height="0.743cm" svg:x="18.731cm" svg:y="6.275cm" svg:viewBox="0 0 87 744" draw:points="0,0 0,744 87,744 87,0">
          <text:p/>
        </draw:polygon>
        <draw:polygon draw:style-name="gr105" draw:text-style-name="P106" draw:layer="layout" svg:width="0.086cm" svg:height="0.743cm" svg:x="18.817cm" svg:y="6.275cm" svg:viewBox="0 0 87 744" draw:points="0,0 0,744 87,744 87,0">
          <text:p/>
        </draw:polygon>
        <draw:polygon draw:style-name="gr105" draw:text-style-name="P106" draw:layer="layout" svg:width="0.087cm" svg:height="0.743cm" svg:x="18.903cm" svg:y="6.275cm" svg:viewBox="0 0 88 744" draw:points="0,0 0,744 88,744 88,0">
          <text:p/>
        </draw:polygon>
        <draw:polygon draw:style-name="gr105" draw:text-style-name="P106" draw:layer="layout" svg:width="0.086cm" svg:height="0.743cm" svg:x="18.99cm" svg:y="6.275cm" svg:viewBox="0 0 87 744" draw:points="0,0 0,744 87,744 87,0">
          <text:p/>
        </draw:polygon>
        <draw:polygon draw:style-name="gr105" draw:text-style-name="P106" draw:layer="layout" svg:width="0.086cm" svg:height="0.743cm" svg:x="19.076cm" svg:y="6.275cm" svg:viewBox="0 0 87 744" draw:points="0,0 0,744 87,744 87,0">
          <text:p/>
        </draw:polygon>
        <draw:polygon draw:style-name="gr105" draw:text-style-name="P106" draw:layer="layout" svg:width="0.086cm" svg:height="0.743cm" svg:x="19.162cm" svg:y="6.275cm" svg:viewBox="0 0 87 744" draw:points="0,0 0,744 87,744 87,0">
          <text:p/>
        </draw:polygon>
        <draw:polygon draw:style-name="gr105" draw:text-style-name="P106" draw:layer="layout" svg:width="0.086cm" svg:height="0.743cm" svg:x="19.248cm" svg:y="6.275cm" svg:viewBox="0 0 87 744" draw:points="0,0 0,744 87,744 87,0">
          <text:p/>
        </draw:polygon>
        <draw:polygon draw:style-name="gr105" draw:text-style-name="P106" draw:layer="layout" svg:width="0.086cm" svg:height="0.743cm" svg:x="19.334cm" svg:y="6.275cm" svg:viewBox="0 0 87 744" draw:points="0,0 0,744 87,744 87,0">
          <text:p/>
        </draw:polygon>
        <draw:polygon draw:style-name="gr105" draw:text-style-name="P106" draw:layer="layout" svg:width="0.086cm" svg:height="0.743cm" svg:x="19.42cm" svg:y="6.275cm" svg:viewBox="0 0 87 744" draw:points="0,0 0,744 87,744 87,0">
          <text:p/>
        </draw:polygon>
        <draw:polygon draw:style-name="gr105" draw:text-style-name="P106" draw:layer="layout" svg:width="0.086cm" svg:height="0.743cm" svg:x="19.506cm" svg:y="6.275cm" svg:viewBox="0 0 87 744" draw:points="0,0 0,744 87,744 87,0">
          <text:p/>
        </draw:polygon>
        <draw:polygon draw:style-name="gr105" draw:text-style-name="P106" draw:layer="layout" svg:width="0.086cm" svg:height="0.743cm" svg:x="19.592cm" svg:y="6.275cm" svg:viewBox="0 0 87 744" draw:points="0,0 0,744 87,744 87,0">
          <text:p/>
        </draw:polygon>
        <draw:polygon draw:style-name="gr105" draw:text-style-name="P106" draw:layer="layout" svg:width="0.087cm" svg:height="0.743cm" svg:x="19.678cm" svg:y="6.275cm" svg:viewBox="0 0 88 744" draw:points="0,0 0,744 88,744 88,0">
          <text:p/>
        </draw:polygon>
        <draw:polygon draw:style-name="gr105" draw:text-style-name="P106" draw:layer="layout" svg:width="0.086cm" svg:height="0.743cm" svg:x="19.765cm" svg:y="6.275cm" svg:viewBox="0 0 87 744" draw:points="0,0 0,744 87,744 87,0">
          <text:p/>
        </draw:polygon>
        <draw:polygon draw:style-name="gr105" draw:text-style-name="P106" draw:layer="layout" svg:width="0.086cm" svg:height="0.743cm" svg:x="19.851cm" svg:y="6.275cm" svg:viewBox="0 0 87 744" draw:points="0,0 0,744 87,744 87,0">
          <text:p/>
        </draw:polygon>
        <draw:polygon draw:style-name="gr105" draw:text-style-name="P106" draw:layer="layout" svg:width="0.086cm" svg:height="0.743cm" svg:x="19.937cm" svg:y="6.275cm" svg:viewBox="0 0 87 744" draw:points="0,0 0,744 87,744 87,0">
          <text:p/>
        </draw:polygon>
        <draw:polygon draw:style-name="gr105" draw:text-style-name="P106" draw:layer="layout" svg:width="0.086cm" svg:height="0.743cm" svg:x="20.023cm" svg:y="6.275cm" svg:viewBox="0 0 87 744" draw:points="0,0 0,744 87,744 87,0">
          <text:p/>
        </draw:polygon>
        <draw:polygon draw:style-name="gr105" draw:text-style-name="P106" draw:layer="layout" svg:width="0.086cm" svg:height="0.743cm" svg:x="20.109cm" svg:y="6.275cm" svg:viewBox="0 0 87 744" draw:points="0,0 0,744 87,744 87,0">
          <text:p/>
        </draw:polygon>
        <draw:polygon draw:style-name="gr105" draw:text-style-name="P106" draw:layer="layout" svg:width="0.086cm" svg:height="0.743cm" svg:x="20.195cm" svg:y="6.275cm" svg:viewBox="0 0 87 744" draw:points="0,0 0,744 87,744 87,0">
          <text:p/>
        </draw:polygon>
        <draw:polygon draw:style-name="gr105" draw:text-style-name="P106" draw:layer="layout" svg:width="0.086cm" svg:height="0.743cm" svg:x="20.281cm" svg:y="6.275cm" svg:viewBox="0 0 87 744" draw:points="0,0 0,744 87,744 87,0">
          <text:p/>
        </draw:polygon>
        <draw:polygon draw:style-name="gr105" draw:text-style-name="P106" draw:layer="layout" svg:width="0.087cm" svg:height="0.743cm" svg:x="20.367cm" svg:y="6.275cm" svg:viewBox="0 0 88 744" draw:points="0,0 0,744 88,744 88,0">
          <text:p/>
        </draw:polygon>
        <draw:polygon draw:style-name="gr105" draw:text-style-name="P106" draw:layer="layout" svg:width="0.086cm" svg:height="0.743cm" svg:x="20.454cm" svg:y="6.275cm" svg:viewBox="0 0 87 744" draw:points="0,0 0,744 87,744 87,0">
          <text:p/>
        </draw:polygon>
        <draw:polygon draw:style-name="gr105" draw:text-style-name="P106" draw:layer="layout" svg:width="0.086cm" svg:height="0.743cm" svg:x="20.54cm" svg:y="6.275cm" svg:viewBox="0 0 87 744" draw:points="0,0 0,744 87,744 87,0">
          <text:p/>
        </draw:polygon>
        <draw:polygon draw:style-name="gr105" draw:text-style-name="P106" draw:layer="layout" svg:width="0.086cm" svg:height="0.743cm" svg:x="20.626cm" svg:y="6.275cm" svg:viewBox="0 0 87 744" draw:points="0,0 0,744 87,744 87,0">
          <text:p/>
        </draw:polygon>
        <draw:polygon draw:style-name="gr105" draw:text-style-name="P106" draw:layer="layout" svg:width="0.086cm" svg:height="0.743cm" svg:x="20.712cm" svg:y="6.275cm" svg:viewBox="0 0 87 744" draw:points="0,0 0,744 87,744 87,0">
          <text:p/>
        </draw:polygon>
        <draw:polygon draw:style-name="gr105" draw:text-style-name="P106" draw:layer="layout" svg:width="0.086cm" svg:height="0.743cm" svg:x="20.798cm" svg:y="6.275cm" svg:viewBox="0 0 87 744" draw:points="0,0 0,744 87,744 87,0">
          <text:p/>
        </draw:polygon>
        <draw:polygon draw:style-name="gr105" draw:text-style-name="P106" draw:layer="layout" svg:width="0.086cm" svg:height="0.743cm" svg:x="20.884cm" svg:y="6.275cm" svg:viewBox="0 0 87 744" draw:points="0,0 0,744 87,744 87,0">
          <text:p/>
        </draw:polygon>
        <draw:polygon draw:style-name="gr105" draw:text-style-name="P106" draw:layer="layout" svg:width="0.086cm" svg:height="0.743cm" svg:x="20.97cm" svg:y="6.275cm" svg:viewBox="0 0 87 744" draw:points="0,0 0,744 87,744 87,0">
          <text:p/>
        </draw:polygon>
        <draw:polygon draw:style-name="gr105" draw:text-style-name="P106" draw:layer="layout" svg:width="0.088cm" svg:height="0.743cm" svg:x="21.056cm" svg:y="6.275cm" svg:viewBox="0 0 89 744" draw:points="0,0 0,744 89,744 89,0">
          <text:p/>
        </draw:polygon>
        <draw:polygon draw:style-name="gr105" draw:text-style-name="P106" draw:layer="layout" svg:width="0.086cm" svg:height="0.743cm" svg:x="21.143cm" svg:y="6.275cm" svg:viewBox="0 0 87 744" draw:points="0,0 0,744 87,744 87,0">
          <text:p/>
        </draw:polygon>
        <draw:polygon draw:style-name="gr105" draw:text-style-name="P106" draw:layer="layout" svg:width="0.086cm" svg:height="0.743cm" svg:x="21.229cm" svg:y="6.275cm" svg:viewBox="0 0 87 744" draw:points="0,0 0,744 87,744 87,0">
          <text:p/>
        </draw:polygon>
        <draw:polygon draw:style-name="gr105" draw:text-style-name="P106" draw:layer="layout" svg:width="0.086cm" svg:height="0.743cm" svg:x="21.315cm" svg:y="6.275cm" svg:viewBox="0 0 87 744" draw:points="0,0 0,744 87,744 87,0">
          <text:p/>
        </draw:polygon>
        <draw:polygon draw:style-name="gr110" draw:text-style-name="P111" draw:layer="layout" svg:width="0.086cm" svg:height="0.743cm" svg:x="21.401cm" svg:y="6.275cm" svg:viewBox="0 0 87 744" draw:points="0,0 0,744 87,744 87,0">
          <text:p/>
        </draw:polygon>
        <draw:polygon draw:style-name="gr122" draw:text-style-name="P123" draw:layer="layout" svg:width="0.086cm" svg:height="0.743cm" svg:x="21.487cm" svg:y="6.275cm" svg:viewBox="0 0 87 744" draw:points="0,0 0,744 87,744 87,0">
          <text:p/>
        </draw:polygon>
        <draw:polygon draw:style-name="gr123" draw:text-style-name="P124" draw:layer="layout" svg:width="0.086cm" svg:height="0.743cm" svg:x="21.573cm" svg:y="6.275cm" svg:viewBox="0 0 87 744" draw:points="0,0 0,744 87,744 87,0">
          <text:p/>
        </draw:polygon>
        <draw:polygon draw:style-name="gr124" draw:text-style-name="P125" draw:layer="layout" svg:width="0.086cm" svg:height="0.743cm" svg:x="21.659cm" svg:y="6.275cm" svg:viewBox="0 0 87 744" draw:points="0,0 0,744 87,744 87,0">
          <text:p/>
        </draw:polygon>
        <draw:polygon draw:style-name="gr125" draw:text-style-name="P126" draw:layer="layout" svg:width="0.087cm" svg:height="0.743cm" svg:x="21.745cm" svg:y="6.275cm" svg:viewBox="0 0 88 744" draw:points="0,0 0,744 88,744 88,0">
          <text:p/>
        </draw:polygon>
        <draw:polygon draw:style-name="gr125" draw:text-style-name="P126" draw:layer="layout" svg:width="0.086cm" svg:height="0.743cm" svg:x="21.832cm" svg:y="6.275cm" svg:viewBox="0 0 87 744" draw:points="0,0 0,744 87,744 87,0">
          <text:p/>
        </draw:polygon>
        <draw:polygon draw:style-name="gr125" draw:text-style-name="P126" draw:layer="layout" svg:width="0.086cm" svg:height="0.743cm" svg:x="21.918cm" svg:y="6.275cm" svg:viewBox="0 0 87 744" draw:points="0,0 0,744 87,744 87,0">
          <text:p/>
        </draw:polygon>
        <draw:polygon draw:style-name="gr125" draw:text-style-name="P126" draw:layer="layout" svg:width="0.086cm" svg:height="0.743cm" svg:x="22.004cm" svg:y="6.275cm" svg:viewBox="0 0 87 744" draw:points="0,0 0,744 87,744 87,0">
          <text:p/>
        </draw:polygon>
        <draw:polygon draw:style-name="gr125" draw:text-style-name="P126" draw:layer="layout" svg:width="0.086cm" svg:height="0.743cm" svg:x="22.09cm" svg:y="6.275cm" svg:viewBox="0 0 87 744" draw:points="0,0 0,744 87,744 87,0">
          <text:p/>
        </draw:polygon>
        <draw:polygon draw:style-name="gr125" draw:text-style-name="P126" draw:layer="layout" svg:width="0.086cm" svg:height="0.743cm" svg:x="22.176cm" svg:y="6.275cm" svg:viewBox="0 0 87 744" draw:points="0,0 0,744 87,744 87,0">
          <text:p/>
        </draw:polygon>
        <draw:polygon draw:style-name="gr125" draw:text-style-name="P126" draw:layer="layout" svg:width="0.086cm" svg:height="0.743cm" svg:x="22.262cm" svg:y="6.275cm" svg:viewBox="0 0 87 744" draw:points="0,0 0,744 87,744 87,0">
          <text:p/>
        </draw:polygon>
        <draw:polygon draw:style-name="gr125" draw:text-style-name="P126" draw:layer="layout" svg:width="0.086cm" svg:height="0.743cm" svg:x="22.348cm" svg:y="6.275cm" svg:viewBox="0 0 87 744" draw:points="0,0 0,744 87,744 87,0">
          <text:p/>
        </draw:polygon>
        <draw:polygon draw:style-name="gr125" draw:text-style-name="P126" draw:layer="layout" svg:width="0.086cm" svg:height="0.743cm" svg:x="22.434cm" svg:y="6.275cm" svg:viewBox="0 0 87 744" draw:points="0,0 0,744 87,744 87,0">
          <text:p/>
        </draw:polygon>
        <draw:polygon draw:style-name="gr125" draw:text-style-name="P126" draw:layer="layout" svg:width="0.087cm" svg:height="0.743cm" svg:x="22.52cm" svg:y="6.275cm" svg:viewBox="0 0 88 744" draw:points="0,0 0,744 88,744 88,0">
          <text:p/>
        </draw:polygon>
        <draw:polygon draw:style-name="gr126" draw:text-style-name="P127" draw:layer="layout" svg:width="0.086cm" svg:height="0.743cm" svg:x="22.607cm" svg:y="6.275cm" svg:viewBox="0 0 87 744" draw:points="0,0 0,744 87,744 87,0">
          <text:p/>
        </draw:polygon>
        <draw:polygon draw:style-name="gr127" draw:text-style-name="P128" draw:layer="layout" svg:width="0.086cm" svg:height="0.743cm" svg:x="22.693cm" svg:y="6.275cm" svg:viewBox="0 0 87 744" draw:points="0,0 0,744 87,744 87,0">
          <text:p/>
        </draw:polygon>
        <draw:polygon draw:style-name="gr128" draw:text-style-name="P129" draw:layer="layout" svg:width="0.086cm" svg:height="0.743cm" svg:x="22.779cm" svg:y="6.275cm" svg:viewBox="0 0 87 744" draw:points="0,0 0,744 87,744 87,0">
          <text:p/>
        </draw:polygon>
        <draw:polygon draw:style-name="gr129" draw:text-style-name="P130" draw:layer="layout" svg:width="0.086cm" svg:height="0.743cm" svg:x="22.865cm" svg:y="6.275cm" svg:viewBox="0 0 87 744" draw:points="0,0 0,744 87,744 87,0">
          <text:p/>
        </draw:polygon>
        <draw:polygon draw:style-name="gr130" draw:text-style-name="P131" draw:layer="layout" svg:width="0.086cm" svg:height="0.743cm" svg:x="22.951cm" svg:y="6.275cm" svg:viewBox="0 0 87 744" draw:points="0,0 0,744 87,744 87,0">
          <text:p/>
        </draw:polygon>
        <draw:polygon draw:style-name="gr106" draw:text-style-name="P107" draw:layer="layout" svg:width="0.086cm" svg:height="0.743cm" svg:x="23.037cm" svg:y="6.275cm" svg:viewBox="0 0 87 744" draw:points="0,0 0,744 87,744 87,0">
          <text:p/>
        </draw:polygon>
        <draw:polygon draw:style-name="gr120" draw:text-style-name="P121" draw:layer="layout" svg:width="0.086cm" svg:height="0.743cm" svg:x="23.123cm" svg:y="6.275cm" svg:viewBox="0 0 87 744" draw:points="0,0 0,744 87,744 87,0">
          <text:p/>
        </draw:polygon>
        <draw:polygon draw:style-name="gr121" draw:text-style-name="P122" draw:layer="layout" svg:width="0.087cm" svg:height="0.743cm" svg:x="23.209cm" svg:y="6.275cm" svg:viewBox="0 0 88 744" draw:points="0,0 0,744 88,744 88,0">
          <text:p/>
        </draw:polygon>
        <draw:polygon draw:style-name="gr105" draw:text-style-name="P106" draw:layer="layout" svg:width="0.086cm" svg:height="0.743cm" svg:x="23.296cm" svg:y="6.275cm" svg:viewBox="0 0 87 744" draw:points="0,0 0,744 87,744 87,0">
          <text:p/>
        </draw:polygon>
        <draw:polygon draw:style-name="gr121" draw:text-style-name="P122" draw:layer="layout" svg:width="0.086cm" svg:height="0.743cm" svg:x="23.382cm" svg:y="6.275cm" svg:viewBox="0 0 87 744" draw:points="0,0 0,744 87,744 87,0">
          <text:p/>
        </draw:polygon>
        <draw:polygon draw:style-name="gr105" draw:text-style-name="P106" draw:layer="layout" svg:width="0.086cm" svg:height="0.743cm" svg:x="23.468cm" svg:y="6.275cm" svg:viewBox="0 0 87 744" draw:points="0,0 0,744 87,744 87,0">
          <text:p/>
        </draw:polygon>
        <draw:polygon draw:style-name="gr68" draw:text-style-name="P71" draw:layer="layout" svg:width="0cm" svg:height="0.123cm" svg:x="18.085cm" svg:y="7.018cm" svg:viewBox="0 0 0 124" draw:points="0,0 0,124">
          <text:p/>
        </draw:polygon>
        <draw:line draw:style-name="gr69" draw:text-style-name="P72" draw:layer="layout" svg:x1="18.085cm" svg:y1="7.018cm" svg:x2="18.085cm" svg:y2="7.142cm">
          <text:p/>
        </draw:line>
        <draw:polygon draw:style-name="gr68" draw:text-style-name="P71" draw:layer="layout" svg:width="0cm" svg:height="0.123cm" svg:x="18.516cm" svg:y="7.018cm" svg:viewBox="0 0 0 124" draw:points="0,0 0,124">
          <text:p/>
        </draw:polygon>
        <draw:line draw:style-name="gr69" draw:text-style-name="P72" draw:layer="layout" svg:x1="18.516cm" svg:y1="7.018cm" svg:x2="18.516cm" svg:y2="7.142cm">
          <text:p/>
        </draw:line>
        <draw:frame draw:style-name="gr1" draw:text-style-name="P2" draw:layer="layout" svg:width="0.352cm" svg:height="0.39cm" svg:x="17.998cm" svg:y="7.196cm">
          <draw:text-box>
            <text:p text:style-name="P1"><text:span text:style-name="T1">0</text:span></text:p>
          </draw:text-box>
        </draw:frame>
        <draw:polygon draw:style-name="gr68" draw:text-style-name="P71" draw:layer="layout" svg:width="0cm" svg:height="0.123cm" svg:x="18.946cm" svg:y="7.018cm" svg:viewBox="0 0 0 124" draw:points="0,0 0,124">
          <text:p/>
        </draw:polygon>
        <draw:line draw:style-name="gr69" draw:text-style-name="P72" draw:layer="layout" svg:x1="18.946cm" svg:y1="7.018cm" svg:x2="18.946cm" svg:y2="7.142cm">
          <text:p/>
        </draw:line>
        <draw:polygon draw:style-name="gr68" draw:text-style-name="P71" draw:layer="layout" svg:width="0cm" svg:height="0.123cm" svg:x="19.377cm" svg:y="7.018cm" svg:viewBox="0 0 0 124" draw:points="0,0 0,124">
          <text:p/>
        </draw:polygon>
        <draw:line draw:style-name="gr69" draw:text-style-name="P72" draw:layer="layout" svg:x1="19.377cm" svg:y1="7.018cm" svg:x2="19.377cm" svg:y2="7.142cm">
          <text:p/>
        </draw:line>
        <draw:polygon draw:style-name="gr68" draw:text-style-name="P71" draw:layer="layout" svg:width="0cm" svg:height="0.123cm" svg:x="19.808cm" svg:y="7.018cm" svg:viewBox="0 0 0 124" draw:points="0,0 0,124">
          <text:p/>
        </draw:polygon>
        <draw:line draw:style-name="gr69" draw:text-style-name="P72" draw:layer="layout" svg:x1="19.808cm" svg:y1="7.018cm" svg:x2="19.808cm" svg:y2="7.142cm">
          <text:p/>
        </draw:line>
        <draw:polygon draw:style-name="gr68" draw:text-style-name="P71" draw:layer="layout" svg:width="0cm" svg:height="0.123cm" svg:x="20.238cm" svg:y="7.018cm" svg:viewBox="0 0 0 124" draw:points="0,0 0,124">
          <text:p/>
        </draw:polygon>
        <draw:line draw:style-name="gr69" draw:text-style-name="P72" draw:layer="layout" svg:x1="20.238cm" svg:y1="7.018cm" svg:x2="20.238cm" svg:y2="7.142cm">
          <text:p/>
        </draw:line>
        <draw:polygon draw:style-name="gr68" draw:text-style-name="P71" draw:layer="layout" svg:width="0cm" svg:height="0.123cm" svg:x="20.669cm" svg:y="7.018cm" svg:viewBox="0 0 0 124" draw:points="0,0 0,124">
          <text:p/>
        </draw:polygon>
        <draw:line draw:style-name="gr69" draw:text-style-name="P72" draw:layer="layout" svg:x1="20.669cm" svg:y1="7.018cm" svg:x2="20.669cm" svg:y2="7.142cm">
          <text:p/>
        </draw:line>
        <draw:polygon draw:style-name="gr68" draw:text-style-name="P71" draw:layer="layout" svg:width="0cm" svg:height="0.123cm" svg:x="21.099cm" svg:y="7.018cm" svg:viewBox="0 0 0 124" draw:points="0,0 0,124">
          <text:p/>
        </draw:polygon>
        <draw:line draw:style-name="gr69" draw:text-style-name="P72" draw:layer="layout" svg:x1="21.099cm" svg:y1="7.018cm" svg:x2="21.099cm" svg:y2="7.142cm">
          <text:p/>
        </draw:line>
        <draw:polygon draw:style-name="gr68" draw:text-style-name="P71" draw:layer="layout" svg:width="0cm" svg:height="0.123cm" svg:x="21.53cm" svg:y="7.018cm" svg:viewBox="0 0 0 124" draw:points="0,0 0,124">
          <text:p/>
        </draw:polygon>
        <draw:line draw:style-name="gr69" draw:text-style-name="P72" draw:layer="layout" svg:x1="21.53cm" svg:y1="7.018cm" svg:x2="21.53cm" svg:y2="7.142cm">
          <text:p/>
        </draw:line>
        <draw:polygon draw:style-name="gr68" draw:text-style-name="P71" draw:layer="layout" svg:width="0cm" svg:height="0.123cm" svg:x="21.961cm" svg:y="7.018cm" svg:viewBox="0 0 0 124" draw:points="0,0 0,124">
          <text:p/>
        </draw:polygon>
        <draw:line draw:style-name="gr69" draw:text-style-name="P72" draw:layer="layout" svg:x1="21.961cm" svg:y1="7.018cm" svg:x2="21.961cm" svg:y2="7.142cm">
          <text:p/>
        </draw:line>
        <draw:polygon draw:style-name="gr68" draw:text-style-name="P71" draw:layer="layout" svg:width="0cm" svg:height="0.123cm" svg:x="22.391cm" svg:y="7.018cm" svg:viewBox="0 0 0 124" draw:points="0,0 0,124">
          <text:p/>
        </draw:polygon>
        <draw:line draw:style-name="gr69" draw:text-style-name="P72" draw:layer="layout" svg:x1="22.391cm" svg:y1="7.018cm" svg:x2="22.391cm" svg:y2="7.142cm">
          <text:p/>
        </draw:line>
        <draw:polygon draw:style-name="gr68" draw:text-style-name="P71" draw:layer="layout" svg:width="0cm" svg:height="0.123cm" svg:x="22.822cm" svg:y="7.018cm" svg:viewBox="0 0 0 124" draw:points="0,0 0,124">
          <text:p/>
        </draw:polygon>
        <draw:line draw:style-name="gr69" draw:text-style-name="P72" draw:layer="layout" svg:x1="22.822cm" svg:y1="7.018cm" svg:x2="22.822cm" svg:y2="7.142cm">
          <text:p/>
        </draw:line>
        <draw:frame draw:style-name="gr1" draw:text-style-name="P2" draw:layer="layout" svg:width="4.625cm" svg:height="0.39cm" svg:x="18.428cm" svg:y="7.196cm">
          <draw:text-box>
            <text:p text:style-name="P1"><text:span text:style-name="T1">5 10 15 20 25 30 35 40 45 50 55</text:span></text:p>
          </draw:text-box>
        </draw:frame>
        <draw:polygon draw:style-name="gr68" draw:text-style-name="P71" draw:layer="layout" svg:width="0.122cm" svg:height="0cm" svg:x="17.919cm" svg:y="2.931cm" svg:viewBox="0 0 123 0" draw:points="123,0 0,0">
          <text:p/>
        </draw:polygon>
        <draw:line draw:style-name="gr69" draw:text-style-name="P72" draw:layer="layout" svg:x1="18.042cm" svg:y1="2.931cm" svg:x2="17.919cm" svg:y2="2.931cm">
          <text:p/>
        </draw:line>
        <draw:polygon draw:style-name="gr68" draw:text-style-name="P71" draw:layer="layout" svg:width="0.122cm" svg:height="0cm" svg:x="17.919cm" svg:y="3.674cm" svg:viewBox="0 0 123 0" draw:points="123,0 0,0">
          <text:p/>
        </draw:polygon>
        <draw:line draw:style-name="gr69" draw:text-style-name="P72" draw:layer="layout" svg:x1="18.042cm" svg:y1="3.674cm" svg:x2="17.919cm" svg:y2="3.674cm">
          <text:p/>
        </draw:line>
        <draw:polygon draw:style-name="gr68" draw:text-style-name="P71" draw:layer="layout" svg:width="0.122cm" svg:height="0cm" svg:x="17.919cm" svg:y="4.417cm" svg:viewBox="0 0 123 0" draw:points="123,0 0,0">
          <text:p/>
        </draw:polygon>
        <draw:line draw:style-name="gr69" draw:text-style-name="P72" draw:layer="layout" svg:x1="18.042cm" svg:y1="4.417cm" svg:x2="17.919cm" svg:y2="4.417cm">
          <text:p/>
        </draw:line>
        <draw:polygon draw:style-name="gr68" draw:text-style-name="P71" draw:layer="layout" svg:width="0.122cm" svg:height="0cm" svg:x="17.919cm" svg:y="5.16cm" svg:viewBox="0 0 123 0" draw:points="123,0 0,0">
          <text:p/>
        </draw:polygon>
        <draw:line draw:style-name="gr69" draw:text-style-name="P72" draw:layer="layout" svg:x1="18.042cm" svg:y1="5.16cm" svg:x2="17.919cm" svg:y2="5.16cm">
          <text:p/>
        </draw:line>
        <draw:polygon draw:style-name="gr68" draw:text-style-name="P71" draw:layer="layout" svg:width="0.122cm" svg:height="0cm" svg:x="17.919cm" svg:y="5.903cm" svg:viewBox="0 0 123 0" draw:points="123,0 0,0">
          <text:p/>
        </draw:polygon>
        <draw:line draw:style-name="gr69" draw:text-style-name="P72" draw:layer="layout" svg:x1="18.042cm" svg:y1="5.903cm" svg:x2="17.919cm" svg:y2="5.903cm">
          <text:p/>
        </draw:line>
        <draw:polygon draw:style-name="gr68" draw:text-style-name="P71" draw:layer="layout" svg:width="0.122cm" svg:height="0cm" svg:x="17.919cm" svg:y="6.647cm" svg:viewBox="0 0 123 0" draw:points="123,0 0,0">
          <text:p/>
        </draw:polygon>
        <draw:line draw:style-name="gr69" draw:text-style-name="P72" draw:layer="layout" svg:x1="18.042cm" svg:y1="6.647cm" svg:x2="17.919cm" svg:y2="6.647cm">
          <text:p/>
        </draw:line>
        <draw:line draw:style-name="gr70" draw:text-style-name="P72" draw:layer="layout" svg:x1="18.042cm" svg:y1="7.018cm" svg:x2="18.042cm" svg:y2="2.559cm">
          <text:p/>
        </draw:line>
        <draw:line draw:style-name="gr70" draw:text-style-name="P72" draw:layer="layout" svg:x1="23.554cm" svg:y1="7.018cm" svg:x2="23.554cm" svg:y2="2.559cm">
          <text:p/>
        </draw:line>
        <draw:line draw:style-name="gr70" draw:text-style-name="P72" draw:layer="layout" svg:x1="18.042cm" svg:y1="7.018cm" svg:x2="23.554cm" svg:y2="7.018cm">
          <text:p/>
        </draw:line>
        <draw:line draw:style-name="gr70" draw:text-style-name="P72" draw:layer="layout" svg:x1="18.042cm" svg:y1="2.559cm" svg:x2="23.554cm" svg:y2="2.559cm">
          <text:p/>
        </draw:line>
        <draw:polygon draw:style-name="gr9" draw:text-style-name="P12" draw:layer="layout" svg:width="0.223cm" svg:height="4.459cm" svg:x="23.898cm" svg:y="2.559cm" svg:viewBox="0 0 224 4460" draw:points="0,4460 224,4460 224,0 0,0">
          <text:p/>
        </draw:polygon>
        <draw:frame draw:style-name="gr71" draw:text-style-name="P72" draw:layer="layout" svg:width="0.228cm" svg:height="4.457cm" svg:x="23.897cm" svg:y="2.549cm">
          <draw:image xlink:href="Pictures/10000000000000120000015F82365475875EF4B2.png" xlink:type="simple" xlink:show="embed" xlink:actuate="onLoad" loext:mime-type="image/png">
            <text:p/>
          </draw:image>
        </draw:frame>
        <draw:polygon draw:style-name="gr68" draw:text-style-name="P71" draw:layer="layout" svg:width="0.123cm" svg:height="0cm" svg:x="24.121cm" svg:y="7.018cm" svg:viewBox="0 0 124 0" draw:points="0,0 124,0">
          <text:p/>
        </draw:polygon>
        <draw:line draw:style-name="gr69" draw:text-style-name="P72" draw:layer="layout" svg:x1="24.121cm" svg:y1="7.018cm" svg:x2="24.245cm" svg:y2="7.018cm">
          <text:p/>
        </draw:line>
        <draw:polygon draw:style-name="gr68" draw:text-style-name="P71" draw:layer="layout" svg:width="0.123cm" svg:height="0cm" svg:x="24.121cm" svg:y="6.126cm" svg:viewBox="0 0 124 0" draw:points="0,0 124,0">
          <text:p/>
        </draw:polygon>
        <draw:line draw:style-name="gr69" draw:text-style-name="P72" draw:layer="layout" svg:x1="24.121cm" svg:y1="6.126cm" svg:x2="24.245cm" svg:y2="6.126cm">
          <text:p/>
        </draw:line>
        <draw:frame draw:style-name="gr1" draw:text-style-name="P2" draw:layer="layout" svg:width="0.447cm" svg:height="0.39cm" svg:x="24.369cm" svg:y="6.827cm">
          <draw:text-box>
            <text:p text:style-name="P1"><text:span text:style-name="T1">0.0</text:span></text:p>
          </draw:text-box>
        </draw:frame>
        <draw:polygon draw:style-name="gr68" draw:text-style-name="P71" draw:layer="layout" svg:width="0.123cm" svg:height="0cm" svg:x="24.121cm" svg:y="5.234cm" svg:viewBox="0 0 124 0" draw:points="0,0 124,0">
          <text:p/>
        </draw:polygon>
        <draw:line draw:style-name="gr69" draw:text-style-name="P72" draw:layer="layout" svg:x1="24.121cm" svg:y1="5.234cm" svg:x2="24.245cm" svg:y2="5.234cm">
          <text:p/>
        </draw:line>
        <draw:frame draw:style-name="gr1" draw:text-style-name="P2" draw:layer="layout" svg:width="0.447cm" svg:height="0.39cm" svg:x="24.369cm" svg:y="5.935cm">
          <draw:text-box>
            <text:p text:style-name="P1"><text:span text:style-name="T1">0.1</text:span></text:p>
          </draw:text-box>
        </draw:frame>
        <draw:polygon draw:style-name="gr68" draw:text-style-name="P71" draw:layer="layout" svg:width="0.123cm" svg:height="0cm" svg:x="24.121cm" svg:y="4.343cm" svg:viewBox="0 0 124 0" draw:points="0,0 124,0">
          <text:p/>
        </draw:polygon>
        <draw:line draw:style-name="gr69" draw:text-style-name="P72" draw:layer="layout" svg:x1="24.121cm" svg:y1="4.343cm" svg:x2="24.245cm" svg:y2="4.343cm">
          <text:p/>
        </draw:line>
        <draw:frame draw:style-name="gr1" draw:text-style-name="P2" draw:layer="layout" svg:width="0.447cm" svg:height="0.39cm" svg:x="24.369cm" svg:y="5.043cm">
          <draw:text-box>
            <text:p text:style-name="P1"><text:span text:style-name="T1">0.2</text:span></text:p>
          </draw:text-box>
        </draw:frame>
        <draw:polygon draw:style-name="gr68" draw:text-style-name="P71" draw:layer="layout" svg:width="0.123cm" svg:height="0cm" svg:x="24.121cm" svg:y="3.451cm" svg:viewBox="0 0 124 0" draw:points="0,0 124,0">
          <text:p/>
        </draw:polygon>
        <draw:line draw:style-name="gr69" draw:text-style-name="P72" draw:layer="layout" svg:x1="24.121cm" svg:y1="3.451cm" svg:x2="24.245cm" svg:y2="3.451cm">
          <text:p/>
        </draw:line>
        <draw:frame draw:style-name="gr1" draw:text-style-name="P2" draw:layer="layout" svg:width="0.447cm" svg:height="0.39cm" svg:x="24.369cm" svg:y="4.151cm">
          <draw:text-box>
            <text:p text:style-name="P1"><text:span text:style-name="T1">0.3</text:span></text:p>
          </draw:text-box>
        </draw:frame>
        <draw:polygon draw:style-name="gr68" draw:text-style-name="P71" draw:layer="layout" svg:width="0.123cm" svg:height="0cm" svg:x="24.121cm" svg:y="2.559cm" svg:viewBox="0 0 124 0" draw:points="0,0 124,0">
          <text:p/>
        </draw:polygon>
        <draw:line draw:style-name="gr69" draw:text-style-name="P72" draw:layer="layout" svg:x1="24.121cm" svg:y1="2.559cm" svg:x2="24.245cm" svg:y2="2.559cm">
          <text:p/>
        </draw:line>
        <draw:frame draw:style-name="gr1" draw:text-style-name="P2" draw:layer="layout" svg:width="0.447cm" svg:height="0.39cm" svg:x="24.369cm" svg:y="3.259cm">
          <draw:text-box>
            <text:p text:style-name="P1"><text:span text:style-name="T1">0.4</text:span></text:p>
          </draw:text-box>
        </draw:frame>
        <draw:polygon draw:style-name="gr70" draw:text-style-name="P72" draw:layer="layout" svg:width="0.223cm" svg:height="4.459cm" svg:x="23.898cm" svg:y="2.559cm" svg:viewBox="0 0 224 4460" draw:points="0,4460 113,4460 224,4460 224,0 113,0 0,0">
          <text:p/>
        </draw:polygon>
        <draw:frame draw:style-name="gr1" draw:text-style-name="P2" draw:layer="layout" svg:width="0.447cm" svg:height="0.39cm" svg:x="24.369cm" svg:y="2.368cm">
          <draw:text-box>
            <text:p text:style-name="P1"><text:span text:style-name="T1">0.5</text:span></text:p>
          </draw:text-box>
        </draw:frame>
        <draw:frame draw:style-name="gr1" draw:text-style-name="P2" draw:layer="layout" svg:width="0.352cm" svg:height="0.39cm" svg:x="23.884cm" svg:y="7.134cm">
          <draw:text-box>
            <text:p text:style-name="P1"><text:span text:style-name="T1">IE</text:span></text:p>
          </draw:text-box>
        </draw:frame>
        <draw:frame draw:style-name="gr1" draw:text-style-name="P2" draw:layer="layout" svg:width="5.37cm" svg:height="0.39cm" svg:x="10.781cm" svg:y="7.657cm">
          <draw:text-box>
            <text:p text:style-name="P1"><text:span text:style-name="T1">center of interval of 10 patched layers</text:span></text:p>
          </draw:text-box>
        </draw:frame>
        <draw:frame draw:style-name="gr1" draw:text-style-name="P2" draw:layer="layout" svg:width="5.37cm" svg:height="0.39cm" svg:x="18.281cm" svg:y="7.657cm">
          <draw:text-box>
            <text:p text:style-name="P1"><text:span text:style-name="T1">center of interval of 10 patched layer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1.877cm" fo:page-height="11.5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6T13:06:42.218789169</dc:date>
    <meta:editing-duration>PT2M49S</meta:editing-duration>
    <meta:editing-cycles>1</meta:editing-cycles>
    <meta:document-statistic meta:object-count="994"/>
    <meta:generator>LibreOffice/6.4.7.2$Linux_X86_64 LibreOffice_project/40$Build-2</meta:generator>
  </office:meta>
</office:document-meta>
</file>